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3.039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099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78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Donne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Superficie</text:p>
            <text:p>En km² </text:p>
          </table:table-cell>
          <table:table-cell office:value-type="string" calcext:value-type="string">
            <text:p>PIB par habitants</text:p>
          </table:table-cell>
          <table:table-cell office:value-type="string" calcext:value-type="string">
            <text:p>espérance de vie</text:p>
          </table:table-cell>
          <table:table-cell office:value-type="string" calcext:value-type="string">
            <text:p>Ressource en eau</text:p>
            <text:p>Milliards de m³ </text:p>
          </table:table-cell>
          <table:table-cell office:value-type="string" calcext:value-type="string">
            <text:p>nb. habitants</text:p>
          </table:table-cell>
        </table:table-row>
        <table:table-row table:style-name="ro2">
          <table:table-cell office:value-type="string" calcext:value-type="string">
            <text:p> Afghanistan</text:p>
          </table:table-cell>
          <table:table-cell office:value-type="float" office:value="652090" calcext:value-type="float">
            <text:p>652090</text:p>
          </table:table-cell>
          <table:table-cell office:value-type="float" office:value="615" calcext:value-type="float">
            <text:p>615</text:p>
          </table:table-cell>
          <table:table-cell office:value-type="float" office:value="60.03" calcext:value-type="float">
            <text:p>60,03</text:p>
          </table:table-cell>
          <table:table-cell office:value-type="float" office:value="47.15" calcext:value-type="float">
            <text:p>47,15</text:p>
          </table:table-cell>
          <table:table-cell office:value-type="float" office:value="31627506" calcext:value-type="float">
            <text:p>31627506</text:p>
          </table:table-cell>
        </table:table-row>
        <table:table-row table:style-name="ro2">
          <table:table-cell office:value-type="string" calcext:value-type="string">
            <text:p> Afrique du Sud</text:p>
          </table:table-cell>
          <table:table-cell office:value-type="float" office:value="1221037" calcext:value-type="float">
            <text:p>1221037</text:p>
          </table:table-cell>
          <table:table-cell office:value-type="float" office:value="5784" calcext:value-type="float">
            <text:p>5784</text:p>
          </table:table-cell>
          <table:table-cell office:value-type="float" office:value="56.74" calcext:value-type="float">
            <text:p>56,74</text:p>
          </table:table-cell>
          <table:table-cell office:value-type="float" office:value="44.8" calcext:value-type="float">
            <text:p>44,8</text:p>
          </table:table-cell>
          <table:table-cell office:value-type="float" office:value="54001953" calcext:value-type="float">
            <text:p>54001953</text:p>
          </table:table-cell>
        </table:table-row>
        <table:table-row table:style-name="ro2">
          <table:table-cell office:value-type="string" calcext:value-type="string">
            <text:p> Albanie</text:p>
          </table:table-cell>
          <table:table-cell office:value-type="float" office:value="28748" calcext:value-type="float">
            <text:p>28748</text:p>
          </table:table-cell>
          <table:table-cell office:value-type="float" office:value="4200" calcext:value-type="float">
            <text:p>4200</text:p>
          </table:table-cell>
          <table:table-cell office:value-type="float" office:value="77.54" calcext:value-type="float">
            <text:p>77,54</text:p>
          </table:table-cell>
          <table:table-cell office:value-type="float" office:value="26.9" calcext:value-type="float">
            <text:p>26,9</text:p>
          </table:table-cell>
          <table:table-cell office:value-type="float" office:value="2894475" calcext:value-type="float">
            <text:p>2894475</text:p>
          </table:table-cell>
        </table:table-row>
        <table:table-row table:style-name="ro2">
          <table:table-cell office:value-type="string" calcext:value-type="string">
            <text:p> Algérie</text:p>
          </table:table-cell>
          <table:table-cell office:value-type="float" office:value="2381743" calcext:value-type="float">
            <text:p>2381743</text:p>
          </table:table-cell>
          <table:table-cell office:value-type="float" office:value="4345" calcext:value-type="float">
            <text:p>4345</text:p>
          </table:table-cell>
          <table:table-cell office:value-type="float" office:value="74.57" calcext:value-type="float">
            <text:p>74,57</text:p>
          </table:table-cell>
          <table:table-cell office:value-type="float" office:value="11.25" calcext:value-type="float">
            <text:p>11,25</text:p>
          </table:table-cell>
          <table:table-cell office:value-type="float" office:value="38934334" calcext:value-type="float">
            <text:p>38934334</text:p>
          </table:table-cell>
        </table:table-row>
        <table:table-row table:style-name="ro2">
          <table:table-cell office:value-type="string" calcext:value-type="string">
            <text:p> Allemagne</text:p>
          </table:table-cell>
          <table:table-cell office:value-type="float" office:value="357114" calcext:value-type="float">
            <text:p>357114</text:p>
          </table:table-cell>
          <table:table-cell office:value-type="float" office:value="41267" calcext:value-type="float">
            <text:p>41267</text:p>
          </table:table-cell>
          <table:table-cell office:value-type="float" office:value="81.04" calcext:value-type="float">
            <text:p>81,04</text:p>
          </table:table-cell>
          <table:table-cell office:value-type="float" office:value="107" calcext:value-type="float">
            <text:p>107</text:p>
          </table:table-cell>
          <table:table-cell office:value-type="float" office:value="80889505" calcext:value-type="float">
            <text:p>80889505</text:p>
          </table:table-cell>
        </table:table-row>
        <table:table-row table:style-name="ro2">
          <table:table-cell office:value-type="string" calcext:value-type="string">
            <text:p> Angola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4062" calcext:value-type="float">
            <text:p>4062</text:p>
          </table:table-cell>
          <table:table-cell office:value-type="float" office:value="51.87" calcext:value-type="float">
            <text:p>51,87</text:p>
          </table:table-cell>
          <table:table-cell office:value-type="float" office:value="148" calcext:value-type="float">
            <text:p>148</text:p>
          </table:table-cell>
          <table:table-cell office:value-type="float" office:value="24227524" calcext:value-type="float">
            <text:p>24227524</text:p>
          </table:table-cell>
        </table:table-row>
        <table:table-row table:style-name="ro2">
          <table:table-cell office:value-type="string" calcext:value-type="string">
            <text:p> Antigua-et-Barbuda</text:p>
          </table:table-cell>
          <table:table-cell office:value-type="float" office:value="442" calcext:value-type="float">
            <text:p>442</text:p>
          </table:table-cell>
          <table:table-cell office:value-type="float" office:value="14391" calcext:value-type="float">
            <text:p>14391</text:p>
          </table:table-cell>
          <table:table-cell office:value-type="float" office:value="75.78" calcext:value-type="float">
            <text:p>75,78</text:p>
          </table:table-cell>
          <table:table-cell office:value-type="float" office:value="0.05" calcext:value-type="float">
            <text:p>0,05</text:p>
          </table:table-cell>
          <table:table-cell office:value-type="float" office:value="90900" calcext:value-type="float">
            <text:p>90900</text:p>
          </table:table-cell>
        </table:table-row>
        <table:table-row table:style-name="ro2">
          <table:table-cell office:value-type="string" calcext:value-type="string">
            <text:p> Arabie saoudite</text:p>
          </table:table-cell>
          <table:table-cell office:value-type="float" office:value="2149680" calcext:value-type="float">
            <text:p>2149680</text:p>
          </table:table-cell>
          <table:table-cell office:value-type="float" office:value="20139" calcext:value-type="float">
            <text:p>20139</text:p>
          </table:table-cell>
          <table:table-cell office:value-type="float" office:value="74.18" calcext:value-type="float">
            <text:p>74,18</text:p>
          </table:table-cell>
          <table:table-cell office:value-type="float" office:value="2.4" calcext:value-type="float">
            <text:p>2,4</text:p>
          </table:table-cell>
          <table:table-cell office:value-type="float" office:value="30886545" calcext:value-type="float">
            <text:p>30886545</text:p>
          </table:table-cell>
        </table:table-row>
        <table:table-row table:style-name="ro2">
          <table:table-cell office:value-type="string" calcext:value-type="string">
            <text:p> Argentine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13428" calcext:value-type="float">
            <text:p>13428</text:p>
          </table:table-cell>
          <table:table-cell office:value-type="float" office:value="75.99" calcext:value-type="float">
            <text:p>75,99</text:p>
          </table:table-cell>
          <table:table-cell office:value-type="float" office:value="292" calcext:value-type="float">
            <text:p>292</text:p>
          </table:table-cell>
          <table:table-cell office:value-type="float" office:value="42980026" calcext:value-type="float">
            <text:p>42980026</text:p>
          </table:table-cell>
        </table:table-row>
        <table:table-row table:style-name="ro2">
          <table:table-cell office:value-type="string" calcext:value-type="string">
            <text:p> Arménie</text:p>
          </table:table-cell>
          <table:table-cell office:value-type="float" office:value="29743" calcext:value-type="float">
            <text:p>29743</text:p>
          </table:table-cell>
          <table:table-cell office:value-type="float" office:value="3547" calcext:value-type="float">
            <text:p>3547</text:p>
          </table:table-cell>
          <table:table-cell office:value-type="float" office:value="74.56" calcext:value-type="float">
            <text:p>74,56</text:p>
          </table:table-cell>
          <table:table-cell office:value-type="float" office:value="6.86" calcext:value-type="float">
            <text:p>6,86</text:p>
          </table:table-cell>
          <table:table-cell office:value-type="float" office:value="3006154" calcext:value-type="float">
            <text:p>3006154</text:p>
          </table:table-cell>
        </table:table-row>
        <table:table-row table:style-name="ro2">
          <table:table-cell office:value-type="string" calcext:value-type="string">
            <text:p> Australie</text:p>
          </table:table-cell>
          <table:table-cell office:value-type="float" office:value="7692060" calcext:value-type="float">
            <text:p>7692060</text:p>
          </table:table-cell>
          <table:table-cell office:value-type="float" office:value="51642" calcext:value-type="float">
            <text:p>51642</text:p>
          </table:table-cell>
          <table:table-cell office:value-type="float" office:value="82.2" calcext:value-type="float">
            <text:p>82,2</text:p>
          </table:table-cell>
          <table:table-cell office:value-type="float" office:value="492" calcext:value-type="float">
            <text:p>492</text:p>
          </table:table-cell>
          <table:table-cell office:value-type="float" office:value="23490736" calcext:value-type="float">
            <text:p>23490736</text:p>
          </table:table-cell>
        </table:table-row>
        <table:table-row table:style-name="ro2">
          <table:table-cell office:value-type="string" calcext:value-type="string">
            <text:p> Autriche</text:p>
          </table:table-cell>
          <table:table-cell office:value-type="float" office:value="83871" calcext:value-type="float">
            <text:p>83871</text:p>
          </table:table-cell>
          <table:table-cell office:value-type="float" office:value="43547" calcext:value-type="float">
            <text:p>43547</text:p>
          </table:table-cell>
          <table:table-cell office:value-type="float" office:value="80.89" calcext:value-type="float">
            <text:p>80,89</text:p>
          </table:table-cell>
          <table:table-cell office:value-type="float" office:value="55" calcext:value-type="float">
            <text:p>55</text:p>
          </table:table-cell>
          <table:table-cell office:value-type="float" office:value="8534492" calcext:value-type="float">
            <text:p>8534492</text:p>
          </table:table-cell>
        </table:table-row>
        <table:table-row table:style-name="ro2">
          <table:table-cell office:value-type="string" calcext:value-type="string">
            <text:p> Azerbaïdjan</text:p>
          </table:table-cell>
          <table:table-cell office:value-type="float" office:value="86600" calcext:value-type="float">
            <text:p>86600</text:p>
          </table:table-cell>
          <table:table-cell office:value-type="float" office:value="6794" calcext:value-type="float">
            <text:p>6794</text:p>
          </table:table-cell>
          <table:table-cell office:value-type="float" office:value="70.69" calcext:value-type="float">
            <text:p>70,69</text:p>
          </table:table-cell>
          <table:table-cell office:value-type="float" office:value="8.12" calcext:value-type="float">
            <text:p>8,12</text:p>
          </table:table-cell>
          <table:table-cell office:value-type="float" office:value="9537823" calcext:value-type="float">
            <text:p>9537823</text:p>
          </table:table-cell>
        </table:table-row>
        <table:table-row table:style-name="ro2">
          <table:table-cell office:value-type="string" calcext:value-type="string">
            <text:p> Bahamas</text:p>
          </table:table-cell>
          <table:table-cell office:value-type="float" office:value="13943" calcext:value-type="float">
            <text:p>13943</text:p>
          </table:table-cell>
          <table:table-cell office:value-type="float" office:value="24394" calcext:value-type="float">
            <text:p>24394</text:p>
          </table:table-cell>
          <table:table-cell office:value-type="float" office:value="75.07" calcext:value-type="float">
            <text:p>75,07</text:p>
          </table:table-cell>
          <table:table-cell office:value-type="float" office:value="0.02" calcext:value-type="float">
            <text:p>0,02</text:p>
          </table:table-cell>
          <table:table-cell office:value-type="float" office:value="383054" calcext:value-type="float">
            <text:p>383054</text:p>
          </table:table-cell>
        </table:table-row>
        <table:table-row table:style-name="ro2">
          <table:table-cell office:value-type="string" calcext:value-type="string">
            <text:p> Bahreïn</text:p>
          </table:table-cell>
          <table:table-cell office:value-type="float" office:value="758" calcext:value-type="float">
            <text:p>758</text:p>
          </table:table-cell>
          <table:table-cell office:value-type="float" office:value="23899" calcext:value-type="float">
            <text:p>23899</text:p>
          </table:table-cell>
          <table:table-cell office:value-type="float" office:value="76.55" calcext:value-type="float">
            <text:p>76,55</text:p>
          </table:table-cell>
          <table:table-cell office:value-type="float" office:value="0" calcext:value-type="float">
            <text:p>0</text:p>
          </table:table-cell>
          <table:table-cell office:value-type="float" office:value="1361930" calcext:value-type="float">
            <text:p>1361930</text:p>
          </table:table-cell>
        </table:table-row>
        <table:table-row table:style-name="ro2">
          <table:table-cell office:value-type="string" calcext:value-type="string">
            <text:p> Bangladesh</text:p>
          </table:table-cell>
          <table:table-cell office:value-type="float" office:value="143998" calcext:value-type="float">
            <text:p>143998</text:p>
          </table:table-cell>
          <table:table-cell office:value-type="float" office:value="1266" calcext:value-type="float">
            <text:p>1266</text:p>
          </table:table-cell>
          <table:table-cell office:value-type="float" office:value="71.25" calcext:value-type="float">
            <text:p>71,25</text:p>
          </table:table-cell>
          <table:table-cell office:value-type="float" office:value="105" calcext:value-type="float">
            <text:p>105</text:p>
          </table:table-cell>
          <table:table-cell office:value-type="float" office:value="159077513" calcext:value-type="float">
            <text:p>159077513</text:p>
          </table:table-cell>
        </table:table-row>
        <table:table-row table:style-name="ro2">
          <table:table-cell office:value-type="string" calcext:value-type="string">
            <text:p> Barbade</text:p>
          </table:table-cell>
          <table:table-cell office:value-type="float" office:value="430" calcext:value-type="float">
            <text:p>430</text:p>
          </table:table-cell>
          <table:table-cell office:value-type="float" office:value="15912" calcext:value-type="float">
            <text:p>15912</text:p>
          </table:table-cell>
          <table:table-cell office:value-type="float" office:value="75.33" calcext:value-type="float">
            <text:p>75,33</text:p>
          </table:table-cell>
          <table:table-cell office:value-type="float" office:value="0.08" calcext:value-type="float">
            <text:p>0,08</text:p>
          </table:table-cell>
          <table:table-cell office:value-type="float" office:value="283380" calcext:value-type="float">
            <text:p>283380</text:p>
          </table:table-cell>
        </table:table-row>
        <table:table-row table:style-name="ro2">
          <table:table-cell office:value-type="string" calcext:value-type="string">
            <text:p> Belgique</text:p>
          </table:table-cell>
          <table:table-cell office:value-type="float" office:value="30528" calcext:value-type="float">
            <text:p>30528</text:p>
          </table:table-cell>
          <table:table-cell office:value-type="float" office:value="40456" calcext:value-type="float">
            <text:p>40456</text:p>
          </table:table-cell>
          <table:table-cell office:value-type="float" office:value="80.39" calcext:value-type="float">
            <text:p>80,39</text:p>
          </table:table-cell>
          <table:table-cell office:value-type="float" office:value="12" calcext:value-type="float">
            <text:p>12</text:p>
          </table:table-cell>
          <table:table-cell office:value-type="float" office:value="11225207" calcext:value-type="float">
            <text:p>11225207</text:p>
          </table:table-cell>
        </table:table-row>
        <table:table-row table:style-name="ro2">
          <table:table-cell office:value-type="string" calcext:value-type="string">
            <text:p> Belize</text:p>
          </table:table-cell>
          <table:table-cell office:value-type="float" office:value="22966" calcext:value-type="float">
            <text:p>22966</text:p>
          </table:table-cell>
          <table:table-cell office:value-type="float" office:value="4842" calcext:value-type="float">
            <text:p>4842</text:p>
          </table:table-cell>
          <table:table-cell office:value-type="float" office:value="69.98" calcext:value-type="float">
            <text:p>69,98</text:p>
          </table:table-cell>
          <table:table-cell office:value-type="float" office:value="15.26" calcext:value-type="float">
            <text:p>15,26</text:p>
          </table:table-cell>
          <table:table-cell office:value-type="float" office:value="351706" calcext:value-type="float">
            <text:p>351706</text:p>
          </table:table-cell>
        </table:table-row>
        <table:table-row table:style-name="ro2">
          <table:table-cell office:value-type="string" calcext:value-type="string">
            <text:p> Bénin</text:p>
          </table:table-cell>
          <table:table-cell office:value-type="float" office:value="114763" calcext:value-type="float">
            <text:p>114763</text:p>
          </table:table-cell>
          <table:table-cell office:value-type="float" office:value="709" calcext:value-type="float">
            <text:p>709</text:p>
          </table:table-cell>
          <table:table-cell office:value-type="float" office:value="59.31" calcext:value-type="float">
            <text:p>59,31</text:p>
          </table:table-cell>
          <table:table-cell office:value-type="float" office:value="10.3" calcext:value-type="float">
            <text:p>10,3</text:p>
          </table:table-cell>
          <table:table-cell office:value-type="float" office:value="10598482" calcext:value-type="float">
            <text:p>10598482</text:p>
          </table:table-cell>
        </table:table-row>
        <table:table-row table:style-name="ro2">
          <table:table-cell office:value-type="string" calcext:value-type="string">
            <text:p> Bhoutan</text:p>
          </table:table-cell>
          <table:table-cell office:value-type="float" office:value="38394" calcext:value-type="float">
            <text:p>38394</text:p>
          </table:table-cell>
          <table:table-cell office:value-type="float" office:value="2837" calcext:value-type="float">
            <text:p>2837</text:p>
          </table:table-cell>
          <table:table-cell office:value-type="float" office:value="69.1" calcext:value-type="float">
            <text:p>69,1</text:p>
          </table:table-cell>
          <table:table-cell office:value-type="float" office:value="78" calcext:value-type="float">
            <text:p>78</text:p>
          </table:table-cell>
          <table:table-cell office:value-type="float" office:value="765008" calcext:value-type="float">
            <text:p>765008</text:p>
          </table:table-cell>
        </table:table-row>
        <table:table-row table:style-name="ro2">
          <table:table-cell office:value-type="string" calcext:value-type="string">
            <text:p> Biélorussie</text:p>
          </table:table-cell>
          <table:table-cell office:value-type="float" office:value="207600" calcext:value-type="float">
            <text:p>207600</text:p>
          </table:table-cell>
          <table:table-cell office:value-type="float" office:value="6583" calcext:value-type="float">
            <text:p>6583</text:p>
          </table:table-cell>
          <table:table-cell office:value-type="float" office:value="72.47" calcext:value-type="float">
            <text:p>72,47</text:p>
          </table:table-cell>
          <table:table-cell office:value-type="float" office:value="37.2" calcext:value-type="float">
            <text:p>37,2</text:p>
          </table:table-cell>
          <table:table-cell office:value-type="float" office:value="9470000" calcext:value-type="float">
            <text:p>9470000</text:p>
          </table:table-cell>
        </table:table-row>
        <table:table-row table:style-name="ro2">
          <table:table-cell office:value-type="string" calcext:value-type="string">
            <text:p> Bolivie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2915" calcext:value-type="float">
            <text:p>2915</text:p>
          </table:table-cell>
          <table:table-cell office:value-type="float" office:value="67.91" calcext:value-type="float">
            <text:p>67,91</text:p>
          </table:table-cell>
          <table:table-cell office:value-type="float" office:value="303.5" calcext:value-type="float">
            <text:p>303,5</text:p>
          </table:table-cell>
          <table:table-cell office:value-type="float" office:value="10561887" calcext:value-type="float">
            <text:p>10561887</text:p>
          </table:table-cell>
        </table:table-row>
        <table:table-row table:style-name="ro2">
          <table:table-cell office:value-type="string" calcext:value-type="string">
            <text:p> Bosnie-Herzégovine</text:p>
          </table:table-cell>
          <table:table-cell office:value-type="float" office:value="51197" calcext:value-type="float">
            <text:p>51197</text:p>
          </table:table-cell>
          <table:table-cell office:value-type="float" office:value="4030" calcext:value-type="float">
            <text:p>4030</text:p>
          </table:table-cell>
          <table:table-cell office:value-type="float" office:value="76.28" calcext:value-type="float">
            <text:p>76,28</text:p>
          </table:table-cell>
          <table:table-cell office:value-type="float" office:value="35.5" calcext:value-type="float">
            <text:p>35,5</text:p>
          </table:table-cell>
          <table:table-cell office:value-type="float" office:value="3817554" calcext:value-type="float">
            <text:p>3817554</text:p>
          </table:table-cell>
        </table:table-row>
        <table:table-row table:style-name="ro2">
          <table:table-cell office:value-type="string" calcext:value-type="string">
            <text:p> Botswana</text:p>
          </table:table-cell>
          <table:table-cell office:value-type="float" office:value="582000" calcext:value-type="float">
            <text:p>582000</text:p>
          </table:table-cell>
          <table:table-cell office:value-type="float" office:value="6150" calcext:value-type="float">
            <text:p>6150</text:p>
          </table:table-cell>
          <table:table-cell office:value-type="float" office:value="64.36" calcext:value-type="float">
            <text:p>64,36</text:p>
          </table:table-cell>
          <table:table-cell office:value-type="float" office:value="2.4" calcext:value-type="float">
            <text:p>2,4</text:p>
          </table:table-cell>
          <table:table-cell office:value-type="float" office:value="2219937" calcext:value-type="float">
            <text:p>2219937</text:p>
          </table:table-cell>
        </table:table-row>
        <table:table-row table:style-name="ro2">
          <table:table-cell office:value-type="string" calcext:value-type="string">
            <text:p> Brésil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8802" calcext:value-type="float">
            <text:p>8802</text:p>
          </table:table-cell>
          <table:table-cell office:value-type="float" office:value="74.12" calcext:value-type="float">
            <text:p>74,12</text:p>
          </table:table-cell>
          <table:table-cell office:value-type="float" office:value="5661" calcext:value-type="float">
            <text:p>5661</text:p>
          </table:table-cell>
          <table:table-cell office:value-type="float" office:value="206077898" calcext:value-type="float">
            <text:p>206077898</text:p>
          </table:table-cell>
        </table:table-row>
        <table:table-row table:style-name="ro2">
          <table:table-cell office:value-type="string" calcext:value-type="string">
            <text:p> Brunei</text:p>
          </table:table-cell>
          <table:table-cell office:value-type="float" office:value="5765" calcext:value-type="float">
            <text:p>5765</text:p>
          </table:table-cell>
          <table:table-cell office:value-type="float" office:value="27759" calcext:value-type="float">
            <text:p>27759</text:p>
          </table:table-cell>
          <table:table-cell office:value-type="float" office:value="78.55" calcext:value-type="float">
            <text:p>78,55</text:p>
          </table:table-cell>
          <table:table-cell office:value-type="float" office:value="8.5" calcext:value-type="float">
            <text:p>8,5</text:p>
          </table:table-cell>
          <table:table-cell office:value-type="float" office:value="417394" calcext:value-type="float">
            <text:p>417394</text:p>
          </table:table-cell>
        </table:table-row>
        <table:table-row table:style-name="ro2">
          <table:table-cell office:value-type="string" calcext:value-type="string">
            <text:p> Bulgarie</text:p>
          </table:table-cell>
          <table:table-cell office:value-type="float" office:value="110879" calcext:value-type="float">
            <text:p>110879</text:p>
          </table:table-cell>
          <table:table-cell office:value-type="float" office:value="6582" calcext:value-type="float">
            <text:p>6582</text:p>
          </table:table-cell>
          <table:table-cell office:value-type="float" office:value="74.47" calcext:value-type="float">
            <text:p>74,47</text:p>
          </table:table-cell>
          <table:table-cell office:value-type="float" office:value="21" calcext:value-type="float">
            <text:p>21</text:p>
          </table:table-cell>
          <table:table-cell office:value-type="float" office:value="7223938" calcext:value-type="float">
            <text:p>7223938</text:p>
          </table:table-cell>
        </table:table-row>
        <table:table-row table:style-name="ro2">
          <table:table-cell office:value-type="string" calcext:value-type="string">
            <text:p> Burkina Faso</text:p>
          </table:table-cell>
          <table:table-cell office:value-type="float" office:value="272967" calcext:value-type="float">
            <text:p>272967</text:p>
          </table:table-cell>
          <table:table-cell office:value-type="float" office:value="631" calcext:value-type="float">
            <text:p>631</text:p>
          </table:table-cell>
          <table:table-cell office:value-type="float" office:value="58.24" calcext:value-type="float">
            <text:p>58,24</text:p>
          </table:table-cell>
          <table:table-cell office:value-type="float" office:value="12.5" calcext:value-type="float">
            <text:p>12,5</text:p>
          </table:table-cell>
          <table:table-cell office:value-type="float" office:value="17589198" calcext:value-type="float">
            <text:p>17589198</text:p>
          </table:table-cell>
        </table:table-row>
        <table:table-row table:style-name="ro2">
          <table:table-cell office:value-type="string" calcext:value-type="string">
            <text:p> Burundi</text:p>
          </table:table-cell>
          <table:table-cell office:value-type="float" office:value="27834" calcext:value-type="float">
            <text:p>27834</text:p>
          </table:table-cell>
          <table:table-cell office:value-type="float" office:value="315" calcext:value-type="float">
            <text:p>315</text:p>
          </table:table-cell>
          <table:table-cell office:value-type="float" office:value="56.25" calcext:value-type="float">
            <text:p>56,25</text:p>
          </table:table-cell>
          <table:table-cell office:value-type="float" office:value="10.06" calcext:value-type="float">
            <text:p>10,06</text:p>
          </table:table-cell>
          <table:table-cell office:value-type="float" office:value="10816860" calcext:value-type="float">
            <text:p>10816860</text:p>
          </table:table-cell>
        </table:table-row>
        <table:table-row table:style-name="ro2">
          <table:table-cell office:value-type="string" calcext:value-type="string">
            <text:p> Cambodge</text:p>
          </table:table-cell>
          <table:table-cell office:value-type="float" office:value="181035" calcext:value-type="float">
            <text:p>181035</text:p>
          </table:table-cell>
          <table:table-cell office:value-type="float" office:value="1140" calcext:value-type="float">
            <text:p>1140</text:p>
          </table:table-cell>
          <table:table-cell office:value-type="float" office:value="67.77" calcext:value-type="float">
            <text:p>67,77</text:p>
          </table:table-cell>
          <table:table-cell office:value-type="float" office:value="120.6" calcext:value-type="float">
            <text:p>120,6</text:p>
          </table:table-cell>
          <table:table-cell office:value-type="float" office:value="15328136" calcext:value-type="float">
            <text:p>15328136</text:p>
          </table:table-cell>
        </table:table-row>
        <table:table-row table:style-name="ro2">
          <table:table-cell office:value-type="string" calcext:value-type="string">
            <text:p> Cameroun</text:p>
          </table:table-cell>
          <table:table-cell office:value-type="float" office:value="475442" calcext:value-type="float">
            <text:p>475442</text:p>
          </table:table-cell>
          <table:table-cell office:value-type="float" office:value="1234" calcext:value-type="float">
            <text:p>1234</text:p>
          </table:table-cell>
          <table:table-cell office:value-type="float" office:value="55.04" calcext:value-type="float">
            <text:p>55,04</text:p>
          </table:table-cell>
          <table:table-cell office:value-type="float" office:value="273" calcext:value-type="float">
            <text:p>273</text:p>
          </table:table-cell>
          <table:table-cell office:value-type="float" office:value="22773014" calcext:value-type="float">
            <text:p>22773014</text:p>
          </table:table-cell>
        </table:table-row>
        <table:table-row table:style-name="ro2">
          <table:table-cell office:value-type="string" calcext:value-type="string">
            <text:p> Canada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43935" calcext:value-type="float">
            <text:p>43935</text:p>
          </table:table-cell>
          <table:table-cell office:value-type="float" office:value="81.4" calcext:value-type="float">
            <text:p>81,4</text:p>
          </table:table-cell>
          <table:table-cell office:value-type="float" office:value="2850" calcext:value-type="float">
            <text:p>2850</text:p>
          </table:table-cell>
          <table:table-cell office:value-type="float" office:value="35540419" calcext:value-type="float">
            <text:p>35540419</text:p>
          </table:table-cell>
        </table:table-row>
        <table:table-row table:style-name="ro2">
          <table:table-cell office:value-type="string" calcext:value-type="string">
            <text:p> Cap-Vert</text:p>
          </table:table-cell>
          <table:table-cell office:value-type="float" office:value="4033" calcext:value-type="float">
            <text:p>4033</text:p>
          </table:table-cell>
          <table:table-cell office:value-type="float" office:value="3127" calcext:value-type="float">
            <text:p>3127</text:p>
          </table:table-cell>
          <table:table-cell office:value-type="float" office:value="72.97" calcext:value-type="float">
            <text:p>72,97</text:p>
          </table:table-cell>
          <table:table-cell office:value-type="float" office:value="0.3" calcext:value-type="float">
            <text:p>0,3</text:p>
          </table:table-cell>
          <table:table-cell office:value-type="float" office:value="513906" calcext:value-type="float">
            <text:p>513906</text:p>
          </table:table-cell>
        </table:table-row>
        <table:table-row table:style-name="ro2">
          <table:table-cell office:value-type="string" calcext:value-type="string">
            <text:p> Chili</text:p>
          </table:table-cell>
          <table:table-cell office:value-type="float" office:value="756102" calcext:value-type="float">
            <text:p>756102</text:p>
          </table:table-cell>
          <table:table-cell office:value-type="float" office:value="13331" calcext:value-type="float">
            <text:p>13331</text:p>
          </table:table-cell>
          <table:table-cell office:value-type="float" office:value="81.2" calcext:value-type="float">
            <text:p>81,2</text:p>
          </table:table-cell>
          <table:table-cell office:value-type="float" office:value="885" calcext:value-type="float">
            <text:p>885</text:p>
          </table:table-cell>
          <table:table-cell office:value-type="float" office:value="17762647" calcext:value-type="float">
            <text:p>17762647</text:p>
          </table:table-cell>
        </table:table-row>
        <table:table-row table:style-name="ro2">
          <table:table-cell office:value-type="string" calcext:value-type="string">
            <text:p> Chine</text:p>
          </table:table-cell>
          <table:table-cell office:value-type="float" office:value="9598095" calcext:value-type="float">
            <text:p>9598095</text:p>
          </table:table-cell>
          <table:table-cell office:value-type="float" office:value="8280" calcext:value-type="float">
            <text:p>8280</text:p>
          </table:table-cell>
          <table:table-cell office:value-type="float" office:value="75.35" calcext:value-type="float">
            <text:p>75,35</text:p>
          </table:table-cell>
          <table:table-cell office:value-type="float" office:value="2813" calcext:value-type="float">
            <text:p>2813</text:p>
          </table:table-cell>
          <table:table-cell office:value-type="float" office:value="1364270000" calcext:value-type="float">
            <text:p>1364270000</text:p>
          </table:table-cell>
        </table:table-row>
        <table:table-row table:style-name="ro2">
          <table:table-cell office:value-type="string" calcext:value-type="string">
            <text:p> Chypre</text:p>
          </table:table-cell>
          <table:table-cell office:value-type="float" office:value="9251" calcext:value-type="float">
            <text:p>9251</text:p>
          </table:table-cell>
          <table:table-cell office:value-type="float" office:value="21531" calcext:value-type="float">
            <text:p>21531</text:p>
          </table:table-cell>
          <table:table-cell office:value-type="float" office:value="79.95" calcext:value-type="float">
            <text:p>79,95</text:p>
          </table:table-cell>
          <table:table-cell office:value-type="float" office:value="0.78" calcext:value-type="float">
            <text:p>0,78</text:p>
          </table:table-cell>
          <table:table-cell office:value-type="float" office:value="1153658" calcext:value-type="float">
            <text:p>1153658</text:p>
          </table:table-cell>
        </table:table-row>
        <table:table-row table:style-name="ro2">
          <table:table-cell office:value-type="string" calcext:value-type="string">
            <text:p> Colombie</text:p>
          </table:table-cell>
          <table:table-cell office:value-type="float" office:value="1141748" calcext:value-type="float">
            <text:p>1141748</text:p>
          </table:table-cell>
          <table:table-cell office:value-type="float" office:value="5687" calcext:value-type="float">
            <text:p>5687</text:p>
          </table:table-cell>
          <table:table-cell office:value-type="float" office:value="73.81" calcext:value-type="float">
            <text:p>73,81</text:p>
          </table:table-cell>
          <table:table-cell office:value-type="float" office:value="2270" calcext:value-type="float">
            <text:p>2270</text:p>
          </table:table-cell>
          <table:table-cell office:value-type="float" office:value="47791393" calcext:value-type="float">
            <text:p>47791393</text:p>
          </table:table-cell>
        </table:table-row>
        <table:table-row table:style-name="ro2">
          <table:table-cell office:value-type="string" calcext:value-type="string">
            <text:p> Comores</text:p>
          </table:table-cell>
          <table:table-cell office:value-type="float" office:value="2170" calcext:value-type="float">
            <text:p>2170</text:p>
          </table:table-cell>
          <table:table-cell office:value-type="float" office:value="737" calcext:value-type="float">
            <text:p>737</text:p>
          </table:table-cell>
          <table:table-cell office:value-type="float" office:value="62.93" calcext:value-type="float">
            <text:p>62,93</text:p>
          </table:table-cell>
          <table:table-cell office:value-type="float" office:value="1.2" calcext:value-type="float">
            <text:p>1,2</text:p>
          </table:table-cell>
          <table:table-cell office:value-type="float" office:value="769991" calcext:value-type="float">
            <text:p>769991</text:p>
          </table:table-cell>
        </table:table-row>
        <table:table-row table:style-name="ro2">
          <table:table-cell office:value-type="string" calcext:value-type="string">
            <text:p> Corée du Nord</text:p>
          </table:table-cell>
          <table:table-cell office:value-type="float" office:value="120538" calcext:value-type="float">
            <text:p>120538</text:p>
          </table:table-cell>
          <table:table-cell/>
          <table:table-cell office:value-type="float" office:value="69.79" calcext:value-type="float">
            <text:p>69,79</text:p>
          </table:table-cell>
          <table:table-cell office:value-type="float" office:value="67" calcext:value-type="float">
            <text:p>67</text:p>
          </table:table-cell>
          <table:table-cell office:value-type="float" office:value="25026772" calcext:value-type="float">
            <text:p>25026772</text:p>
          </table:table-cell>
        </table:table-row>
        <table:table-row table:style-name="ro2">
          <table:table-cell office:value-type="string" calcext:value-type="string">
            <text:p> Corée du Sud</text:p>
          </table:table-cell>
          <table:table-cell office:value-type="float" office:value="99828" calcext:value-type="float">
            <text:p>99828</text:p>
          </table:table-cell>
          <table:table-cell office:value-type="float" office:value="27513" calcext:value-type="float">
            <text:p>27513</text:p>
          </table:table-cell>
          <table:table-cell office:value-type="float" office:value="81.46" calcext:value-type="float">
            <text:p>81,46</text:p>
          </table:table-cell>
          <table:table-cell office:value-type="float" office:value="64.85" calcext:value-type="float">
            <text:p>64,85</text:p>
          </table:table-cell>
          <table:table-cell office:value-type="float" office:value="50423955" calcext:value-type="float">
            <text:p>50423955</text:p>
          </table:table-cell>
        </table:table-row>
        <table:table-row table:style-name="ro2">
          <table:table-cell office:value-type="string" calcext:value-type="string">
            <text:p> Costa Rica</text:p>
          </table:table-cell>
          <table:table-cell office:value-type="float" office:value="51100" calcext:value-type="float">
            <text:p>51100</text:p>
          </table:table-cell>
          <table:table-cell office:value-type="float" office:value="10672" calcext:value-type="float">
            <text:p>10672</text:p>
          </table:table-cell>
          <table:table-cell office:value-type="float" office:value="79.23" calcext:value-type="float">
            <text:p>79,23</text:p>
          </table:table-cell>
          <table:table-cell office:value-type="float" office:value="113" calcext:value-type="float">
            <text:p>113</text:p>
          </table:table-cell>
          <table:table-cell office:value-type="float" office:value="4757606" calcext:value-type="float">
            <text:p>4757606</text:p>
          </table:table-cell>
        </table:table-row>
        <table:table-row table:style-name="ro2">
          <table:table-cell office:value-type="string" calcext:value-type="string">
            <text:p> Côte d'Ivoire</text:p>
          </table:table-cell>
          <table:table-cell office:value-type="float" office:value="322463" calcext:value-type="float">
            <text:p>322463</text:p>
          </table:table-cell>
          <table:table-cell office:value-type="float" office:value="1319" calcext:value-type="float">
            <text:p>1319</text:p>
          </table:table-cell>
          <table:table-cell office:value-type="float" office:value="51.21" calcext:value-type="float">
            <text:p>51,21</text:p>
          </table:table-cell>
          <table:table-cell office:value-type="float" office:value="76.84" calcext:value-type="float">
            <text:p>76,84</text:p>
          </table:table-cell>
          <table:table-cell office:value-type="float" office:value="22157107" calcext:value-type="float">
            <text:p>22157107</text:p>
          </table:table-cell>
        </table:table-row>
        <table:table-row table:style-name="ro2">
          <table:table-cell office:value-type="string" calcext:value-type="string">
            <text:p> Croatie</text:p>
          </table:table-cell>
          <table:table-cell office:value-type="float" office:value="56594" calcext:value-type="float">
            <text:p>56594</text:p>
          </table:table-cell>
          <table:table-cell office:value-type="float" office:value="11551" calcext:value-type="float">
            <text:p>11551</text:p>
          </table:table-cell>
          <table:table-cell office:value-type="float" office:value="77.13" calcext:value-type="float">
            <text:p>77,13</text:p>
          </table:table-cell>
          <table:table-cell office:value-type="float" office:value="37.7" calcext:value-type="float">
            <text:p>37,7</text:p>
          </table:table-cell>
          <table:table-cell office:value-type="float" office:value="4238389" calcext:value-type="float">
            <text:p>4238389</text:p>
          </table:table-cell>
        </table:table-row>
        <table:table-row table:style-name="ro2">
          <table:table-cell office:value-type="string" calcext:value-type="string">
            <text:p> Cuba</text:p>
          </table:table-cell>
          <table:table-cell office:value-type="float" office:value="109886" calcext:value-type="float">
            <text:p>109886</text:p>
          </table:table-cell>
          <table:table-cell/>
          <table:table-cell office:value-type="float" office:value="79.26" calcext:value-type="float">
            <text:p>79,26</text:p>
          </table:table-cell>
          <table:table-cell office:value-type="float" office:value="38.12" calcext:value-type="float">
            <text:p>38,12</text:p>
          </table:table-cell>
          <table:table-cell office:value-type="float" office:value="11379111" calcext:value-type="float">
            <text:p>11379111</text:p>
          </table:table-cell>
        </table:table-row>
        <table:table-row table:style-name="ro2">
          <table:table-cell office:value-type="string" calcext:value-type="string">
            <text:p> Danemark (&amp; Groenland)</text:p>
          </table:table-cell>
          <table:table-cell office:value-type="float" office:value="2210573" calcext:value-type="float">
            <text:p>2210573</text:p>
          </table:table-cell>
          <table:table-cell office:value-type="float" office:value="51424" calcext:value-type="float">
            <text:p>51424</text:p>
          </table:table-cell>
          <table:table-cell office:value-type="float" office:value="80.3" calcext:value-type="float">
            <text:p>80,3</text:p>
          </table:table-cell>
          <table:table-cell office:value-type="float" office:value="6" calcext:value-type="float">
            <text:p>6</text:p>
          </table:table-cell>
          <table:table-cell office:value-type="float" office:value="5639565" calcext:value-type="float">
            <text:p>5639565</text:p>
          </table:table-cell>
        </table:table-row>
        <table:table-row table:style-name="ro2">
          <table:table-cell office:value-type="string" calcext:value-type="string">
            <text:p> Djibouti</text:p>
          </table:table-cell>
          <table:table-cell office:value-type="float" office:value="23200" calcext:value-type="float">
            <text:p>23200</text:p>
          </table:table-cell>
          <table:table-cell office:value-type="float" office:value="1805" calcext:value-type="float">
            <text:p>1805</text:p>
          </table:table-cell>
          <table:table-cell office:value-type="float" office:value="61.69" calcext:value-type="float">
            <text:p>61,69</text:p>
          </table:table-cell>
          <table:table-cell office:value-type="float" office:value="0.3" calcext:value-type="float">
            <text:p>0,3</text:p>
          </table:table-cell>
          <table:table-cell office:value-type="float" office:value="876174" calcext:value-type="float">
            <text:p>876174</text:p>
          </table:table-cell>
        </table:table-row>
        <table:table-row table:style-name="ro2">
          <table:table-cell office:value-type="string" calcext:value-type="string">
            <text:p> Égypte</text:p>
          </table:table-cell>
          <table:table-cell office:value-type="float" office:value="1002450" calcext:value-type="float">
            <text:p>1002450</text:p>
          </table:table-cell>
          <table:table-cell office:value-type="float" office:value="3304" calcext:value-type="float">
            <text:p>3304</text:p>
          </table:table-cell>
          <table:table-cell office:value-type="float" office:value="70.93" calcext:value-type="float">
            <text:p>70,93</text:p>
          </table:table-cell>
          <table:table-cell office:value-type="float" office:value="1.8" calcext:value-type="float">
            <text:p>1,8</text:p>
          </table:table-cell>
          <table:table-cell office:value-type="float" office:value="89579670" calcext:value-type="float">
            <text:p>89579670</text:p>
          </table:table-cell>
        </table:table-row>
        <table:table-row table:style-name="ro2">
          <table:table-cell office:value-type="string" calcext:value-type="string">
            <text:p> Émirats arabes unis</text:p>
          </table:table-cell>
          <table:table-cell office:value-type="float" office:value="83600" calcext:value-type="float">
            <text:p>83600</text:p>
          </table:table-cell>
          <table:table-cell office:value-type="float" office:value="35392" calcext:value-type="float">
            <text:p>35392</text:p>
          </table:table-cell>
          <table:table-cell office:value-type="float" office:value="77.2" calcext:value-type="float">
            <text:p>77,2</text:p>
          </table:table-cell>
          <table:table-cell office:value-type="float" office:value="0.15" calcext:value-type="float">
            <text:p>0,15</text:p>
          </table:table-cell>
          <table:table-cell office:value-type="float" office:value="9086139" calcext:value-type="float">
            <text:p>9086139</text:p>
          </table:table-cell>
        </table:table-row>
        <table:table-row table:style-name="ro2">
          <table:table-cell office:value-type="string" calcext:value-type="string">
            <text:p> Équateur</text:p>
          </table:table-cell>
          <table:table-cell office:value-type="float" office:value="256369" calcext:value-type="float">
            <text:p>256369</text:p>
          </table:table-cell>
          <table:table-cell office:value-type="float" office:value="6077" calcext:value-type="float">
            <text:p>6077</text:p>
          </table:table-cell>
          <table:table-cell office:value-type="float" office:value="75.65" calcext:value-type="float">
            <text:p>75,65</text:p>
          </table:table-cell>
          <table:table-cell office:value-type="float" office:value="442.4" calcext:value-type="float">
            <text:p>442,4</text:p>
          </table:table-cell>
          <table:table-cell office:value-type="float" office:value="15902916" calcext:value-type="float">
            <text:p>15902916</text:p>
          </table:table-cell>
        </table:table-row>
        <table:table-row table:style-name="ro2">
          <table:table-cell office:value-type="string" calcext:value-type="string">
            <text:p> Érythrée</text:p>
          </table:table-cell>
          <table:table-cell office:value-type="float" office:value="117600" calcext:value-type="float">
            <text:p>117600</text:p>
          </table:table-cell>
          <table:table-cell office:value-type="float" office:value="630" calcext:value-type="float">
            <text:p>630</text:p>
          </table:table-cell>
          <table:table-cell office:value-type="float" office:value="63.18" calcext:value-type="float">
            <text:p>63,18</text:p>
          </table:table-cell>
          <table:table-cell office:value-type="float" office:value="2.8" calcext:value-type="float">
            <text:p>2,8</text:p>
          </table:table-cell>
          <table:table-cell office:value-type="float" office:value="5110444" calcext:value-type="float">
            <text:p>5110444</text:p>
          </table:table-cell>
        </table:table-row>
        <table:table-row table:style-name="ro2">
          <table:table-cell office:value-type="string" calcext:value-type="string">
            <text:p> Espagne</text:p>
          </table:table-cell>
          <table:table-cell office:value-type="float" office:value="505992" calcext:value-type="float">
            <text:p>505992</text:p>
          </table:table-cell>
          <table:table-cell office:value-type="float" office:value="26327" calcext:value-type="float">
            <text:p>26327</text:p>
          </table:table-cell>
          <table:table-cell office:value-type="float" office:value="82.43" calcext:value-type="float">
            <text:p>82,43</text:p>
          </table:table-cell>
          <table:table-cell office:value-type="float" office:value="111.2" calcext:value-type="float">
            <text:p>111,2</text:p>
          </table:table-cell>
          <table:table-cell office:value-type="float" office:value="46404602" calcext:value-type="float">
            <text:p>46404602</text:p>
          </table:table-cell>
        </table:table-row>
        <table:table-row table:style-name="ro2">
          <table:table-cell office:value-type="string" calcext:value-type="string">
            <text:p> Estonie</text:p>
          </table:table-cell>
          <table:table-cell office:value-type="float" office:value="45227" calcext:value-type="float">
            <text:p>45227</text:p>
          </table:table-cell>
          <table:table-cell office:value-type="float" office:value="17425" calcext:value-type="float">
            <text:p>17425</text:p>
          </table:table-cell>
          <table:table-cell office:value-type="float" office:value="76.42" calcext:value-type="float">
            <text:p>76,42</text:p>
          </table:table-cell>
          <table:table-cell office:value-type="float" office:value="12.71" calcext:value-type="float">
            <text:p>12,71</text:p>
          </table:table-cell>
          <table:table-cell office:value-type="float" office:value="1313645" calcext:value-type="float">
            <text:p>1313645</text:p>
          </table:table-cell>
        </table:table-row>
        <table:table-row table:style-name="ro2">
          <table:table-cell office:value-type="string" calcext:value-type="string">
            <text:p> États-Unis</text:p>
          </table:table-cell>
          <table:table-cell office:value-type="float" office:value="9371175" calcext:value-type="float">
            <text:p>9371175</text:p>
          </table:table-cell>
          <table:table-cell office:value-type="float" office:value="55904" calcext:value-type="float">
            <text:p>55904</text:p>
          </table:table-cell>
          <table:table-cell office:value-type="float" office:value="78.84" calcext:value-type="float">
            <text:p>78,84</text:p>
          </table:table-cell>
          <table:table-cell office:value-type="float" office:value="2818" calcext:value-type="float">
            <text:p>2818</text:p>
          </table:table-cell>
          <table:table-cell office:value-type="float" office:value="318857056" calcext:value-type="float">
            <text:p>318857056</text:p>
          </table:table-cell>
        </table:table-row>
        <table:table-row table:style-name="ro2">
          <table:table-cell office:value-type="string" calcext:value-type="string">
            <text:p> Éthiopie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702" calcext:value-type="float">
            <text:p>702</text:p>
          </table:table-cell>
          <table:table-cell office:value-type="float" office:value="63.44" calcext:value-type="float">
            <text:p>63,44</text:p>
          </table:table-cell>
          <table:table-cell office:value-type="float" office:value="122" calcext:value-type="float">
            <text:p>122</text:p>
          </table:table-cell>
          <table:table-cell office:value-type="float" office:value="96958732" calcext:value-type="float">
            <text:p>96958732</text:p>
          </table:table-cell>
        </table:table-row>
        <table:table-row table:style-name="ro2">
          <table:table-cell office:value-type="string" calcext:value-type="string">
            <text:p> Fidji</text:p>
          </table:table-cell>
          <table:table-cell office:value-type="float" office:value="18272" calcext:value-type="float">
            <text:p>18272</text:p>
          </table:table-cell>
          <table:table-cell office:value-type="float" office:value="5086" calcext:value-type="float">
            <text:p>5086</text:p>
          </table:table-cell>
          <table:table-cell office:value-type="float" office:value="69.92" calcext:value-type="float">
            <text:p>69,92</text:p>
          </table:table-cell>
          <table:table-cell office:value-type="float" office:value="28.55" calcext:value-type="float">
            <text:p>28,55</text:p>
          </table:table-cell>
          <table:table-cell office:value-type="float" office:value="886450" calcext:value-type="float">
            <text:p>886450</text:p>
          </table:table-cell>
        </table:table-row>
        <table:table-row table:style-name="ro2">
          <table:table-cell office:value-type="string" calcext:value-type="string">
            <text:p> Finlande</text:p>
          </table:table-cell>
          <table:table-cell office:value-type="float" office:value="338424" calcext:value-type="float">
            <text:p>338424</text:p>
          </table:table-cell>
          <table:table-cell office:value-type="float" office:value="42159" calcext:value-type="float">
            <text:p>42159</text:p>
          </table:table-cell>
          <table:table-cell office:value-type="float" office:value="80.83" calcext:value-type="float">
            <text:p>80,83</text:p>
          </table:table-cell>
          <table:table-cell office:value-type="float" office:value="107" calcext:value-type="float">
            <text:p>107</text:p>
          </table:table-cell>
          <table:table-cell office:value-type="float" office:value="5463596" calcext:value-type="float">
            <text:p>5463596</text:p>
          </table:table-cell>
        </table:table-row>
        <table:table-row table:style-name="ro2">
          <table:table-cell office:value-type="string" calcext:value-type="string">
            <text:p> France (&amp;DOM)</text:p>
          </table:table-cell>
          <table:table-cell office:value-type="float" office:value="670308" calcext:value-type="float">
            <text:p>670308</text:p>
          </table:table-cell>
          <table:table-cell office:value-type="float" office:value="37728" calcext:value-type="float">
            <text:p>37728</text:p>
          </table:table-cell>
          <table:table-cell office:value-type="float" office:value="81.97" calcext:value-type="float">
            <text:p>81,97</text:p>
          </table:table-cell>
          <table:table-cell office:value-type="float" office:value="200" calcext:value-type="float">
            <text:p>200</text:p>
          </table:table-cell>
          <table:table-cell office:value-type="float" office:value="66206930" calcext:value-type="float">
            <text:p>66206930</text:p>
          </table:table-cell>
        </table:table-row>
        <table:table-row table:style-name="ro2">
          <table:table-cell office:value-type="string" calcext:value-type="string">
            <text:p> Gabon</text:p>
          </table:table-cell>
          <table:table-cell office:value-type="float" office:value="267668" calcext:value-type="float">
            <text:p>267668</text:p>
          </table:table-cell>
          <table:table-cell office:value-type="float" office:value="8581" calcext:value-type="float">
            <text:p>8581</text:p>
          </table:table-cell>
          <table:table-cell office:value-type="float" office:value="63.84" calcext:value-type="float">
            <text:p>63,84</text:p>
          </table:table-cell>
          <table:table-cell office:value-type="float" office:value="164" calcext:value-type="float">
            <text:p>164</text:p>
          </table:table-cell>
          <table:table-cell office:value-type="float" office:value="1687673" calcext:value-type="float">
            <text:p>1687673</text:p>
          </table:table-cell>
        </table:table-row>
        <table:table-row table:style-name="ro2">
          <table:table-cell office:value-type="string" calcext:value-type="string">
            <text:p> Gambie</text:p>
          </table:table-cell>
          <table:table-cell office:value-type="float" office:value="11295" calcext:value-type="float">
            <text:p>11295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928201" calcext:value-type="float">
            <text:p>1928201</text:p>
          </table:table-cell>
        </table:table-row>
        <table:table-row table:style-name="ro2">
          <table:table-cell office:value-type="string" calcext:value-type="string">
            <text:p> Géorgie</text:p>
          </table:table-cell>
          <table:table-cell office:value-type="float" office:value="69700" calcext:value-type="float">
            <text:p>69700</text:p>
          </table:table-cell>
          <table:table-cell office:value-type="float" office:value="3720" calcext:value-type="float">
            <text:p>3720</text:p>
          </table:table-cell>
          <table:table-cell office:value-type="float" office:value="74.08" calcext:value-type="float">
            <text:p>74,08</text:p>
          </table:table-cell>
          <table:table-cell office:value-type="float" office:value="58.13" calcext:value-type="float">
            <text:p>58,13</text:p>
          </table:table-cell>
          <table:table-cell office:value-type="float" office:value="4504100" calcext:value-type="float">
            <text:p>4504100</text:p>
          </table:table-cell>
        </table:table-row>
        <table:table-row table:style-name="ro2">
          <table:table-cell office:value-type="string" calcext:value-type="string">
            <text:p> Ghana</text:p>
          </table:table-cell>
          <table:table-cell office:value-type="float" office:value="238533" calcext:value-type="float">
            <text:p>238533</text:p>
          </table:table-cell>
          <table:table-cell office:value-type="float" office:value="1401" calcext:value-type="float">
            <text:p>1401</text:p>
          </table:table-cell>
          <table:table-cell office:value-type="float" office:value="61.14" calcext:value-type="float">
            <text:p>61,14</text:p>
          </table:table-cell>
          <table:table-cell office:value-type="float" office:value="30.3" calcext:value-type="float">
            <text:p>30,3</text:p>
          </table:table-cell>
          <table:table-cell office:value-type="float" office:value="26786598" calcext:value-type="float">
            <text:p>26786598</text:p>
          </table:table-cell>
        </table:table-row>
        <table:table-row table:style-name="ro2">
          <table:table-cell office:value-type="string" calcext:value-type="string">
            <text:p> Grèce</text:p>
          </table:table-cell>
          <table:table-cell office:value-type="float" office:value="131957" calcext:value-type="float">
            <text:p>131957</text:p>
          </table:table-cell>
          <table:table-cell office:value-type="float" office:value="17657" calcext:value-type="float">
            <text:p>17657</text:p>
          </table:table-cell>
          <table:table-cell office:value-type="float" office:value="80.63" calcext:value-type="float">
            <text:p>80,63</text:p>
          </table:table-cell>
          <table:table-cell office:value-type="float" office:value="58" calcext:value-type="float">
            <text:p>58</text:p>
          </table:table-cell>
          <table:table-cell office:value-type="float" office:value="10957740" calcext:value-type="float">
            <text:p>10957740</text:p>
          </table:table-cell>
        </table:table-row>
        <table:table-row table:style-name="ro2">
          <table:table-cell office:value-type="string" calcext:value-type="string">
            <text:p> Guatemala</text:p>
          </table:table-cell>
          <table:table-cell office:value-type="float" office:value="108889" calcext:value-type="float">
            <text:p>108889</text:p>
          </table:table-cell>
          <table:table-cell office:value-type="float" office:value="3886" calcext:value-type="float">
            <text:p>3886</text:p>
          </table:table-cell>
          <table:table-cell office:value-type="float" office:value="71.49" calcext:value-type="float">
            <text:p>71,49</text:p>
          </table:table-cell>
          <table:table-cell office:value-type="float" office:value="109.2" calcext:value-type="float">
            <text:p>109,2</text:p>
          </table:table-cell>
          <table:table-cell office:value-type="float" office:value="16015494" calcext:value-type="float">
            <text:p>16015494</text:p>
          </table:table-cell>
        </table:table-row>
        <table:table-row table:style-name="ro2">
          <table:table-cell office:value-type="string" calcext:value-type="string">
            <text:p> Guinée</text:p>
          </table:table-cell>
          <table:table-cell office:value-type="float" office:value="245857" calcext:value-type="float">
            <text:p>245857</text:p>
          </table:table-cell>
          <table:table-cell office:value-type="float" office:value="546" calcext:value-type="float">
            <text:p>546</text:p>
          </table:table-cell>
          <table:table-cell office:value-type="float" office:value="58.22" calcext:value-type="float">
            <text:p>58,22</text:p>
          </table:table-cell>
          <table:table-cell office:value-type="float" office:value="226" calcext:value-type="float">
            <text:p>226</text:p>
          </table:table-cell>
          <table:table-cell office:value-type="float" office:value="12275527" calcext:value-type="float">
            <text:p>12275527</text:p>
          </table:table-cell>
        </table:table-row>
        <table:table-row table:style-name="ro2">
          <table:table-cell office:value-type="string" calcext:value-type="string">
            <text:p> Guinée équatoriale</text:p>
          </table:table-cell>
          <table:table-cell office:value-type="float" office:value="28051" calcext:value-type="float">
            <text:p>28051</text:p>
          </table:table-cell>
          <table:table-cell office:value-type="float" office:value="12541" calcext:value-type="float">
            <text:p>12541</text:p>
          </table:table-cell>
          <table:table-cell office:value-type="float" office:value="57.29" calcext:value-type="float">
            <text:p>57,29</text:p>
          </table:table-cell>
          <table:table-cell office:value-type="float" office:value="26" calcext:value-type="float">
            <text:p>26</text:p>
          </table:table-cell>
          <table:table-cell office:value-type="float" office:value="820885" calcext:value-type="float">
            <text:p>820885</text:p>
          </table:table-cell>
        </table:table-row>
        <table:table-row table:style-name="ro2">
          <table:table-cell office:value-type="string" calcext:value-type="string">
            <text:p> Guinée-Bissau</text:p>
          </table:table-cell>
          <table:table-cell office:value-type="float" office:value="36125" calcext:value-type="float">
            <text:p>36125</text:p>
          </table:table-cell>
          <table:table-cell office:value-type="float" office:value="582" calcext:value-type="float">
            <text:p>582</text:p>
          </table:table-cell>
          <table:table-cell office:value-type="float" office:value="54.84" calcext:value-type="float">
            <text:p>54,84</text:p>
          </table:table-cell>
          <table:table-cell office:value-type="float" office:value="16" calcext:value-type="float">
            <text:p>16</text:p>
          </table:table-cell>
          <table:table-cell office:value-type="float" office:value="1800513" calcext:value-type="float">
            <text:p>1800513</text:p>
          </table:table-cell>
        </table:table-row>
        <table:table-row table:style-name="ro2">
          <table:table-cell office:value-type="string" calcext:value-type="string">
            <text:p> Guyana</text:p>
          </table:table-cell>
          <table:table-cell office:value-type="float" office:value="214969" calcext:value-type="float">
            <text:p>214969</text:p>
          </table:table-cell>
          <table:table-cell office:value-type="float" office:value="3993" calcext:value-type="float">
            <text:p>3993</text:p>
          </table:table-cell>
          <table:table-cell office:value-type="float" office:value="66.31" calcext:value-type="float">
            <text:p>66,31</text:p>
          </table:table-cell>
          <table:table-cell office:value-type="float" office:value="241" calcext:value-type="float">
            <text:p>241</text:p>
          </table:table-cell>
          <table:table-cell office:value-type="float" office:value="763893" calcext:value-type="float">
            <text:p>763893</text:p>
          </table:table-cell>
        </table:table-row>
        <table:table-row table:style-name="ro2">
          <table:table-cell office:value-type="string" calcext:value-type="string">
            <text:p> Haïti</text:p>
          </table:table-cell>
          <table:table-cell office:value-type="float" office:value="27750" calcext:value-type="float">
            <text:p>27750</text:p>
          </table:table-cell>
          <table:table-cell office:value-type="float" office:value="830" calcext:value-type="float">
            <text:p>830</text:p>
          </table:table-cell>
          <table:table-cell office:value-type="float" office:value="62.4" calcext:value-type="float">
            <text:p>62,4</text:p>
          </table:table-cell>
          <table:table-cell office:value-type="float" office:value="13.01" calcext:value-type="float">
            <text:p>13,01</text:p>
          </table:table-cell>
          <table:table-cell office:value-type="float" office:value="10572029" calcext:value-type="float">
            <text:p>10572029</text:p>
          </table:table-cell>
        </table:table-row>
        <table:table-row table:style-name="ro2">
          <table:table-cell office:value-type="string" calcext:value-type="string">
            <text:p> Honduras</text:p>
          </table:table-cell>
          <table:table-cell office:value-type="float" office:value="112492" calcext:value-type="float">
            <text:p>112492</text:p>
          </table:table-cell>
          <table:table-cell office:value-type="float" office:value="2365" calcext:value-type="float">
            <text:p>2365</text:p>
          </table:table-cell>
          <table:table-cell office:value-type="float" office:value="72.94" calcext:value-type="float">
            <text:p>72,94</text:p>
          </table:table-cell>
          <table:table-cell office:value-type="float" office:value="90.66" calcext:value-type="float">
            <text:p>90,66</text:p>
          </table:table-cell>
          <table:table-cell office:value-type="float" office:value="7961680" calcext:value-type="float">
            <text:p>7961680</text:p>
          </table:table-cell>
        </table:table-row>
        <table:table-row table:style-name="ro2">
          <table:table-cell office:value-type="string" calcext:value-type="string">
            <text:p> Hongrie</text:p>
          </table:table-cell>
          <table:table-cell office:value-type="float" office:value="93028" calcext:value-type="float">
            <text:p>93028</text:p>
          </table:table-cell>
          <table:table-cell office:value-type="float" office:value="12021" calcext:value-type="float">
            <text:p>12021</text:p>
          </table:table-cell>
          <table:table-cell office:value-type="float" office:value="75.27" calcext:value-type="float">
            <text:p>75,27</text:p>
          </table:table-cell>
          <table:table-cell office:value-type="float" office:value="6" calcext:value-type="float">
            <text:p>6</text:p>
          </table:table-cell>
          <table:table-cell office:value-type="float" office:value="9861673" calcext:value-type="float">
            <text:p>9861673</text:p>
          </table:table-cell>
        </table:table-row>
        <table:table-row table:style-name="ro2">
          <table:table-cell office:value-type="string" calcext:value-type="string">
            <text:p> Inde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1688" calcext:value-type="float">
            <text:p>1688</text:p>
          </table:table-cell>
          <table:table-cell office:value-type="float" office:value="67.66" calcext:value-type="float">
            <text:p>67,66</text:p>
          </table:table-cell>
          <table:table-cell office:value-type="float" office:value="1446" calcext:value-type="float">
            <text:p>1446</text:p>
          </table:table-cell>
          <table:table-cell office:value-type="float" office:value="1295291543" calcext:value-type="float">
            <text:p>1295291543</text:p>
          </table:table-cell>
        </table:table-row>
        <table:table-row table:style-name="ro2">
          <table:table-cell office:value-type="string" calcext:value-type="string">
            <text:p> Indonésie</text:p>
          </table:table-cell>
          <table:table-cell office:value-type="float" office:value="1910931" calcext:value-type="float">
            <text:p>1910931</text:p>
          </table:table-cell>
          <table:table-cell office:value-type="float" office:value="3416" calcext:value-type="float">
            <text:p>3416</text:p>
          </table:table-cell>
          <table:table-cell office:value-type="float" office:value="68.7" calcext:value-type="float">
            <text:p>68,7</text:p>
          </table:table-cell>
          <table:table-cell office:value-type="float" office:value="2019" calcext:value-type="float">
            <text:p>2019</text:p>
          </table:table-cell>
          <table:table-cell office:value-type="float" office:value="254454778" calcext:value-type="float">
            <text:p>254454778</text:p>
          </table:table-cell>
        </table:table-row>
        <table:table-row table:style-name="ro2">
          <table:table-cell office:value-type="string" calcext:value-type="string">
            <text:p> Irak</text:p>
          </table:table-cell>
          <table:table-cell office:value-type="float" office:value="435244" calcext:value-type="float">
            <text:p>435244</text:p>
          </table:table-cell>
          <table:table-cell office:value-type="float" office:value="4694" calcext:value-type="float">
            <text:p>4694</text:p>
          </table:table-cell>
          <table:table-cell office:value-type="float" office:value="69.47" calcext:value-type="float">
            <text:p>69,47</text:p>
          </table:table-cell>
          <table:table-cell office:value-type="float" office:value="35.2" calcext:value-type="float">
            <text:p>35,2</text:p>
          </table:table-cell>
          <table:table-cell office:value-type="float" office:value="34812326" calcext:value-type="float">
            <text:p>34812326</text:p>
          </table:table-cell>
        </table:table-row>
        <table:table-row table:style-name="ro2">
          <table:table-cell office:value-type="string" calcext:value-type="string">
            <text:p> Iran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5048" calcext:value-type="float">
            <text:p>5048</text:p>
          </table:table-cell>
          <table:table-cell office:value-type="float" office:value="75.13" calcext:value-type="float">
            <text:p>75,13</text:p>
          </table:table-cell>
          <table:table-cell office:value-type="float" office:value="128.5" calcext:value-type="float">
            <text:p>128,5</text:p>
          </table:table-cell>
          <table:table-cell office:value-type="float" office:value="78143644" calcext:value-type="float">
            <text:p>78143644</text:p>
          </table:table-cell>
        </table:table-row>
        <table:table-row table:style-name="ro2">
          <table:table-cell office:value-type="string" calcext:value-type="string">
            <text:p> Irlande</text:p>
          </table:table-cell>
          <table:table-cell office:value-type="float" office:value="70273" calcext:value-type="float">
            <text:p>70273</text:p>
          </table:table-cell>
          <table:table-cell office:value-type="float" office:value="48940" calcext:value-type="float">
            <text:p>48940</text:p>
          </table:table-cell>
          <table:table-cell office:value-type="float" office:value="81.04" calcext:value-type="float">
            <text:p>81,04</text:p>
          </table:table-cell>
          <table:table-cell office:value-type="float" office:value="49" calcext:value-type="float">
            <text:p>49</text:p>
          </table:table-cell>
          <table:table-cell office:value-type="float" office:value="4612719" calcext:value-type="float">
            <text:p>4612719</text:p>
          </table:table-cell>
        </table:table-row>
        <table:table-row table:style-name="ro2">
          <table:table-cell office:value-type="string" calcext:value-type="string">
            <text:p> Islande</text:p>
          </table:table-cell>
          <table:table-cell office:value-type="float" office:value="103000" calcext:value-type="float">
            <text:p>103000</text:p>
          </table:table-cell>
          <table:table-cell office:value-type="float" office:value="51068" calcext:value-type="float">
            <text:p>51068</text:p>
          </table:table-cell>
          <table:table-cell office:value-type="float" office:value="83.12" calcext:value-type="float">
            <text:p>83,12</text:p>
          </table:table-cell>
          <table:table-cell office:value-type="float" office:value="170" calcext:value-type="float">
            <text:p>170</text:p>
          </table:table-cell>
          <table:table-cell office:value-type="float" office:value="327589" calcext:value-type="float">
            <text:p>327589</text:p>
          </table:table-cell>
        </table:table-row>
        <table:table-row table:style-name="ro2">
          <table:table-cell office:value-type="string" calcext:value-type="string">
            <text:p> Israël</text:p>
          </table:table-cell>
          <table:table-cell office:value-type="float" office:value="22072" calcext:value-type="float">
            <text:p>22072</text:p>
          </table:table-cell>
          <table:table-cell office:value-type="float" office:value="35702" calcext:value-type="float">
            <text:p>35702</text:p>
          </table:table-cell>
          <table:table-cell office:value-type="float" office:value="82.06" calcext:value-type="float">
            <text:p>82,06</text:p>
          </table:table-cell>
          <table:table-cell office:value-type="float" office:value="0.75" calcext:value-type="float">
            <text:p>0,75</text:p>
          </table:table-cell>
          <table:table-cell office:value-type="float" office:value="8215300" calcext:value-type="float">
            <text:p>8215300</text:p>
          </table:table-cell>
        </table:table-row>
        <table:table-row table:style-name="ro2">
          <table:table-cell office:value-type="string" calcext:value-type="string">
            <text:p> Italie</text:p>
          </table:table-cell>
          <table:table-cell office:value-type="float" office:value="301336" calcext:value-type="float">
            <text:p>301336</text:p>
          </table:table-cell>
          <table:table-cell office:value-type="float" office:value="29847" calcext:value-type="float">
            <text:p>29847</text:p>
          </table:table-cell>
          <table:table-cell office:value-type="float" office:value="82.29" calcext:value-type="float">
            <text:p>82,29</text:p>
          </table:table-cell>
          <table:table-cell office:value-type="float" office:value="182.5" calcext:value-type="float">
            <text:p>182,5</text:p>
          </table:table-cell>
          <table:table-cell office:value-type="float" office:value="61336387" calcext:value-type="float">
            <text:p>61336387</text:p>
          </table:table-cell>
        </table:table-row>
        <table:table-row table:style-name="ro2">
          <table:table-cell office:value-type="string" calcext:value-type="string">
            <text:p> Jamaïque</text:p>
          </table:table-cell>
          <table:table-cell office:value-type="float" office:value="10991" calcext:value-type="float">
            <text:p>10991</text:p>
          </table:table-cell>
          <table:table-cell office:value-type="float" office:value="4912" calcext:value-type="float">
            <text:p>4912</text:p>
          </table:table-cell>
          <table:table-cell office:value-type="float" office:value="73.47" calcext:value-type="float">
            <text:p>73,47</text:p>
          </table:table-cell>
          <table:table-cell office:value-type="float" office:value="9.4" calcext:value-type="float">
            <text:p>9,4</text:p>
          </table:table-cell>
          <table:table-cell office:value-type="float" office:value="2721252" calcext:value-type="float">
            <text:p>2721252</text:p>
          </table:table-cell>
        </table:table-row>
        <table:table-row table:style-name="ro2">
          <table:table-cell office:value-type="string" calcext:value-type="string">
            <text:p> Japon</text:p>
          </table:table-cell>
          <table:table-cell office:value-type="float" office:value="377930" calcext:value-type="float">
            <text:p>377930</text:p>
          </table:table-cell>
          <table:table-cell office:value-type="float" office:value="32481" calcext:value-type="float">
            <text:p>32481</text:p>
          </table:table-cell>
          <table:table-cell office:value-type="float" office:value="83.33" calcext:value-type="float">
            <text:p>83,33</text:p>
          </table:table-cell>
          <table:table-cell office:value-type="float" office:value="430" calcext:value-type="float">
            <text:p>430</text:p>
          </table:table-cell>
          <table:table-cell office:value-type="float" office:value="127131800" calcext:value-type="float">
            <text:p>127131800</text:p>
          </table:table-cell>
        </table:table-row>
        <table:table-row table:style-name="ro2">
          <table:table-cell office:value-type="string" calcext:value-type="string">
            <text:p> Jordanie</text:p>
          </table:table-cell>
          <table:table-cell office:value-type="float" office:value="89342" calcext:value-type="float">
            <text:p>89342</text:p>
          </table:table-cell>
          <table:table-cell office:value-type="float" office:value="5600" calcext:value-type="float">
            <text:p>5600</text:p>
          </table:table-cell>
          <table:table-cell office:value-type="float" office:value="73.9" calcext:value-type="float">
            <text:p>73,9</text:p>
          </table:table-cell>
          <table:table-cell office:value-type="float" office:value="0.68" calcext:value-type="float">
            <text:p>0,68</text:p>
          </table:table-cell>
          <table:table-cell office:value-type="float" office:value="6607000" calcext:value-type="float">
            <text:p>6607000</text:p>
          </table:table-cell>
        </table:table-row>
        <table:table-row table:style-name="ro2">
          <table:table-cell office:value-type="string" calcext:value-type="string">
            <text:p> Kazakhstan</text:p>
          </table:table-cell>
          <table:table-cell office:value-type="float" office:value="2724910" calcext:value-type="float">
            <text:p>2724910</text:p>
          </table:table-cell>
          <table:table-cell office:value-type="float" office:value="11028" calcext:value-type="float">
            <text:p>11028</text:p>
          </table:table-cell>
          <table:table-cell office:value-type="float" office:value="70.45" calcext:value-type="float">
            <text:p>70,45</text:p>
          </table:table-cell>
          <table:table-cell office:value-type="float" office:value="64.35" calcext:value-type="float">
            <text:p>64,35</text:p>
          </table:table-cell>
          <table:table-cell office:value-type="float" office:value="17289111" calcext:value-type="float">
            <text:p>17289111</text:p>
          </table:table-cell>
        </table:table-row>
        <table:table-row table:style-name="ro2">
          <table:table-cell office:value-type="string" calcext:value-type="string">
            <text:p> Kenya</text:p>
          </table:table-cell>
          <table:table-cell office:value-type="float" office:value="580367" calcext:value-type="float">
            <text:p>580367</text:p>
          </table:table-cell>
          <table:table-cell office:value-type="float" office:value="1432" calcext:value-type="float">
            <text:p>1432</text:p>
          </table:table-cell>
          <table:table-cell office:value-type="float" office:value="60.95" calcext:value-type="float">
            <text:p>60,95</text:p>
          </table:table-cell>
          <table:table-cell office:value-type="float" office:value="20.7" calcext:value-type="float">
            <text:p>20,7</text:p>
          </table:table-cell>
          <table:table-cell office:value-type="float" office:value="44863583" calcext:value-type="float">
            <text:p>44863583</text:p>
          </table:table-cell>
        </table:table-row>
        <table:table-row table:style-name="ro2">
          <table:table-cell office:value-type="string" calcext:value-type="string">
            <text:p> Kirghizistan</text:p>
          </table:table-cell>
          <table:table-cell office:value-type="float" office:value="199951" calcext:value-type="float">
            <text:p>199951</text:p>
          </table:table-cell>
          <table:table-cell office:value-type="float" office:value="1198" calcext:value-type="float">
            <text:p>1198</text:p>
          </table:table-cell>
          <table:table-cell office:value-type="float" office:value="70.2" calcext:value-type="float">
            <text:p>70,2</text:p>
          </table:table-cell>
          <table:table-cell office:value-type="float" office:value="48.93" calcext:value-type="float">
            <text:p>48,93</text:p>
          </table:table-cell>
          <table:table-cell office:value-type="float" office:value="5834200" calcext:value-type="float">
            <text:p>5834200</text:p>
          </table:table-cell>
        </table:table-row>
        <table:table-row table:style-name="ro2">
          <table:table-cell office:value-type="string" calcext:value-type="string">
            <text:p> Koweït</text:p>
          </table:table-cell>
          <table:table-cell office:value-type="float" office:value="17818" calcext:value-type="float">
            <text:p>17818</text:p>
          </table:table-cell>
          <table:table-cell office:value-type="float" office:value="29983" calcext:value-type="float">
            <text:p>29983</text:p>
          </table:table-cell>
          <table:table-cell office:value-type="float" office:value="74.46" calcext:value-type="float">
            <text:p>74,46</text:p>
          </table:table-cell>
          <table:table-cell office:value-type="float" office:value="0" calcext:value-type="float">
            <text:p>0</text:p>
          </table:table-cell>
          <table:table-cell office:value-type="float" office:value="3753121" calcext:value-type="float">
            <text:p>3753121</text:p>
          </table:table-cell>
        </table:table-row>
        <table:table-row table:style-name="ro2">
          <table:table-cell office:value-type="string" calcext:value-type="string">
            <text:p> Laos</text:p>
          </table:table-cell>
          <table:table-cell office:value-type="float" office:value="236800" calcext:value-type="float">
            <text:p>236800</text:p>
          </table:table-cell>
          <table:table-cell office:value-type="float" office:value="1785" calcext:value-type="float">
            <text:p>1785</text:p>
          </table:table-cell>
          <table:table-cell office:value-type="float" office:value="65.69" calcext:value-type="float">
            <text:p>65,69</text:p>
          </table:table-cell>
          <table:table-cell office:value-type="float" office:value="190.4" calcext:value-type="float">
            <text:p>190,4</text:p>
          </table:table-cell>
          <table:table-cell office:value-type="float" office:value="6689300" calcext:value-type="float">
            <text:p>6689300</text:p>
          </table:table-cell>
        </table:table-row>
        <table:table-row table:style-name="ro2">
          <table:table-cell office:value-type="string" calcext:value-type="string">
            <text:p> Lesotho</text:p>
          </table:table-cell>
          <table:table-cell office:value-type="float" office:value="30355" calcext:value-type="float">
            <text:p>30355</text:p>
          </table:table-cell>
          <table:table-cell office:value-type="float" office:value="1063" calcext:value-type="float">
            <text:p>1063</text:p>
          </table:table-cell>
          <table:table-cell office:value-type="float" office:value="49.33" calcext:value-type="float">
            <text:p>49,33</text:p>
          </table:table-cell>
          <table:table-cell office:value-type="float" office:value="5.23" calcext:value-type="float">
            <text:p>5,23</text:p>
          </table:table-cell>
          <table:table-cell office:value-type="float" office:value="2109197" calcext:value-type="float">
            <text:p>2109197</text:p>
          </table:table-cell>
        </table:table-row>
        <table:table-row table:style-name="ro2">
          <table:table-cell office:value-type="string" calcext:value-type="string">
            <text:p> Lettonie</text:p>
          </table:table-cell>
          <table:table-cell office:value-type="float" office:value="64559" calcext:value-type="float">
            <text:p>64559</text:p>
          </table:table-cell>
          <table:table-cell office:value-type="float" office:value="13729" calcext:value-type="float">
            <text:p>13729</text:p>
          </table:table-cell>
          <table:table-cell office:value-type="float" office:value="73.98" calcext:value-type="float">
            <text:p>73,98</text:p>
          </table:table-cell>
          <table:table-cell office:value-type="float" office:value="16.74" calcext:value-type="float">
            <text:p>16,74</text:p>
          </table:table-cell>
          <table:table-cell office:value-type="float" office:value="1990351" calcext:value-type="float">
            <text:p>1990351</text:p>
          </table:table-cell>
        </table:table-row>
        <table:table-row table:style-name="ro2">
          <table:table-cell office:value-type="string" calcext:value-type="string">
            <text:p> Liban</text:p>
          </table:table-cell>
          <table:table-cell office:value-type="float" office:value="10452" calcext:value-type="float">
            <text:p>10452</text:p>
          </table:table-cell>
          <table:table-cell office:value-type="float" office:value="11945" calcext:value-type="float">
            <text:p>11945</text:p>
          </table:table-cell>
          <table:table-cell office:value-type="float" office:value="80.13" calcext:value-type="float">
            <text:p>80,13</text:p>
          </table:table-cell>
          <table:table-cell office:value-type="float" office:value="4.8" calcext:value-type="float">
            <text:p>4,8</text:p>
          </table:table-cell>
          <table:table-cell office:value-type="float" office:value="4546774" calcext:value-type="float">
            <text:p>4546774</text:p>
          </table:table-cell>
        </table:table-row>
        <table:table-row table:style-name="ro2">
          <table:table-cell office:value-type="string" calcext:value-type="string">
            <text:p> Liberia</text:p>
          </table:table-cell>
          <table:table-cell office:value-type="float" office:value="111369" calcext:value-type="float">
            <text:p>111369</text:p>
          </table:table-cell>
          <table:table-cell office:value-type="float" office:value="469" calcext:value-type="float">
            <text:p>469</text:p>
          </table:table-cell>
          <table:table-cell office:value-type="float" office:value="60.52" calcext:value-type="float">
            <text:p>60,52</text:p>
          </table:table-cell>
          <table:table-cell office:value-type="float" office:value="200" calcext:value-type="float">
            <text:p>200</text:p>
          </table:table-cell>
          <table:table-cell office:value-type="float" office:value="4396554" calcext:value-type="float">
            <text:p>4396554</text:p>
          </table:table-cell>
        </table:table-row>
        <table:table-row table:style-name="ro2">
          <table:table-cell office:value-type="string" calcext:value-type="string">
            <text:p> Libye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4754" calcext:value-type="float">
            <text:p>4754</text:p>
          </table:table-cell>
          <table:table-cell office:value-type="float" office:value="71.66" calcext:value-type="float">
            <text:p>71,66</text:p>
          </table:table-cell>
          <table:table-cell office:value-type="float" office:value="0.7" calcext:value-type="float">
            <text:p>0,7</text:p>
          </table:table-cell>
          <table:table-cell office:value-type="float" office:value="6258984" calcext:value-type="float">
            <text:p>6258984</text:p>
          </table:table-cell>
        </table:table-row>
        <table:table-row table:style-name="ro2">
          <table:table-cell office:value-type="string" calcext:value-type="string">
            <text:p> Luxembourg</text:p>
          </table:table-cell>
          <table:table-cell office:value-type="float" office:value="2586" calcext:value-type="float">
            <text:p>2586</text:p>
          </table:table-cell>
          <table:table-cell office:value-type="float" office:value="103187" calcext:value-type="float">
            <text:p>103187</text:p>
          </table:table-cell>
          <table:table-cell office:value-type="float" office:value="81.8" calcext:value-type="float">
            <text:p>81,8</text:p>
          </table:table-cell>
          <table:table-cell office:value-type="float" office:value="1" calcext:value-type="float">
            <text:p>1</text:p>
          </table:table-cell>
          <table:table-cell office:value-type="float" office:value="556074" calcext:value-type="float">
            <text:p>556074</text:p>
          </table:table-cell>
        </table:table-row>
        <table:table-row table:style-name="ro2">
          <table:table-cell office:value-type="string" calcext:value-type="string">
            <text:p> Macédoine</text:p>
          </table:table-cell>
          <table:table-cell office:value-type="float" office:value="25713" calcext:value-type="float">
            <text:p>25713</text:p>
          </table:table-cell>
          <table:table-cell office:value-type="float" office:value="4867" calcext:value-type="float">
            <text:p>4867</text:p>
          </table:table-cell>
          <table:table-cell office:value-type="float" office:value="75.19" calcext:value-type="float">
            <text:p>75,19</text:p>
          </table:table-cell>
          <table:table-cell office:value-type="float" office:value="5.4" calcext:value-type="float">
            <text:p>5,4</text:p>
          </table:table-cell>
          <table:table-cell office:value-type="float" office:value="2075625" calcext:value-type="float">
            <text:p>2075625</text:p>
          </table:table-cell>
        </table:table-row>
        <table:table-row table:style-name="ro2">
          <table:table-cell office:value-type="string" calcext:value-type="string">
            <text:p> Madagascar</text:p>
          </table:table-cell>
          <table:table-cell office:value-type="float" office:value="587041" calcext:value-type="float">
            <text:p>587041</text:p>
          </table:table-cell>
          <table:table-cell office:value-type="float" office:value="393" calcext:value-type="float">
            <text:p>393</text:p>
          </table:table-cell>
          <table:table-cell office:value-type="float" office:value="64.67" calcext:value-type="float">
            <text:p>64,67</text:p>
          </table:table-cell>
          <table:table-cell office:value-type="float" office:value="337" calcext:value-type="float">
            <text:p>337</text:p>
          </table:table-cell>
          <table:table-cell office:value-type="float" office:value="23571713" calcext:value-type="float">
            <text:p>23571713</text:p>
          </table:table-cell>
        </table:table-row>
        <table:table-row table:style-name="ro2">
          <table:table-cell office:value-type="string" calcext:value-type="string">
            <text:p> Malaisie</text:p>
          </table:table-cell>
          <table:table-cell office:value-type="float" office:value="330803" calcext:value-type="float">
            <text:p>330803</text:p>
          </table:table-cell>
          <table:table-cell office:value-type="float" office:value="10073" calcext:value-type="float">
            <text:p>10073</text:p>
          </table:table-cell>
          <table:table-cell office:value-type="float" office:value="74.57" calcext:value-type="float">
            <text:p>74,57</text:p>
          </table:table-cell>
          <table:table-cell office:value-type="float" office:value="580" calcext:value-type="float">
            <text:p>580</text:p>
          </table:table-cell>
          <table:table-cell office:value-type="float" office:value="29901997" calcext:value-type="float">
            <text:p>29901997</text:p>
          </table:table-cell>
        </table:table-row>
        <table:table-row table:style-name="ro2">
          <table:table-cell office:value-type="string" calcext:value-type="string">
            <text:p> Malawi</text:p>
          </table:table-cell>
          <table:table-cell office:value-type="float" office:value="118484" calcext:value-type="float">
            <text:p>118484</text:p>
          </table:table-cell>
          <table:table-cell office:value-type="float" office:value="353" calcext:value-type="float">
            <text:p>353</text:p>
          </table:table-cell>
          <table:table-cell office:value-type="float" office:value="61.47" calcext:value-type="float">
            <text:p>61,47</text:p>
          </table:table-cell>
          <table:table-cell office:value-type="float" office:value="16.14" calcext:value-type="float">
            <text:p>16,14</text:p>
          </table:table-cell>
          <table:table-cell office:value-type="float" office:value="16695253" calcext:value-type="float">
            <text:p>16695253</text:p>
          </table:table-cell>
        </table:table-row>
        <table:table-row table:style-name="ro2">
          <table:table-cell office:value-type="string" calcext:value-type="string">
            <text:p> Maldives</text:p>
          </table:table-cell>
          <table:table-cell office:value-type="float" office:value="300" calcext:value-type="float">
            <text:p>300</text:p>
          </table:table-cell>
          <table:table-cell office:value-type="float" office:value="8714" calcext:value-type="float">
            <text:p>8714</text:p>
          </table:table-cell>
          <table:table-cell office:value-type="float" office:value="76.6" calcext:value-type="float">
            <text:p>76,6</text:p>
          </table:table-cell>
          <table:table-cell office:value-type="float" office:value="0.03" calcext:value-type="float">
            <text:p>0,03</text:p>
          </table:table-cell>
          <table:table-cell office:value-type="float" office:value="401000" calcext:value-type="float">
            <text:p>401000</text:p>
          </table:table-cell>
        </table:table-row>
        <table:table-row table:style-name="ro2">
          <table:table-cell office:value-type="string" calcext:value-type="string">
            <text:p> Mali</text:p>
          </table:table-cell>
          <table:table-cell office:value-type="float" office:value="1241238" calcext:value-type="float">
            <text:p>1241238</text:p>
          </table:table-cell>
          <table:table-cell office:value-type="float" office:value="672" calcext:value-type="float">
            <text:p>672</text:p>
          </table:table-cell>
          <table:table-cell office:value-type="float" office:value="57.54" calcext:value-type="float">
            <text:p>57,54</text:p>
          </table:table-cell>
          <table:table-cell office:value-type="float" office:value="60" calcext:value-type="float">
            <text:p>60</text:p>
          </table:table-cell>
          <table:table-cell office:value-type="float" office:value="17086022" calcext:value-type="float">
            <text:p>17086022</text:p>
          </table:table-cell>
        </table:table-row>
        <table:table-row table:style-name="ro2">
          <table:table-cell office:value-type="string" calcext:value-type="string">
            <text:p> Malte</text:p>
          </table:table-cell>
          <table:table-cell office:value-type="float" office:value="316" calcext:value-type="float">
            <text:p>316</text:p>
          </table:table-cell>
          <table:table-cell office:value-type="float" office:value="21540" calcext:value-type="float">
            <text:p>21540</text:p>
          </table:table-cell>
          <table:table-cell office:value-type="float" office:value="80.75" calcext:value-type="float">
            <text:p>80,75</text:p>
          </table:table-cell>
          <table:table-cell office:value-type="float" office:value="0.05" calcext:value-type="float">
            <text:p>0,05</text:p>
          </table:table-cell>
          <table:table-cell office:value-type="float" office:value="427404" calcext:value-type="float">
            <text:p>427404</text:p>
          </table:table-cell>
        </table:table-row>
        <table:table-row table:style-name="ro2">
          <table:table-cell office:value-type="string" calcext:value-type="string">
            <text:p> Maroc</text:p>
          </table:table-cell>
          <table:table-cell office:value-type="float" office:value="446550" calcext:value-type="float">
            <text:p>446550</text:p>
          </table:table-cell>
          <table:table-cell office:value-type="float" office:value="3077" calcext:value-type="float">
            <text:p>3077</text:p>
          </table:table-cell>
          <table:table-cell office:value-type="float" office:value="73.71" calcext:value-type="float">
            <text:p>73,71</text:p>
          </table:table-cell>
          <table:table-cell office:value-type="float" office:value="29" calcext:value-type="float">
            <text:p>29</text:p>
          </table:table-cell>
          <table:table-cell office:value-type="float" office:value="33921203" calcext:value-type="float">
            <text:p>33921203</text:p>
          </table:table-cell>
        </table:table-row>
        <table:table-row table:style-name="ro2">
          <table:table-cell office:value-type="string" calcext:value-type="string">
            <text:p> Maurice</text:p>
          </table:table-cell>
          <table:table-cell office:value-type="float" office:value="1969" calcext:value-type="float">
            <text:p>1969</text:p>
          </table:table-cell>
          <table:table-cell office:value-type="float" office:value="9187" calcext:value-type="float">
            <text:p>9187</text:p>
          </table:table-cell>
          <table:table-cell office:value-type="float" office:value="74.46" calcext:value-type="float">
            <text:p>74,46</text:p>
          </table:table-cell>
          <table:table-cell office:value-type="float" office:value="2.75" calcext:value-type="float">
            <text:p>2,75</text:p>
          </table:table-cell>
          <table:table-cell office:value-type="float" office:value="1260934" calcext:value-type="float">
            <text:p>1260934</text:p>
          </table:table-cell>
        </table:table-row>
        <table:table-row table:style-name="ro2">
          <table:table-cell office:value-type="string" calcext:value-type="string">
            <text:p> Mauritanie</text:p>
          </table:table-cell>
          <table:table-cell office:value-type="float" office:value="1025520" calcext:value-type="float">
            <text:p>1025520</text:p>
          </table:table-cell>
          <table:table-cell office:value-type="float" office:value="1262" calcext:value-type="float">
            <text:p>1262</text:p>
          </table:table-cell>
          <table:table-cell office:value-type="float" office:value="62.8" calcext:value-type="float">
            <text:p>62,8</text:p>
          </table:table-cell>
          <table:table-cell office:value-type="float" office:value="0.4" calcext:value-type="float">
            <text:p>0,4</text:p>
          </table:table-cell>
          <table:table-cell office:value-type="float" office:value="3969625" calcext:value-type="float">
            <text:p>3969625</text:p>
          </table:table-cell>
        </table:table-row>
        <table:table-row table:style-name="ro2">
          <table:table-cell office:value-type="string" calcext:value-type="string">
            <text:p> Mexique</text:p>
          </table:table-cell>
          <table:table-cell office:value-type="float" office:value="1964375" calcext:value-type="float">
            <text:p>1964375</text:p>
          </table:table-cell>
          <table:table-cell office:value-type="float" office:value="9592" calcext:value-type="float">
            <text:p>9592</text:p>
          </table:table-cell>
          <table:table-cell office:value-type="float" office:value="76.53" calcext:value-type="float">
            <text:p>76,53</text:p>
          </table:table-cell>
          <table:table-cell office:value-type="float" office:value="409" calcext:value-type="float">
            <text:p>409</text:p>
          </table:table-cell>
          <table:table-cell office:value-type="float" office:value="125385833" calcext:value-type="float">
            <text:p>125385833</text:p>
          </table:table-cell>
        </table:table-row>
        <table:table-row table:style-name="ro2">
          <table:table-cell office:value-type="string" calcext:value-type="string">
            <text:p> Moldavie</text:p>
          </table:table-cell>
          <table:table-cell office:value-type="float" office:value="33846" calcext:value-type="float">
            <text:p>33846</text:p>
          </table:table-cell>
          <table:table-cell office:value-type="float" office:value="1740" calcext:value-type="float">
            <text:p>1740</text:p>
          </table:table-cell>
          <table:table-cell office:value-type="float" office:value="68.81" calcext:value-type="float">
            <text:p>68,81</text:p>
          </table:table-cell>
          <table:table-cell office:value-type="float" office:value="1" calcext:value-type="float">
            <text:p>1</text:p>
          </table:table-cell>
          <table:table-cell office:value-type="float" office:value="3556400" calcext:value-type="float">
            <text:p>3556400</text:p>
          </table:table-cell>
        </table:table-row>
        <table:table-row table:style-name="ro2">
          <table:table-cell office:value-type="string" calcext:value-type="string">
            <text:p> Mongolie</text:p>
          </table:table-cell>
          <table:table-cell office:value-type="float" office:value="1564100" calcext:value-type="float">
            <text:p>1564100</text:p>
          </table:table-cell>
          <table:table-cell office:value-type="float" office:value="4179" calcext:value-type="float">
            <text:p>4179</text:p>
          </table:table-cell>
          <table:table-cell office:value-type="float" office:value="69.06" calcext:value-type="float">
            <text:p>69,06</text:p>
          </table:table-cell>
          <table:table-cell office:value-type="float" office:value="34.8" calcext:value-type="float">
            <text:p>34,8</text:p>
          </table:table-cell>
          <table:table-cell office:value-type="float" office:value="2909871" calcext:value-type="float">
            <text:p>2909871</text:p>
          </table:table-cell>
        </table:table-row>
        <table:table-row table:style-name="ro2">
          <table:table-cell office:value-type="string" calcext:value-type="string">
            <text:p> Mozambique</text:p>
          </table:table-cell>
          <table:table-cell office:value-type="float" office:value="801590" calcext:value-type="float">
            <text:p>801590</text:p>
          </table:table-cell>
          <table:table-cell office:value-type="float" office:value="626" calcext:value-type="float">
            <text:p>626</text:p>
          </table:table-cell>
          <table:table-cell office:value-type="float" office:value="54.64" calcext:value-type="float">
            <text:p>54,64</text:p>
          </table:table-cell>
          <table:table-cell office:value-type="float" office:value="100.3" calcext:value-type="float">
            <text:p>100,3</text:p>
          </table:table-cell>
          <table:table-cell office:value-type="float" office:value="27216276" calcext:value-type="float">
            <text:p>27216276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676578" calcext:value-type="float">
            <text:p>676578</text:p>
          </table:table-cell>
          <table:table-cell office:value-type="float" office:value="1269" calcext:value-type="float">
            <text:p>1269</text:p>
          </table:table-cell>
          <table:table-cell office:value-type="float" office:value="65.65" calcext:value-type="float">
            <text:p>65,65</text:p>
          </table:table-cell>
          <table:table-cell office:value-type="float" office:value="1003" calcext:value-type="float">
            <text:p>1003</text:p>
          </table:table-cell>
          <table:table-cell office:value-type="float" office:value="53437159" calcext:value-type="float">
            <text:p>53437159</text:p>
          </table:table-cell>
        </table:table-row>
        <table:table-row table:style-name="ro2">
          <table:table-cell office:value-type="string" calcext:value-type="string">
            <text:p> Namibie</text:p>
          </table:table-cell>
          <table:table-cell office:value-type="float" office:value="824268" calcext:value-type="float">
            <text:p>824268</text:p>
          </table:table-cell>
          <table:table-cell office:value-type="float" office:value="5787" calcext:value-type="float">
            <text:p>5787</text:p>
          </table:table-cell>
          <table:table-cell office:value-type="float" office:value="64.34" calcext:value-type="float">
            <text:p>64,34</text:p>
          </table:table-cell>
          <table:table-cell office:value-type="float" office:value="6.16" calcext:value-type="float">
            <text:p>6,16</text:p>
          </table:table-cell>
          <table:table-cell office:value-type="float" office:value="2402858" calcext:value-type="float">
            <text:p>2402858</text:p>
          </table:table-cell>
        </table:table-row>
        <table:table-row table:style-name="ro2">
          <table:table-cell office:value-type="string" calcext:value-type="string">
            <text:p> Népal</text:p>
          </table:table-cell>
          <table:table-cell office:value-type="float" office:value="147181" calcext:value-type="float">
            <text:p>147181</text:p>
          </table:table-cell>
          <table:table-cell office:value-type="float" office:value="751" calcext:value-type="float">
            <text:p>751</text:p>
          </table:table-cell>
          <table:table-cell office:value-type="float" office:value="69.22" calcext:value-type="float">
            <text:p>69,22</text:p>
          </table:table-cell>
          <table:table-cell office:value-type="float" office:value="198.2" calcext:value-type="float">
            <text:p>198,2</text:p>
          </table:table-cell>
          <table:table-cell office:value-type="float" office:value="28174724" calcext:value-type="float">
            <text:p>28174724</text:p>
          </table:table-cell>
        </table:table-row>
        <table:table-row table:style-name="ro2">
          <table:table-cell office:value-type="string" calcext:value-type="string">
            <text:p> Nicaragua</text:p>
          </table:table-cell>
          <table:table-cell office:value-type="float" office:value="130373" calcext:value-type="float">
            <text:p>130373</text:p>
          </table:table-cell>
          <table:table-cell office:value-type="float" office:value="1965" calcext:value-type="float">
            <text:p>1965</text:p>
          </table:table-cell>
          <table:table-cell office:value-type="float" office:value="74.51" calcext:value-type="float">
            <text:p>74,51</text:p>
          </table:table-cell>
          <table:table-cell office:value-type="float" office:value="156.2" calcext:value-type="float">
            <text:p>156,2</text:p>
          </table:table-cell>
          <table:table-cell office:value-type="float" office:value="6013913" calcext:value-type="float">
            <text:p>6013913</text:p>
          </table:table-cell>
        </table:table-row>
        <table:table-row table:style-name="ro2">
          <table:table-cell office:value-type="string" calcext:value-type="string">
            <text:p> Niger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403" calcext:value-type="float">
            <text:p>403</text:p>
          </table:table-cell>
          <table:table-cell office:value-type="float" office:value="60.83" calcext:value-type="float">
            <text:p>60,83</text:p>
          </table:table-cell>
          <table:table-cell office:value-type="float" office:value="3.5" calcext:value-type="float">
            <text:p>3,5</text:p>
          </table:table-cell>
          <table:table-cell office:value-type="float" office:value="19113728" calcext:value-type="float">
            <text:p>19113728</text:p>
          </table:table-cell>
        </table:table-row>
        <table:table-row table:style-name="ro2">
          <table:table-cell office:value-type="string" calcext:value-type="string">
            <text:p> Nigeria</text:p>
          </table:table-cell>
          <table:table-cell office:value-type="float" office:value="923768" calcext:value-type="float">
            <text:p>923768</text:p>
          </table:table-cell>
          <table:table-cell office:value-type="float" office:value="2758" calcext:value-type="float">
            <text:p>2758</text:p>
          </table:table-cell>
          <table:table-cell office:value-type="float" office:value="52.44" calcext:value-type="float">
            <text:p>52,44</text:p>
          </table:table-cell>
          <table:table-cell office:value-type="float" office:value="221" calcext:value-type="float">
            <text:p>221</text:p>
          </table:table-cell>
          <table:table-cell office:value-type="float" office:value="177475986" calcext:value-type="float">
            <text:p>177475986</text:p>
          </table:table-cell>
        </table:table-row>
        <table:table-row table:style-name="ro2">
          <table:table-cell office:value-type="string" calcext:value-type="string">
            <text:p> Norvège</text:p>
          </table:table-cell>
          <table:table-cell office:value-type="float" office:value="323782" calcext:value-type="float">
            <text:p>323782</text:p>
          </table:table-cell>
          <table:table-cell office:value-type="float" office:value="76266" calcext:value-type="float">
            <text:p>76266</text:p>
          </table:table-cell>
          <table:table-cell office:value-type="float" office:value="81.45" calcext:value-type="float">
            <text:p>81,45</text:p>
          </table:table-cell>
          <table:table-cell office:value-type="float" office:value="382" calcext:value-type="float">
            <text:p>382</text:p>
          </table:table-cell>
          <table:table-cell office:value-type="float" office:value="5136475" calcext:value-type="float">
            <text:p>5136475</text:p>
          </table:table-cell>
        </table:table-row>
        <table:table-row table:style-name="ro2">
          <table:table-cell office:value-type="string" calcext:value-type="string">
            <text:p> Nouvelle-Zélande</text:p>
          </table:table-cell>
          <table:table-cell office:value-type="float" office:value="270467" calcext:value-type="float">
            <text:p>270467</text:p>
          </table:table-cell>
          <table:table-cell office:value-type="float" office:value="36963" calcext:value-type="float">
            <text:p>36963</text:p>
          </table:table-cell>
          <table:table-cell office:value-type="float" office:value="81.41" calcext:value-type="float">
            <text:p>81,41</text:p>
          </table:table-cell>
          <table:table-cell office:value-type="float" office:value="327" calcext:value-type="float">
            <text:p>327</text:p>
          </table:table-cell>
          <table:table-cell office:value-type="float" office:value="4509700" calcext:value-type="float">
            <text:p>4509700</text:p>
          </table:table-cell>
        </table:table-row>
        <table:table-row table:style-name="ro2">
          <table:table-cell office:value-type="string" calcext:value-type="string">
            <text:p> Oman</text:p>
          </table:table-cell>
          <table:table-cell office:value-type="float" office:value="309500" calcext:value-type="float">
            <text:p>309500</text:p>
          </table:table-cell>
          <table:table-cell office:value-type="float" office:value="15672" calcext:value-type="float">
            <text:p>15672</text:p>
          </table:table-cell>
          <table:table-cell office:value-type="float" office:value="76.84" calcext:value-type="float">
            <text:p>76,84</text:p>
          </table:table-cell>
          <table:table-cell office:value-type="float" office:value="1.4" calcext:value-type="float">
            <text:p>1,4</text:p>
          </table:table-cell>
          <table:table-cell office:value-type="float" office:value="4236057" calcext:value-type="float">
            <text:p>4236057</text:p>
          </table:table-cell>
        </table:table-row>
        <table:table-row table:style-name="ro2">
          <table:table-cell office:value-type="string" calcext:value-type="string">
            <text:p> Ouganda</text:p>
          </table:table-cell>
          <table:table-cell office:value-type="float" office:value="241550" calcext:value-type="float">
            <text:p>241550</text:p>
          </table:table-cell>
          <table:table-cell office:value-type="float" office:value="625" calcext:value-type="float">
            <text:p>625</text:p>
          </table:table-cell>
          <table:table-cell office:value-type="float" office:value="57.77" calcext:value-type="float">
            <text:p>57,77</text:p>
          </table:table-cell>
          <table:table-cell office:value-type="float" office:value="39" calcext:value-type="float">
            <text:p>39</text:p>
          </table:table-cell>
          <table:table-cell office:value-type="float" office:value="37782971" calcext:value-type="float">
            <text:p>37782971</text:p>
          </table:table-cell>
        </table:table-row>
        <table:table-row table:style-name="ro2">
          <table:table-cell office:value-type="string" calcext:value-type="string">
            <text:p> Ouzbékistan</text:p>
          </table:table-cell>
          <table:table-cell office:value-type="float" office:value="447400" calcext:value-type="float">
            <text:p>447400</text:p>
          </table:table-cell>
          <table:table-cell office:value-type="float" office:value="2130" calcext:value-type="float">
            <text:p>2130</text:p>
          </table:table-cell>
          <table:table-cell office:value-type="float" office:value="68.23" calcext:value-type="float">
            <text:p>68,23</text:p>
          </table:table-cell>
          <table:table-cell office:value-type="float" office:value="16.34" calcext:value-type="float">
            <text:p>16,34</text:p>
          </table:table-cell>
          <table:table-cell office:value-type="float" office:value="30757700" calcext:value-type="float">
            <text:p>30757700</text:p>
          </table:table-cell>
        </table:table-row>
        <table:table-row table:style-name="ro2">
          <table:table-cell office:value-type="string" calcext:value-type="string">
            <text:p> Pakistan</text:p>
          </table:table-cell>
          <table:table-cell office:value-type="float" office:value="796095" calcext:value-type="float">
            <text:p>796095</text:p>
          </table:table-cell>
          <table:table-cell office:value-type="float" office:value="1427" calcext:value-type="float">
            <text:p>1427</text:p>
          </table:table-cell>
          <table:table-cell office:value-type="float" office:value="65.96" calcext:value-type="float">
            <text:p>65,96</text:p>
          </table:table-cell>
          <table:table-cell office:value-type="float" office:value="55" calcext:value-type="float">
            <text:p>55</text:p>
          </table:table-cell>
          <table:table-cell office:value-type="float" office:value="185044286" calcext:value-type="float">
            <text:p>185044286</text:p>
          </table:table-cell>
        </table:table-row>
        <table:table-row table:style-name="ro2">
          <table:table-cell office:value-type="string" calcext:value-type="string">
            <text:p> Panama</text:p>
          </table:table-cell>
          <table:table-cell office:value-type="float" office:value="75417" calcext:value-type="float">
            <text:p>75417</text:p>
          </table:table-cell>
          <table:table-cell office:value-type="float" office:value="11850" calcext:value-type="float">
            <text:p>11850</text:p>
          </table:table-cell>
          <table:table-cell office:value-type="float" office:value="77.42" calcext:value-type="float">
            <text:p>77,42</text:p>
          </table:table-cell>
          <table:table-cell office:value-type="float" office:value="136.6" calcext:value-type="float">
            <text:p>136,6</text:p>
          </table:table-cell>
          <table:table-cell office:value-type="float" office:value="3867535" calcext:value-type="float">
            <text:p>3867535</text:p>
          </table:table-cell>
        </table:table-row>
        <table:table-row table:style-name="ro2">
          <table:table-cell office:value-type="string" calcext:value-type="string">
            <text:p> Papouasie-Nouvelle-Guinée</text:p>
          </table:table-cell>
          <table:table-cell office:value-type="float" office:value="462840" calcext:value-type="float">
            <text:p>462840</text:p>
          </table:table-cell>
          <table:table-cell office:value-type="float" office:value="2332" calcext:value-type="float">
            <text:p>2332</text:p>
          </table:table-cell>
          <table:table-cell office:value-type="float" office:value="62.45" calcext:value-type="float">
            <text:p>62,45</text:p>
          </table:table-cell>
          <table:table-cell office:value-type="float" office:value="801" calcext:value-type="float">
            <text:p>801</text:p>
          </table:table-cell>
          <table:table-cell office:value-type="float" office:value="7463577" calcext:value-type="float">
            <text:p>7463577</text:p>
          </table:table-cell>
        </table:table-row>
        <table:table-row table:style-name="ro2">
          <table:table-cell office:value-type="string" calcext:value-type="string">
            <text:p> Paraguay</text:p>
          </table:table-cell>
          <table:table-cell office:value-type="float" office:value="406752" calcext:value-type="float">
            <text:p>406752</text:p>
          </table:table-cell>
          <table:table-cell office:value-type="float" office:value="4142" calcext:value-type="float">
            <text:p>4142</text:p>
          </table:table-cell>
          <table:table-cell office:value-type="float" office:value="72.8" calcext:value-type="float">
            <text:p>72,8</text:p>
          </table:table-cell>
          <table:table-cell office:value-type="float" office:value="117" calcext:value-type="float">
            <text:p>117</text:p>
          </table:table-cell>
          <table:table-cell office:value-type="float" office:value="6552518" calcext:value-type="float">
            <text:p>6552518</text:p>
          </table:table-cell>
        </table:table-row>
        <table:table-row table:style-name="ro2">
          <table:table-cell office:value-type="string" calcext:value-type="string">
            <text:p> Pays-Bas</text:p>
          </table:table-cell>
          <table:table-cell office:value-type="float" office:value="37354" calcext:value-type="float">
            <text:p>37354</text:p>
          </table:table-cell>
          <table:table-cell office:value-type="float" office:value="44333" calcext:value-type="float">
            <text:p>44333</text:p>
          </table:table-cell>
          <table:table-cell office:value-type="float" office:value="81.1" calcext:value-type="float">
            <text:p>81,1</text:p>
          </table:table-cell>
          <table:table-cell office:value-type="float" office:value="11" calcext:value-type="float">
            <text:p>11</text:p>
          </table:table-cell>
          <table:table-cell office:value-type="float" office:value="16854183" calcext:value-type="float">
            <text:p>16854183</text:p>
          </table:table-cell>
        </table:table-row>
        <table:table-row table:style-name="ro2">
          <table:table-cell office:value-type="string" calcext:value-type="string">
            <text:p> Pérou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5638" calcext:value-type="float">
            <text:p>5638</text:p>
          </table:table-cell>
          <table:table-cell office:value-type="float" office:value="74.28" calcext:value-type="float">
            <text:p>74,28</text:p>
          </table:table-cell>
          <table:table-cell office:value-type="float" office:value="1641" calcext:value-type="float">
            <text:p>1641</text:p>
          </table:table-cell>
          <table:table-cell office:value-type="float" office:value="30973148" calcext:value-type="float">
            <text:p>30973148</text:p>
          </table:table-cell>
        </table:table-row>
        <table:table-row table:style-name="ro2">
          <table:table-cell office:value-type="string" calcext:value-type="string">
            <text:p> Philippines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51" calcext:value-type="float">
            <text:p>2951</text:p>
          </table:table-cell>
          <table:table-cell office:value-type="float" office:value="68.13" calcext:value-type="float">
            <text:p>68,13</text:p>
          </table:table-cell>
          <table:table-cell office:value-type="float" office:value="479" calcext:value-type="float">
            <text:p>479</text:p>
          </table:table-cell>
          <table:table-cell office:value-type="float" office:value="99138690" calcext:value-type="float">
            <text:p>99138690</text:p>
          </table:table-cell>
        </table:table-row>
        <table:table-row table:style-name="ro2">
          <table:table-cell office:value-type="string" calcext:value-type="string">
            <text:p> Pologne</text:p>
          </table:table-cell>
          <table:table-cell office:value-type="float" office:value="312685" calcext:value-type="float">
            <text:p>312685</text:p>
          </table:table-cell>
          <table:table-cell office:value-type="float" office:value="12662" calcext:value-type="float">
            <text:p>12662</text:p>
          </table:table-cell>
          <table:table-cell office:value-type="float" office:value="76.85" calcext:value-type="float">
            <text:p>76,85</text:p>
          </table:table-cell>
          <table:table-cell office:value-type="float" office:value="53.6" calcext:value-type="float">
            <text:p>53,6</text:p>
          </table:table-cell>
          <table:table-cell office:value-type="float" office:value="37995529" calcext:value-type="float">
            <text:p>37995529</text:p>
          </table:table-cell>
        </table:table-row>
        <table:table-row table:style-name="ro2">
          <table:table-cell office:value-type="string" calcext:value-type="string">
            <text:p> Portugal</text:p>
          </table:table-cell>
          <table:table-cell office:value-type="float" office:value="92090" calcext:value-type="float">
            <text:p>92090</text:p>
          </table:table-cell>
          <table:table-cell office:value-type="float" office:value="18984" calcext:value-type="float">
            <text:p>18984</text:p>
          </table:table-cell>
          <table:table-cell office:value-type="float" office:value="80.37" calcext:value-type="float">
            <text:p>80,37</text:p>
          </table:table-cell>
          <table:table-cell office:value-type="float" office:value="38" calcext:value-type="float">
            <text:p>38</text:p>
          </table:table-cell>
          <table:table-cell office:value-type="float" office:value="10397393" calcext:value-type="float">
            <text:p>10397393</text:p>
          </table:table-cell>
        </table:table-row>
        <table:table-row table:style-name="ro2">
          <table:table-cell office:value-type="string" calcext:value-type="string">
            <text:p> Qatar</text:p>
          </table:table-cell>
          <table:table-cell office:value-type="float" office:value="11586" calcext:value-type="float">
            <text:p>11586</text:p>
          </table:table-cell>
          <table:table-cell office:value-type="float" office:value="78829" calcext:value-type="float">
            <text:p>78829</text:p>
          </table:table-cell>
          <table:table-cell office:value-type="float" office:value="78.42" calcext:value-type="float">
            <text:p>78,42</text:p>
          </table:table-cell>
          <table:table-cell office:value-type="float" office:value="0.06" calcext:value-type="float">
            <text:p>0,06</text:p>
          </table:table-cell>
          <table:table-cell office:value-type="float" office:value="2172065" calcext:value-type="float">
            <text:p>2172065</text:p>
          </table:table-cell>
        </table:table-row>
        <table:table-row table:style-name="ro2">
          <table:table-cell office:value-type="string" calcext:value-type="string">
            <text:p> République centrafricaine</text:p>
          </table:table-cell>
          <table:table-cell office:value-type="float" office:value="622984" calcext:value-type="float">
            <text:p>622984</text:p>
          </table:table-cell>
          <table:table-cell office:value-type="float" office:value="339" calcext:value-type="float">
            <text:p>339</text:p>
          </table:table-cell>
          <table:table-cell office:value-type="float" office:value="49.88" calcext:value-type="float">
            <text:p>49,88</text:p>
          </table:table-cell>
          <table:table-cell office:value-type="float" office:value="141" calcext:value-type="float">
            <text:p>141</text:p>
          </table:table-cell>
          <table:table-cell office:value-type="float" office:value="4804316" calcext:value-type="float">
            <text:p>4804316</text:p>
          </table:table-cell>
        </table:table-row>
        <table:table-row table:style-name="ro2">
          <table:table-cell office:value-type="string" calcext:value-type="string">
            <text:p> République démocratique du Congo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478" calcext:value-type="float">
            <text:p>478</text:p>
          </table:table-cell>
          <table:table-cell office:value-type="float" office:value="58.27" calcext:value-type="float">
            <text:p>58,27</text:p>
          </table:table-cell>
          <table:table-cell office:value-type="float" office:value="900" calcext:value-type="float">
            <text:p>900</text:p>
          </table:table-cell>
          <table:table-cell office:value-type="float" office:value="74877030" calcext:value-type="float">
            <text:p>74877030</text:p>
          </table:table-cell>
        </table:table-row>
        <table:table-row table:style-name="ro2">
          <table:table-cell office:value-type="string" calcext:value-type="string">
            <text:p> République dominicaine</text:p>
          </table:table-cell>
          <table:table-cell office:value-type="float" office:value="48671" calcext:value-type="float">
            <text:p>48671</text:p>
          </table:table-cell>
          <table:table-cell office:value-type="float" office:value="6664" calcext:value-type="float">
            <text:p>6664</text:p>
          </table:table-cell>
          <table:table-cell office:value-type="float" office:value="73.32" calcext:value-type="float">
            <text:p>73,32</text:p>
          </table:table-cell>
          <table:table-cell office:value-type="float" office:value="21" calcext:value-type="float">
            <text:p>21</text:p>
          </table:table-cell>
          <table:table-cell office:value-type="float" office:value="10405943" calcext:value-type="float">
            <text:p>10405943</text:p>
          </table:table-cell>
        </table:table-row>
        <table:table-row table:style-name="ro2">
          <table:table-cell office:value-type="string" calcext:value-type="string">
            <text:p> République du Congo</text:p>
          </table:table-cell>
          <table:table-cell office:value-type="float" office:value="342000" calcext:value-type="float">
            <text:p>342000</text:p>
          </table:table-cell>
          <table:table-cell office:value-type="float" office:value="2031" calcext:value-type="float">
            <text:p>2031</text:p>
          </table:table-cell>
          <table:table-cell office:value-type="float" office:value="61.67" calcext:value-type="float">
            <text:p>61,67</text:p>
          </table:table-cell>
          <table:table-cell office:value-type="float" office:value="222" calcext:value-type="float">
            <text:p>222</text:p>
          </table:table-cell>
          <table:table-cell office:value-type="float" office:value="4504962" calcext:value-type="float">
            <text:p>4504962</text:p>
          </table:table-cell>
        </table:table-row>
        <table:table-row table:style-name="ro2">
          <table:table-cell office:value-type="string" calcext:value-type="string">
            <text:p> République tchèque</text:p>
          </table:table-cell>
          <table:table-cell office:value-type="float" office:value="78865" calcext:value-type="float">
            <text:p>78865</text:p>
          </table:table-cell>
          <table:table-cell office:value-type="float" office:value="17330" calcext:value-type="float">
            <text:p>17330</text:p>
          </table:table-cell>
          <table:table-cell office:value-type="float" office:value="78.28" calcext:value-type="float">
            <text:p>78,28</text:p>
          </table:table-cell>
          <table:table-cell office:value-type="float" office:value="13.15" calcext:value-type="float">
            <text:p>13,15</text:p>
          </table:table-cell>
          <table:table-cell office:value-type="float" office:value="10510566" calcext:value-type="float">
            <text:p>10510566</text:p>
          </table:table-cell>
        </table:table-row>
        <table:table-row table:style-name="ro2">
          <table:table-cell office:value-type="string" calcext:value-type="string">
            <text:p> Roumanie</text:p>
          </table:table-cell>
          <table:table-cell office:value-type="float" office:value="238391" calcext:value-type="float">
            <text:p>238391</text:p>
          </table:table-cell>
          <table:table-cell office:value-type="float" office:value="8807" calcext:value-type="float">
            <text:p>8807</text:p>
          </table:table-cell>
          <table:table-cell office:value-type="float" office:value="74.46" calcext:value-type="float">
            <text:p>74,46</text:p>
          </table:table-cell>
          <table:table-cell office:value-type="float" office:value="42.3" calcext:value-type="float">
            <text:p>42,3</text:p>
          </table:table-cell>
          <table:table-cell office:value-type="float" office:value="19910995" calcext:value-type="float">
            <text:p>19910995</text:p>
          </table:table-cell>
        </table:table-row>
        <table:table-row table:style-name="ro2">
          <table:table-cell office:value-type="string" calcext:value-type="string">
            <text:p> Royaume-Uni</text:p>
          </table:table-cell>
          <table:table-cell office:value-type="float" office:value="242900" calcext:value-type="float">
            <text:p>242900</text:p>
          </table:table-cell>
          <table:table-cell office:value-type="float" office:value="44118" calcext:value-type="float">
            <text:p>44118</text:p>
          </table:table-cell>
          <table:table-cell office:value-type="float" office:value="80.96" calcext:value-type="float">
            <text:p>80,96</text:p>
          </table:table-cell>
          <table:table-cell office:value-type="float" office:value="145" calcext:value-type="float">
            <text:p>145</text:p>
          </table:table-cell>
          <table:table-cell office:value-type="float" office:value="64510376" calcext:value-type="float">
            <text:p>64510376</text:p>
          </table:table-cell>
        </table:table-row>
        <table:table-row table:style-name="ro2">
          <table:table-cell office:value-type="string" calcext:value-type="string">
            <text:p> Russie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8447" calcext:value-type="float">
            <text:p>8447</text:p>
          </table:table-cell>
          <table:table-cell office:value-type="float" office:value="71.07" calcext:value-type="float">
            <text:p>71,07</text:p>
          </table:table-cell>
          <table:table-cell office:value-type="float" office:value="4313" calcext:value-type="float">
            <text:p>4313</text:p>
          </table:table-cell>
          <table:table-cell office:value-type="float" office:value="143819569" calcext:value-type="float">
            <text:p>143819569</text:p>
          </table:table-cell>
        </table:table-row>
        <table:table-row table:style-name="ro2">
          <table:table-cell office:value-type="string" calcext:value-type="string">
            <text:p> Rwanda</text:p>
          </table:table-cell>
          <table:table-cell office:value-type="float" office:value="26338" calcext:value-type="float">
            <text:p>26338</text:p>
          </table:table-cell>
          <table:table-cell office:value-type="float" office:value="743" calcext:value-type="float">
            <text:p>743</text:p>
          </table:table-cell>
          <table:table-cell office:value-type="float" office:value="63.39" calcext:value-type="float">
            <text:p>63,39</text:p>
          </table:table-cell>
          <table:table-cell office:value-type="float" office:value="9.5" calcext:value-type="float">
            <text:p>9,5</text:p>
          </table:table-cell>
          <table:table-cell office:value-type="float" office:value="11341544" calcext:value-type="float">
            <text:p>11341544</text:p>
          </table:table-cell>
        </table:table-row>
        <table:table-row table:style-name="ro2">
          <table:table-cell office:value-type="string" calcext:value-type="string">
            <text:p> Saint-Christophe-et-Niévès</text:p>
          </table:table-cell>
          <table:table-cell office:value-type="float" office:value="261" calcext:value-type="float">
            <text:p>261</text:p>
          </table:table-cell>
          <table:table-cell office:value-type="float" office:value="14618" calcext:value-type="float">
            <text:p>14618</text:p>
          </table:table-cell>
          <table:table-cell office:value-type="float" office:value="71.34" calcext:value-type="float">
            <text:p>71,34</text:p>
          </table:table-cell>
          <table:table-cell office:value-type="float" office:value="0.02" calcext:value-type="float">
            <text:p>0,02</text:p>
          </table:table-cell>
          <table:table-cell office:value-type="float" office:value="54944" calcext:value-type="float">
            <text:p>54944</text:p>
          </table:table-cell>
        </table:table-row>
        <table:table-row table:style-name="ro2">
          <table:table-cell office:value-type="string" calcext:value-type="string">
            <text:p> Salvador</text:p>
          </table:table-cell>
          <table:table-cell office:value-type="float" office:value="21041" calcext:value-type="float">
            <text:p>21041</text:p>
          </table:table-cell>
          <table:table-cell office:value-type="float" office:value="4023" calcext:value-type="float">
            <text:p>4023</text:p>
          </table:table-cell>
          <table:table-cell office:value-type="float" office:value="72.5" calcext:value-type="float">
            <text:p>72,5</text:p>
          </table:table-cell>
          <table:table-cell office:value-type="float" office:value="15.63" calcext:value-type="float">
            <text:p>15,63</text:p>
          </table:table-cell>
          <table:table-cell office:value-type="float" office:value="6107706" calcext:value-type="float">
            <text:p>6107706</text:p>
          </table:table-cell>
        </table:table-row>
        <table:table-row table:style-name="ro2">
          <table:table-cell office:value-type="string" calcext:value-type="string">
            <text:p> Sao Tomé-et-Principe</text:p>
          </table:table-cell>
          <table:table-cell office:value-type="float" office:value="964" calcext:value-type="float">
            <text:p>964</text:p>
          </table:table-cell>
          <table:table-cell office:value-type="float" office:value="1606" calcext:value-type="float">
            <text:p>1606</text:p>
          </table:table-cell>
          <table:table-cell office:value-type="float" office:value="66.26" calcext:value-type="float">
            <text:p>66,26</text:p>
          </table:table-cell>
          <table:table-cell office:value-type="float" office:value="2.18" calcext:value-type="float">
            <text:p>2,18</text:p>
          </table:table-cell>
          <table:table-cell office:value-type="float" office:value="186342" calcext:value-type="float">
            <text:p>186342</text:p>
          </table:table-cell>
        </table:table-row>
        <table:table-row table:style-name="ro2">
          <table:table-cell office:value-type="string" calcext:value-type="string">
            <text:p> Sénégal</text:p>
          </table:table-cell>
          <table:table-cell office:value-type="float" office:value="196722" calcext:value-type="float">
            <text:p>196722</text:p>
          </table:table-cell>
          <table:table-cell office:value-type="float" office:value="935" calcext:value-type="float">
            <text:p>935</text:p>
          </table:table-cell>
          <table:table-cell office:value-type="float" office:value="65.88" calcext:value-type="float">
            <text:p>65,88</text:p>
          </table:table-cell>
          <table:table-cell office:value-type="float" office:value="25.8" calcext:value-type="float">
            <text:p>25,8</text:p>
          </table:table-cell>
          <table:table-cell office:value-type="float" office:value="14672557" calcext:value-type="float">
            <text:p>14672557</text:p>
          </table:table-cell>
        </table:table-row>
        <table:table-row table:style-name="ro2">
          <table:table-cell office:value-type="string" calcext:value-type="string">
            <text:p> Serbie</text:p>
          </table:table-cell>
          <table:table-cell office:value-type="float" office:value="88361" calcext:value-type="float">
            <text:p>88361</text:p>
          </table:table-cell>
          <table:table-cell office:value-type="float" office:value="5102" calcext:value-type="float">
            <text:p>5102</text:p>
          </table:table-cell>
          <table:table-cell office:value-type="float" office:value="75.14" calcext:value-type="float">
            <text:p>75,14</text:p>
          </table:table-cell>
          <table:table-cell office:value-type="float" office:value="8.41" calcext:value-type="float">
            <text:p>8,41</text:p>
          </table:table-cell>
          <table:table-cell office:value-type="float" office:value="7129428" calcext:value-type="float">
            <text:p>7129428</text:p>
          </table:table-cell>
        </table:table-row>
        <table:table-row table:style-name="ro2">
          <table:table-cell office:value-type="string" calcext:value-type="string">
            <text:p> Sierra Leone</text:p>
          </table:table-cell>
          <table:table-cell office:value-type="float" office:value="71740" calcext:value-type="float">
            <text:p>71740</text:p>
          </table:table-cell>
          <table:table-cell office:value-type="float" office:value="675" calcext:value-type="float">
            <text:p>675</text:p>
          </table:table-cell>
          <table:table-cell office:value-type="float" office:value="50.36" calcext:value-type="float">
            <text:p>50,36</text:p>
          </table:table-cell>
          <table:table-cell office:value-type="float" office:value="160" calcext:value-type="float">
            <text:p>160</text:p>
          </table:table-cell>
          <table:table-cell office:value-type="float" office:value="6315627" calcext:value-type="float">
            <text:p>6315627</text:p>
          </table:table-cell>
        </table:table-row>
        <table:table-row table:style-name="ro2">
          <table:table-cell office:value-type="string" calcext:value-type="string">
            <text:p> Singapour</text:p>
          </table:table-cell>
          <table:table-cell office:value-type="float" office:value="710" calcext:value-type="float">
            <text:p>710</text:p>
          </table:table-cell>
          <table:table-cell office:value-type="float" office:value="53224" calcext:value-type="float">
            <text:p>53224</text:p>
          </table:table-cell>
          <table:table-cell office:value-type="float" office:value="82.35" calcext:value-type="float">
            <text:p>82,35</text:p>
          </table:table-cell>
          <table:table-cell office:value-type="float" office:value="0.6" calcext:value-type="float">
            <text:p>0,6</text:p>
          </table:table-cell>
          <table:table-cell office:value-type="float" office:value="5469700" calcext:value-type="float">
            <text:p>5469700</text:p>
          </table:table-cell>
        </table:table-row>
        <table:table-row table:style-name="ro2">
          <table:table-cell office:value-type="string" calcext:value-type="string">
            <text:p> Slovaquie</text:p>
          </table:table-cell>
          <table:table-cell office:value-type="float" office:value="49037" calcext:value-type="float">
            <text:p>49037</text:p>
          </table:table-cell>
          <table:table-cell office:value-type="float" office:value="15893" calcext:value-type="float">
            <text:p>15893</text:p>
          </table:table-cell>
          <table:table-cell office:value-type="float" office:value="76.26" calcext:value-type="float">
            <text:p>76,26</text:p>
          </table:table-cell>
          <table:table-cell office:value-type="float" office:value="12.6" calcext:value-type="float">
            <text:p>12,6</text:p>
          </table:table-cell>
          <table:table-cell office:value-type="float" office:value="5418506" calcext:value-type="float">
            <text:p>5418506</text:p>
          </table:table-cell>
        </table:table-row>
        <table:table-row table:style-name="ro2">
          <table:table-cell office:value-type="string" calcext:value-type="string">
            <text:p> Slovénie</text:p>
          </table:table-cell>
          <table:table-cell office:value-type="float" office:value="20273" calcext:value-type="float">
            <text:p>20273</text:p>
          </table:table-cell>
          <table:table-cell office:value-type="float" office:value="20712" calcext:value-type="float">
            <text:p>20712</text:p>
          </table:table-cell>
          <table:table-cell office:value-type="float" office:value="80.28" calcext:value-type="float">
            <text:p>80,28</text:p>
          </table:table-cell>
          <table:table-cell office:value-type="float" office:value="18.67" calcext:value-type="float">
            <text:p>18,67</text:p>
          </table:table-cell>
          <table:table-cell office:value-type="float" office:value="2062218" calcext:value-type="float">
            <text:p>2062218</text:p>
          </table:table-cell>
        </table:table-row>
        <table:table-row table:style-name="ro2">
          <table:table-cell office:value-type="string" calcext:value-type="string">
            <text:p> Soudan</text:p>
          </table:table-cell>
          <table:table-cell office:value-type="float" office:value="1861484" calcext:value-type="float">
            <text:p>1861484</text:p>
          </table:table-cell>
          <table:table-cell office:value-type="float" office:value="2194" calcext:value-type="float">
            <text:p>2194</text:p>
          </table:table-cell>
          <table:table-cell office:value-type="float" office:value="63.17" calcext:value-type="float">
            <text:p>63,17</text:p>
          </table:table-cell>
          <table:table-cell office:value-type="float" office:value="4" calcext:value-type="float">
            <text:p>4</text:p>
          </table:table-cell>
          <table:table-cell office:value-type="float" office:value="39350274" calcext:value-type="float">
            <text:p>39350274</text:p>
          </table:table-cell>
        </table:table-row>
        <table:table-row table:style-name="ro2">
          <table:table-cell office:value-type="string" calcext:value-type="string">
            <text:p> Soudan du Sud</text:p>
          </table:table-cell>
          <table:table-cell office:value-type="float" office:value="644329" calcext:value-type="float">
            <text:p>644329</text:p>
          </table:table-cell>
          <table:table-cell office:value-type="float" office:value="1083" calcext:value-type="float">
            <text:p>1083</text:p>
          </table:table-cell>
          <table:table-cell office:value-type="float" office:value="55.22" calcext:value-type="float">
            <text:p>55,22</text:p>
          </table:table-cell>
          <table:table-cell office:value-type="float" office:value="26" calcext:value-type="float">
            <text:p>26</text:p>
          </table:table-cell>
          <table:table-cell office:value-type="float" office:value="11911184" calcext:value-type="float">
            <text:p>11911184</text:p>
          </table:table-cell>
        </table:table-row>
        <table:table-row table:style-name="ro2">
          <table:table-cell office:value-type="string" calcext:value-type="string">
            <text:p> Sri Lanka</text:p>
          </table:table-cell>
          <table:table-cell office:value-type="float" office:value="65610" calcext:value-type="float">
            <text:p>65610</text:p>
          </table:table-cell>
          <table:table-cell office:value-type="float" office:value="3768" calcext:value-type="float">
            <text:p>3768</text:p>
          </table:table-cell>
          <table:table-cell office:value-type="float" office:value="74.24" calcext:value-type="float">
            <text:p>74,24</text:p>
          </table:table-cell>
          <table:table-cell office:value-type="float" office:value="52.8" calcext:value-type="float">
            <text:p>52,8</text:p>
          </table:table-cell>
          <table:table-cell office:value-type="float" office:value="20639000" calcext:value-type="float">
            <text:p>20639000</text:p>
          </table:table-cell>
        </table:table-row>
        <table:table-row table:style-name="ro2">
          <table:table-cell office:value-type="string" calcext:value-type="string">
            <text:p> Suède</text:p>
          </table:table-cell>
          <table:table-cell office:value-type="float" office:value="450295" calcext:value-type="float">
            <text:p>450295</text:p>
          </table:table-cell>
          <table:table-cell office:value-type="float" office:value="48966" calcext:value-type="float">
            <text:p>48966</text:p>
          </table:table-cell>
          <table:table-cell office:value-type="float" office:value="81.7" calcext:value-type="float">
            <text:p>81,7</text:p>
          </table:table-cell>
          <table:table-cell office:value-type="float" office:value="171" calcext:value-type="float">
            <text:p>171</text:p>
          </table:table-cell>
          <table:table-cell office:value-type="float" office:value="9689555" calcext:value-type="float">
            <text:p>9689555</text:p>
          </table:table-cell>
        </table:table-row>
        <table:table-row table:style-name="ro2">
          <table:table-cell office:value-type="string" calcext:value-type="string">
            <text:p> Suisse</text:p>
          </table:table-cell>
          <table:table-cell office:value-type="float" office:value="41277" calcext:value-type="float">
            <text:p>41277</text:p>
          </table:table-cell>
          <table:table-cell office:value-type="float" office:value="82178" calcext:value-type="float">
            <text:p>82178</text:p>
          </table:table-cell>
          <table:table-cell office:value-type="float" office:value="82.75" calcext:value-type="float">
            <text:p>82,75</text:p>
          </table:table-cell>
          <table:table-cell office:value-type="float" office:value="40.4" calcext:value-type="float">
            <text:p>40,4</text:p>
          </table:table-cell>
          <table:table-cell office:value-type="float" office:value="8190229" calcext:value-type="float">
            <text:p>8190229</text:p>
          </table:table-cell>
        </table:table-row>
        <table:table-row table:style-name="ro2">
          <table:table-cell office:value-type="string" calcext:value-type="string">
            <text:p> Suriname</text:p>
          </table:table-cell>
          <table:table-cell office:value-type="float" office:value="163820" calcext:value-type="float">
            <text:p>163820</text:p>
          </table:table-cell>
          <table:table-cell office:value-type="float" office:value="9052" calcext:value-type="float">
            <text:p>9052</text:p>
          </table:table-cell>
          <table:table-cell office:value-type="float" office:value="70.99" calcext:value-type="float">
            <text:p>70,99</text:p>
          </table:table-cell>
          <table:table-cell office:value-type="float" office:value="99" calcext:value-type="float">
            <text:p>99</text:p>
          </table:table-cell>
          <table:table-cell office:value-type="float" office:value="538248" calcext:value-type="float">
            <text:p>538248</text:p>
          </table:table-cell>
        </table:table-row>
        <table:table-row table:style-name="ro2">
          <table:table-cell office:value-type="string" calcext:value-type="string">
            <text:p> Swaziland</text:p>
          </table:table-cell>
          <table:table-cell office:value-type="float" office:value="17364" calcext:value-type="float">
            <text:p>17364</text:p>
          </table:table-cell>
          <table:table-cell office:value-type="float" office:value="3848" calcext:value-type="float">
            <text:p>3848</text:p>
          </table:table-cell>
          <table:table-cell office:value-type="float" office:value="48.94" calcext:value-type="float">
            <text:p>48,94</text:p>
          </table:table-cell>
          <table:table-cell office:value-type="float" office:value="2.64" calcext:value-type="float">
            <text:p>2,64</text:p>
          </table:table-cell>
          <table:table-cell office:value-type="float" office:value="1269112" calcext:value-type="float">
            <text:p>1269112</text:p>
          </table:table-cell>
        </table:table-row>
        <table:table-row table:style-name="ro2">
          <table:table-cell office:value-type="string" calcext:value-type="string">
            <text:p> Syrie</text:p>
          </table:table-cell>
          <table:table-cell office:value-type="float" office:value="185180" calcext:value-type="float">
            <text:p>185180</text:p>
          </table:table-cell>
          <table:table-cell office:value-type="float" office:value="2807" calcext:value-type="float">
            <text:p>2807</text:p>
          </table:table-cell>
          <table:table-cell office:value-type="float" office:value="74.72" calcext:value-type="float">
            <text:p>74,72</text:p>
          </table:table-cell>
          <table:table-cell office:value-type="float" office:value="7.13" calcext:value-type="float">
            <text:p>7,13</text:p>
          </table:table-cell>
          <table:table-cell office:value-type="float" office:value="22157800" calcext:value-type="float">
            <text:p>22157800</text:p>
          </table:table-cell>
        </table:table-row>
        <table:table-row table:style-name="ro2">
          <table:table-cell office:value-type="string" calcext:value-type="string">
            <text:p> Tadjikistan</text:p>
          </table:table-cell>
          <table:table-cell office:value-type="float" office:value="143100" calcext:value-type="float">
            <text:p>143100</text:p>
          </table:table-cell>
          <table:table-cell office:value-type="float" office:value="949" calcext:value-type="float">
            <text:p>949</text:p>
          </table:table-cell>
          <table:table-cell office:value-type="float" office:value="69.4" calcext:value-type="float">
            <text:p>69,4</text:p>
          </table:table-cell>
          <table:table-cell office:value-type="float" office:value="63.46" calcext:value-type="float">
            <text:p>63,46</text:p>
          </table:table-cell>
          <table:table-cell office:value-type="float" office:value="8295840" calcext:value-type="float">
            <text:p>8295840</text:p>
          </table:table-cell>
        </table:table-row>
        <table:table-row table:style-name="ro2">
          <table:table-cell office:value-type="string" calcext:value-type="string">
            <text:p> Tanzanie</text:p>
          </table:table-cell>
          <table:table-cell office:value-type="float" office:value="945087" calcext:value-type="float">
            <text:p>945087</text:p>
          </table:table-cell>
          <table:table-cell office:value-type="float" office:value="969" calcext:value-type="float">
            <text:p>969</text:p>
          </table:table-cell>
          <table:table-cell office:value-type="float" office:value="64.29" calcext:value-type="float">
            <text:p>64,29</text:p>
          </table:table-cell>
          <table:table-cell office:value-type="float" office:value="84" calcext:value-type="float">
            <text:p>84</text:p>
          </table:table-cell>
          <table:table-cell office:value-type="float" office:value="51822621" calcext:value-type="float">
            <text:p>51822621</text:p>
          </table:table-cell>
        </table:table-row>
        <table:table-row table:style-name="ro2">
          <table:table-cell office:value-type="string" calcext:value-type="string">
            <text:p> Tchad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1011" calcext:value-type="float">
            <text:p>1011</text:p>
          </table:table-cell>
          <table:table-cell office:value-type="float" office:value="51.19" calcext:value-type="float">
            <text:p>51,19</text:p>
          </table:table-cell>
          <table:table-cell office:value-type="float" office:value="15" calcext:value-type="float">
            <text:p>15</text:p>
          </table:table-cell>
          <table:table-cell office:value-type="float" office:value="13587053" calcext:value-type="float">
            <text:p>13587053</text:p>
          </table:table-cell>
        </table:table-row>
        <table:table-row table:style-name="ro2">
          <table:table-cell office:value-type="string" calcext:value-type="string">
            <text:p> Thaïlande</text:p>
          </table:table-cell>
          <table:table-cell office:value-type="float" office:value="513120" calcext:value-type="float">
            <text:p>513120</text:p>
          </table:table-cell>
          <table:table-cell office:value-type="float" office:value="5426" calcext:value-type="float">
            <text:p>5426</text:p>
          </table:table-cell>
          <table:table-cell office:value-type="float" office:value="74.25" calcext:value-type="float">
            <text:p>74,25</text:p>
          </table:table-cell>
          <table:table-cell office:value-type="float" office:value="224.5" calcext:value-type="float">
            <text:p>224,5</text:p>
          </table:table-cell>
          <table:table-cell office:value-type="float" office:value="67725979" calcext:value-type="float">
            <text:p>67725979</text:p>
          </table:table-cell>
        </table:table-row>
        <table:table-row table:style-name="ro2">
          <table:table-cell office:value-type="string" calcext:value-type="string">
            <text:p> Timor oriental</text:p>
          </table:table-cell>
          <table:table-cell office:value-type="float" office:value="14874" calcext:value-type="float">
            <text:p>14874</text:p>
          </table:table-cell>
          <table:table-cell office:value-type="float" office:value="3330" calcext:value-type="float">
            <text:p>3330</text:p>
          </table:table-cell>
          <table:table-cell office:value-type="float" office:value="67.52" calcext:value-type="float">
            <text:p>67,52</text:p>
          </table:table-cell>
          <table:table-cell office:value-type="float" office:value="8.22" calcext:value-type="float">
            <text:p>8,22</text:p>
          </table:table-cell>
          <table:table-cell office:value-type="float" office:value="1212107" calcext:value-type="float">
            <text:p>1212107</text:p>
          </table:table-cell>
        </table:table-row>
        <table:table-row table:style-name="ro2">
          <table:table-cell office:value-type="string" calcext:value-type="string">
            <text:p> Togo</text:p>
          </table:table-cell>
          <table:table-cell office:value-type="float" office:value="56785" calcext:value-type="float">
            <text:p>56785</text:p>
          </table:table-cell>
          <table:table-cell office:value-type="float" office:value="578" calcext:value-type="float">
            <text:p>578</text:p>
          </table:table-cell>
          <table:table-cell office:value-type="float" office:value="59.13" calcext:value-type="float">
            <text:p>59,13</text:p>
          </table:table-cell>
          <table:table-cell office:value-type="float" office:value="11.5" calcext:value-type="float">
            <text:p>11,5</text:p>
          </table:table-cell>
          <table:table-cell office:value-type="float" office:value="7115163" calcext:value-type="float">
            <text:p>7115163</text:p>
          </table:table-cell>
        </table:table-row>
        <table:table-row table:style-name="ro2">
          <table:table-cell office:value-type="string" calcext:value-type="string">
            <text:p> Trinité-et-Tobago</text:p>
          </table:table-cell>
          <table:table-cell office:value-type="float" office:value="5130" calcext:value-type="float">
            <text:p>5130</text:p>
          </table:table-cell>
          <table:table-cell office:value-type="float" office:value="20380" calcext:value-type="float">
            <text:p>20380</text:p>
          </table:table-cell>
          <table:table-cell office:value-type="float" office:value="70.31" calcext:value-type="float">
            <text:p>70,31</text:p>
          </table:table-cell>
          <table:table-cell office:value-type="float" office:value="3.84" calcext:value-type="float">
            <text:p>3,84</text:p>
          </table:table-cell>
          <table:table-cell office:value-type="float" office:value="1354483" calcext:value-type="float">
            <text:p>1354483</text:p>
          </table:table-cell>
        </table:table-row>
        <table:table-row table:style-name="ro2">
          <table:table-cell office:value-type="string" calcext:value-type="string">
            <text:p> Tunisie</text:p>
          </table:table-cell>
          <table:table-cell office:value-type="float" office:value="163610" calcext:value-type="float">
            <text:p>163610</text:p>
          </table:table-cell>
          <table:table-cell office:value-type="float" office:value="3985" calcext:value-type="float">
            <text:p>3985</text:p>
          </table:table-cell>
          <table:table-cell office:value-type="float" office:value="73.65" calcext:value-type="float">
            <text:p>73,65</text:p>
          </table:table-cell>
          <table:table-cell office:value-type="float" office:value="4.2" calcext:value-type="float">
            <text:p>4,2</text:p>
          </table:table-cell>
          <table:table-cell office:value-type="float" office:value="10996600" calcext:value-type="float">
            <text:p>10996600</text:p>
          </table:table-cell>
        </table:table-row>
        <table:table-row table:style-name="ro2">
          <table:table-cell office:value-type="string" calcext:value-type="string">
            <text:p> Turkménistan</text:p>
          </table:table-cell>
          <table:table-cell office:value-type="float" office:value="488100" calcext:value-type="float">
            <text:p>488100</text:p>
          </table:table-cell>
          <table:table-cell office:value-type="float" office:value="7534" calcext:value-type="float">
            <text:p>7534</text:p>
          </table:table-cell>
          <table:table-cell office:value-type="float" office:value="65.46" calcext:value-type="float">
            <text:p>65,46</text:p>
          </table:table-cell>
          <table:table-cell office:value-type="float" office:value="1.41" calcext:value-type="float">
            <text:p>1,41</text:p>
          </table:table-cell>
          <table:table-cell office:value-type="float" office:value="5307188" calcext:value-type="float">
            <text:p>5307188</text:p>
          </table:table-cell>
        </table:table-row>
        <table:table-row table:style-name="ro2">
          <table:table-cell office:value-type="string" calcext:value-type="string">
            <text:p> Turquie</text:p>
          </table:table-cell>
          <table:table-cell office:value-type="float" office:value="783562" calcext:value-type="float">
            <text:p>783562</text:p>
          </table:table-cell>
          <table:table-cell office:value-type="float" office:value="9290" calcext:value-type="float">
            <text:p>9290</text:p>
          </table:table-cell>
          <table:table-cell office:value-type="float" office:value="75.18" calcext:value-type="float">
            <text:p>75,18</text:p>
          </table:table-cell>
          <table:table-cell office:value-type="float" office:value="227" calcext:value-type="float">
            <text:p>227</text:p>
          </table:table-cell>
          <table:table-cell office:value-type="float" office:value="75932348" calcext:value-type="float">
            <text:p>75932348</text:p>
          </table:table-cell>
        </table:table-row>
        <table:table-row table:style-name="ro2">
          <table:table-cell office:value-type="string" calcext:value-type="string">
            <text:p> Ukraine</text:p>
          </table:table-cell>
          <table:table-cell office:value-type="float" office:value="603500" calcext:value-type="float">
            <text:p>603500</text:p>
          </table:table-cell>
          <table:table-cell office:value-type="float" office:value="2109" calcext:value-type="float">
            <text:p>2109</text:p>
          </table:table-cell>
          <table:table-cell office:value-type="float" office:value="71.16" calcext:value-type="float">
            <text:p>71,16</text:p>
          </table:table-cell>
          <table:table-cell office:value-type="float" office:value="53.1" calcext:value-type="float">
            <text:p>53,1</text:p>
          </table:table-cell>
          <table:table-cell office:value-type="float" office:value="45362900" calcext:value-type="float">
            <text:p>45362900</text:p>
          </table:table-cell>
        </table:table-row>
        <table:table-row table:style-name="ro2">
          <table:table-cell office:value-type="string" calcext:value-type="string">
            <text:p> Uruguay</text:p>
          </table:table-cell>
          <table:table-cell office:value-type="float" office:value="176215" calcext:value-type="float">
            <text:p>176215</text:p>
          </table:table-cell>
          <table:table-cell office:value-type="float" office:value="16092" calcext:value-type="float">
            <text:p>16092</text:p>
          </table:table-cell>
          <table:table-cell office:value-type="float" office:value="76.84" calcext:value-type="float">
            <text:p>76,84</text:p>
          </table:table-cell>
          <table:table-cell office:value-type="float" office:value="92.2" calcext:value-type="float">
            <text:p>92,2</text:p>
          </table:table-cell>
          <table:table-cell office:value-type="float" office:value="3419516" calcext:value-type="float">
            <text:p>3419516</text:p>
          </table:table-cell>
        </table:table-row>
        <table:table-row table:style-name="ro2">
          <table:table-cell office:value-type="string" calcext:value-type="string">
            <text:p> Venezuela</text:p>
          </table:table-cell>
          <table:table-cell office:value-type="float" office:value="912050" calcext:value-type="float">
            <text:p>912050</text:p>
          </table:table-cell>
          <table:table-cell office:value-type="float" office:value="4263" calcext:value-type="float">
            <text:p>4263</text:p>
          </table:table-cell>
          <table:table-cell office:value-type="float" office:value="74.07" calcext:value-type="float">
            <text:p>74,07</text:p>
          </table:table-cell>
          <table:table-cell office:value-type="float" office:value="805" calcext:value-type="float">
            <text:p>805</text:p>
          </table:table-cell>
          <table:table-cell office:value-type="float" office:value="30693827" calcext:value-type="float">
            <text:p>30693827</text:p>
          </table:table-cell>
        </table:table-row>
        <table:table-row table:style-name="ro2">
          <table:table-cell office:value-type="string" calcext:value-type="string">
            <text:p> Viêt Nam</text:p>
          </table:table-cell>
          <table:table-cell office:value-type="float" office:value="331212" calcext:value-type="float">
            <text:p>331212</text:p>
          </table:table-cell>
          <table:table-cell office:value-type="float" office:value="2171" calcext:value-type="float">
            <text:p>2171</text:p>
          </table:table-cell>
          <table:table-cell office:value-type="float" office:value="75.76" calcext:value-type="float">
            <text:p>75,76</text:p>
          </table:table-cell>
          <table:table-cell office:value-type="float" office:value="359.4" calcext:value-type="float">
            <text:p>359,4</text:p>
          </table:table-cell>
          <table:table-cell office:value-type="float" office:value="90730000" calcext:value-type="float">
            <text:p>90730000</text:p>
          </table:table-cell>
        </table:table-row>
        <table:table-row table:style-name="ro2">
          <table:table-cell office:value-type="string" calcext:value-type="string">
            <text:p> Yémen</text:p>
          </table:table-cell>
          <table:table-cell office:value-type="float" office:value="527968" calcext:value-type="float">
            <text:p>527968</text:p>
          </table:table-cell>
          <table:table-cell office:value-type="float" office:value="1235" calcext:value-type="float">
            <text:p>1235</text:p>
          </table:table-cell>
          <table:table-cell office:value-type="float" office:value="63.58" calcext:value-type="float">
            <text:p>63,58</text:p>
          </table:table-cell>
          <table:table-cell office:value-type="float" office:value="2.1" calcext:value-type="float">
            <text:p>2,1</text:p>
          </table:table-cell>
          <table:table-cell office:value-type="float" office:value="26183676" calcext:value-type="float">
            <text:p>26183676</text:p>
          </table:table-cell>
        </table:table-row>
        <table:table-row table:style-name="ro2">
          <table:table-cell office:value-type="string" calcext:value-type="string">
            <text:p> Zambie</text:p>
          </table:table-cell>
          <table:table-cell office:value-type="float" office:value="752612" calcext:value-type="float">
            <text:p>752612</text:p>
          </table:table-cell>
          <table:table-cell office:value-type="float" office:value="1576" calcext:value-type="float">
            <text:p>1576</text:p>
          </table:table-cell>
          <table:table-cell office:value-type="float" office:value="59.24" calcext:value-type="float">
            <text:p>59,24</text:p>
          </table:table-cell>
          <table:table-cell office:value-type="float" office:value="80.2" calcext:value-type="float">
            <text:p>80,2</text:p>
          </table:table-cell>
          <table:table-cell office:value-type="float" office:value="15721343" calcext:value-type="float">
            <text:p>15721343</text:p>
          </table:table-cell>
        </table:table-row>
        <table:table-row table:style-name="ro2">
          <table:table-cell office:value-type="string" calcext:value-type="string">
            <text:p> Zimbabwe</text:p>
          </table:table-cell>
          <table:table-cell office:value-type="float" office:value="390757" calcext:value-type="float">
            <text:p>390757</text:p>
          </table:table-cell>
          <table:table-cell office:value-type="float" office:value="1037" calcext:value-type="float">
            <text:p>1037</text:p>
          </table:table-cell>
          <table:table-cell office:value-type="float" office:value="55.63" calcext:value-type="float">
            <text:p>55,63</text:p>
          </table:table-cell>
          <table:table-cell office:value-type="float" office:value="12.26" calcext:value-type="float">
            <text:p>12,26</text:p>
          </table:table-cell>
          <table:table-cell office:value-type="float" office:value="15245855" calcext:value-type="float">
            <text:p>15245855</text:p>
          </table:table-cell>
        </table:table-row>
        <table:table-row table:style-name="ro2">
          <table:table-cell/>
          <table:table-cell office:value-type="string" calcext:value-type="string">
            <text:p>‘ </text:p>
          </table:table-cell>
          <table:table-cell table:number-columns-repeated="4"/>
        </table:table-row>
        <table:table-row table:style-name="ro2" table:number-rows-repeated="104840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onnees_2" table:style-name="ta1">
        <office:forms form:automatic-focus="false" form:apply-design-mode="false"/>
        <table:shapes>
          <draw:frame draw:z-index="0" draw:style-name="gr1" draw:text-style-name="P1" svg:width="15.994cm" svg:height="8.998cm" svg:x="25.184cm" svg:y="92.927cm">
            <draw:object draw:notify-on-update-of-ranges="Donnees_2.H180:Donnees_2.H1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2"/>
        <table:table-column table:style-name="co7" table:default-cell-style-name="Default"/>
        <table:table-row table:style-name="ro3">
          <table:table-cell office:value-type="string" calcext:value-type="string">
            <text:p>pays</text:p>
          </table:table-cell>
          <table:table-cell office:value-type="string" calcext:value-type="string">
            <text:p>Superficie</text:p>
            <text:p>En km² </text:p>
          </table:table-cell>
          <table:table-cell office:value-type="string" calcext:value-type="string">
            <text:p>PIB par habitants</text:p>
          </table:table-cell>
          <table:table-cell office:value-type="string" calcext:value-type="string">
            <text:p>espérance de vie</text:p>
          </table:table-cell>
          <table:table-cell office:value-type="string" calcext:value-type="string">
            <text:p>Ressource en eau</text:p>
            <text:p>Milliards de m³ </text:p>
          </table:table-cell>
          <table:table-cell office:value-type="string" calcext:value-type="string">
            <text:p>nb. habitants</text:p>
          </table:table-cell>
          <table:table-cell office:value-type="string" calcext:value-type="string">
            <text:p>M3 eau/habitant</text:p>
          </table:table-cell>
          <table:table-cell office:value-type="string" calcext:value-type="string">
            <text:p>M³ eau/km²</text:p>
          </table:table-cell>
          <table:table-cell office:value-type="string" calcext:value-type="string">
            <text:p>Riche en eau</text:p>
          </table:table-cell>
        </table:table-row>
        <table:table-row table:style-name="ro2">
          <table:table-cell office:value-type="string" calcext:value-type="string">
            <text:p> Bahreïn</text:p>
          </table:table-cell>
          <table:table-cell office:value-type="float" office:value="758" calcext:value-type="float">
            <text:p>758</text:p>
          </table:table-cell>
          <table:table-cell office:value-type="float" office:value="23899" calcext:value-type="float">
            <text:p>23899</text:p>
          </table:table-cell>
          <table:table-cell office:value-type="float" office:value="76.55" calcext:value-type="float">
            <text:p>76,55</text:p>
          </table:table-cell>
          <table:table-cell office:value-type="float" office:value="0" calcext:value-type="float">
            <text:p>0</text:p>
          </table:table-cell>
          <table:table-cell office:value-type="float" office:value="1361930" calcext:value-type="float">
            <text:p>1361930</text:p>
          </table:table-cell>
          <table:table-cell table:formula="of:=([.E2]/[.F2])*10^9" office:value-type="float" office:value="0" calcext:value-type="float">
            <text:p>0</text:p>
          </table:table-cell>
          <table:table-cell table:formula="of:=[.E2]*10^9/[.B2]" office:value-type="float" office:value="0" calcext:value-type="float">
            <text:p>0</text:p>
          </table:table-cell>
          <table:table-cell table:formula="of:=IF([.G2]&lt;1000;&quot;Pauvre&quot;;IF([.G2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Koweït</text:p>
          </table:table-cell>
          <table:table-cell office:value-type="float" office:value="17818" calcext:value-type="float">
            <text:p>17818</text:p>
          </table:table-cell>
          <table:table-cell office:value-type="float" office:value="29983" calcext:value-type="float">
            <text:p>29983</text:p>
          </table:table-cell>
          <table:table-cell office:value-type="float" office:value="74.46" calcext:value-type="float">
            <text:p>74,46</text:p>
          </table:table-cell>
          <table:table-cell office:value-type="float" office:value="0" calcext:value-type="float">
            <text:p>0</text:p>
          </table:table-cell>
          <table:table-cell office:value-type="float" office:value="3753121" calcext:value-type="float">
            <text:p>3753121</text:p>
          </table:table-cell>
          <table:table-cell table:formula="of:=([.E3]/[.F3])*10^9" office:value-type="float" office:value="0" calcext:value-type="float">
            <text:p>0</text:p>
          </table:table-cell>
          <table:table-cell table:formula="of:=[.E3]*10^9/[.B3]" office:value-type="float" office:value="0" calcext:value-type="float">
            <text:p>0</text:p>
          </table:table-cell>
          <table:table-cell table:formula="of:=IF([.G3]&lt;1000;&quot;Pauvre&quot;;IF([.G3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Émirats arabes unis</text:p>
          </table:table-cell>
          <table:table-cell office:value-type="float" office:value="83600" calcext:value-type="float">
            <text:p>83600</text:p>
          </table:table-cell>
          <table:table-cell office:value-type="float" office:value="35392" calcext:value-type="float">
            <text:p>35392</text:p>
          </table:table-cell>
          <table:table-cell office:value-type="float" office:value="77.2" calcext:value-type="float">
            <text:p>77,2</text:p>
          </table:table-cell>
          <table:table-cell office:value-type="float" office:value="0.15" calcext:value-type="float">
            <text:p>0,15</text:p>
          </table:table-cell>
          <table:table-cell office:value-type="float" office:value="9086139" calcext:value-type="float">
            <text:p>9086139</text:p>
          </table:table-cell>
          <table:table-cell table:formula="of:=([.E4]/[.F4])*10^9" office:value-type="float" office:value="16.5086622601745" calcext:value-type="float">
            <text:p>17</text:p>
          </table:table-cell>
          <table:table-cell table:formula="of:=[.E4]*10^9/[.B4]" office:value-type="float" office:value="1794.25837320574" calcext:value-type="float">
            <text:p>1794</text:p>
          </table:table-cell>
          <table:table-cell table:formula="of:=IF([.G4]&lt;1000;&quot;Pauvre&quot;;IF([.G4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Égypte</text:p>
          </table:table-cell>
          <table:table-cell office:value-type="float" office:value="1002450" calcext:value-type="float">
            <text:p>1002450</text:p>
          </table:table-cell>
          <table:table-cell office:value-type="float" office:value="3304" calcext:value-type="float">
            <text:p>3304</text:p>
          </table:table-cell>
          <table:table-cell office:value-type="float" office:value="70.93" calcext:value-type="float">
            <text:p>70,93</text:p>
          </table:table-cell>
          <table:table-cell office:value-type="float" office:value="1.8" calcext:value-type="float">
            <text:p>1,8</text:p>
          </table:table-cell>
          <table:table-cell office:value-type="float" office:value="89579670" calcext:value-type="float">
            <text:p>89579670</text:p>
          </table:table-cell>
          <table:table-cell table:formula="of:=([.E5]/[.F5])*10^9" office:value-type="float" office:value="20.0938449538829" calcext:value-type="float">
            <text:p>20</text:p>
          </table:table-cell>
          <table:table-cell table:formula="of:=[.E5]*10^9/[.B5]" office:value-type="float" office:value="1795.60077809367" calcext:value-type="float">
            <text:p>1796</text:p>
          </table:table-cell>
          <table:table-cell table:formula="of:=IF([.G5]&lt;1000;&quot;Pauvre&quot;;IF([.G5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Qatar</text:p>
          </table:table-cell>
          <table:table-cell office:value-type="float" office:value="11586" calcext:value-type="float">
            <text:p>11586</text:p>
          </table:table-cell>
          <table:table-cell office:value-type="float" office:value="78829" calcext:value-type="float">
            <text:p>78829</text:p>
          </table:table-cell>
          <table:table-cell office:value-type="float" office:value="78.42" calcext:value-type="float">
            <text:p>78,42</text:p>
          </table:table-cell>
          <table:table-cell office:value-type="float" office:value="0.06" calcext:value-type="float">
            <text:p>0,06</text:p>
          </table:table-cell>
          <table:table-cell office:value-type="float" office:value="2172065" calcext:value-type="float">
            <text:p>2172065</text:p>
          </table:table-cell>
          <table:table-cell table:formula="of:=([.E6]/[.F6])*10^9" office:value-type="float" office:value="27.6234827226625" calcext:value-type="float">
            <text:p>28</text:p>
          </table:table-cell>
          <table:table-cell table:formula="of:=[.E6]*10^9/[.B6]" office:value-type="float" office:value="5178.66390471258" calcext:value-type="float">
            <text:p>5179</text:p>
          </table:table-cell>
          <table:table-cell table:formula="of:=IF([.G6]&lt;1000;&quot;Pauvre&quot;;IF([.G6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Bahamas</text:p>
          </table:table-cell>
          <table:table-cell office:value-type="float" office:value="13943" calcext:value-type="float">
            <text:p>13943</text:p>
          </table:table-cell>
          <table:table-cell office:value-type="float" office:value="24394" calcext:value-type="float">
            <text:p>24394</text:p>
          </table:table-cell>
          <table:table-cell office:value-type="float" office:value="75.07" calcext:value-type="float">
            <text:p>75,07</text:p>
          </table:table-cell>
          <table:table-cell office:value-type="float" office:value="0.02" calcext:value-type="float">
            <text:p>0,02</text:p>
          </table:table-cell>
          <table:table-cell office:value-type="float" office:value="383054" calcext:value-type="float">
            <text:p>383054</text:p>
          </table:table-cell>
          <table:table-cell table:formula="of:=([.E7]/[.F7])*10^9" office:value-type="float" office:value="52.2119596714824" calcext:value-type="float">
            <text:p>52</text:p>
          </table:table-cell>
          <table:table-cell table:formula="of:=[.E7]*10^9/[.B7]" office:value-type="float" office:value="1434.41153266872" calcext:value-type="float">
            <text:p>1434</text:p>
          </table:table-cell>
          <table:table-cell table:formula="of:=IF([.G7]&lt;1000;&quot;Pauvre&quot;;IF([.G7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Maldives</text:p>
          </table:table-cell>
          <table:table-cell office:value-type="float" office:value="300" calcext:value-type="float">
            <text:p>300</text:p>
          </table:table-cell>
          <table:table-cell office:value-type="float" office:value="8714" calcext:value-type="float">
            <text:p>8714</text:p>
          </table:table-cell>
          <table:table-cell office:value-type="float" office:value="76.6" calcext:value-type="float">
            <text:p>76,6</text:p>
          </table:table-cell>
          <table:table-cell office:value-type="float" office:value="0.03" calcext:value-type="float">
            <text:p>0,03</text:p>
          </table:table-cell>
          <table:table-cell office:value-type="float" office:value="401000" calcext:value-type="float">
            <text:p>401000</text:p>
          </table:table-cell>
          <table:table-cell table:formula="of:=[.E8]*10^9/[.F8]" office:value-type="float" office:value="74.8129675810474" calcext:value-type="float">
            <text:p>75</text:p>
          </table:table-cell>
          <table:table-cell table:formula="of:=[.E8]*10^9/[.B8]" office:value-type="float" office:value="100000" calcext:value-type="float">
            <text:p>100000</text:p>
          </table:table-cell>
          <table:table-cell table:formula="of:=IF([.G8]&lt;1000;&quot;Pauvre&quot;;IF([.G8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Arabie saoudite</text:p>
          </table:table-cell>
          <table:table-cell office:value-type="float" office:value="2149680" calcext:value-type="float">
            <text:p>2149680</text:p>
          </table:table-cell>
          <table:table-cell office:value-type="float" office:value="20139" calcext:value-type="float">
            <text:p>20139</text:p>
          </table:table-cell>
          <table:table-cell office:value-type="float" office:value="74.18" calcext:value-type="float">
            <text:p>74,18</text:p>
          </table:table-cell>
          <table:table-cell office:value-type="float" office:value="2.4" calcext:value-type="float">
            <text:p>2,4</text:p>
          </table:table-cell>
          <table:table-cell office:value-type="float" office:value="30886545" calcext:value-type="float">
            <text:p>30886545</text:p>
          </table:table-cell>
          <table:table-cell table:formula="of:=[.E9]*10^9/[.F9]" office:value-type="float" office:value="77.7037379868807" calcext:value-type="float">
            <text:p>78</text:p>
          </table:table-cell>
          <table:table-cell table:formula="of:=[.E9]*10^9/[.B9]" office:value-type="float" office:value="1116.44523836106" calcext:value-type="float">
            <text:p>1116</text:p>
          </table:table-cell>
          <table:table-cell table:formula="of:=IF([.G9]&lt;1000;&quot;Pauvre&quot;;IF([.G9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Yémen</text:p>
          </table:table-cell>
          <table:table-cell office:value-type="float" office:value="527968" calcext:value-type="float">
            <text:p>527968</text:p>
          </table:table-cell>
          <table:table-cell office:value-type="float" office:value="1235" calcext:value-type="float">
            <text:p>1235</text:p>
          </table:table-cell>
          <table:table-cell office:value-type="float" office:value="63.58" calcext:value-type="float">
            <text:p>63,58</text:p>
          </table:table-cell>
          <table:table-cell office:value-type="float" office:value="2.1" calcext:value-type="float">
            <text:p>2,1</text:p>
          </table:table-cell>
          <table:table-cell office:value-type="float" office:value="26183676" calcext:value-type="float">
            <text:p>26183676</text:p>
          </table:table-cell>
          <table:table-cell table:formula="of:=[.E10]*10^9/[.F10]" office:value-type="float" office:value="80.2026422875077" calcext:value-type="float">
            <text:p>80</text:p>
          </table:table-cell>
          <table:table-cell table:formula="of:=[.E10]*10^9/[.B10]" office:value-type="float" office:value="3977.51378871447" calcext:value-type="float">
            <text:p>3978</text:p>
          </table:table-cell>
          <table:table-cell table:formula="of:=IF([.G10]&lt;1000;&quot;Pauvre&quot;;IF([.G10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Israël</text:p>
          </table:table-cell>
          <table:table-cell office:value-type="string" calcext:value-type="string">
            <text:p>22 072 </text:p>
          </table:table-cell>
          <table:table-cell office:value-type="float" office:value="35702" calcext:value-type="float">
            <text:p>35702</text:p>
          </table:table-cell>
          <table:table-cell office:value-type="float" office:value="82.06" calcext:value-type="float">
            <text:p>82,06</text:p>
          </table:table-cell>
          <table:table-cell office:value-type="float" office:value="0.75" calcext:value-type="float">
            <text:p>0,75</text:p>
          </table:table-cell>
          <table:table-cell office:value-type="float" office:value="8215300" calcext:value-type="float">
            <text:p>8215300</text:p>
          </table:table-cell>
          <table:table-cell table:formula="of:=[.E11]*10^9/[.F11]" office:value-type="float" office:value="91.2930751159422" calcext:value-type="float">
            <text:p>91</text:p>
          </table:table-cell>
          <table:table-cell table:formula="of:=[.E11]*10^9/[.B11]" office:value-type="float" office:value="33979.7027908663" calcext:value-type="float">
            <text:p>33980</text:p>
          </table:table-cell>
          <table:table-cell table:formula="of:=IF([.G11]&lt;1000;&quot;Pauvre&quot;;IF([.G11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Mauritanie</text:p>
          </table:table-cell>
          <table:table-cell office:value-type="float" office:value="1025520" calcext:value-type="float">
            <text:p>1025520</text:p>
          </table:table-cell>
          <table:table-cell office:value-type="float" office:value="1262" calcext:value-type="float">
            <text:p>1262</text:p>
          </table:table-cell>
          <table:table-cell office:value-type="float" office:value="62.8" calcext:value-type="float">
            <text:p>62,8</text:p>
          </table:table-cell>
          <table:table-cell office:value-type="float" office:value="0.4" calcext:value-type="float">
            <text:p>0,4</text:p>
          </table:table-cell>
          <table:table-cell office:value-type="float" office:value="3969625" calcext:value-type="float">
            <text:p>3969625</text:p>
          </table:table-cell>
          <table:table-cell table:formula="of:=[.E12]*10^9/[.F12]" office:value-type="float" office:value="100.765185628365" calcext:value-type="float">
            <text:p>101</text:p>
          </table:table-cell>
          <table:table-cell table:formula="of:=[.E12]*10^9/[.B12]" office:value-type="float" office:value="390.046025431001" calcext:value-type="float">
            <text:p>390</text:p>
          </table:table-cell>
          <table:table-cell table:formula="of:=IF([.G12]&lt;1000;&quot;Pauvre&quot;;IF([.G12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Soudan</text:p>
          </table:table-cell>
          <table:table-cell office:value-type="float" office:value="1861484" calcext:value-type="float">
            <text:p>1861484</text:p>
          </table:table-cell>
          <table:table-cell office:value-type="float" office:value="2194" calcext:value-type="float">
            <text:p>2194</text:p>
          </table:table-cell>
          <table:table-cell office:value-type="float" office:value="63.17" calcext:value-type="float">
            <text:p>63,17</text:p>
          </table:table-cell>
          <table:table-cell office:value-type="float" office:value="4" calcext:value-type="float">
            <text:p>4</text:p>
          </table:table-cell>
          <table:table-cell office:value-type="float" office:value="39350274" calcext:value-type="float">
            <text:p>39350274</text:p>
          </table:table-cell>
          <table:table-cell table:formula="of:=[.E13]*10^9/[.F13]" office:value-type="float" office:value="101.651134627423" calcext:value-type="float">
            <text:p>102</text:p>
          </table:table-cell>
          <table:table-cell table:formula="of:=[.E13]*10^9/[.B13]" office:value-type="float" office:value="2148.82319697618" calcext:value-type="float">
            <text:p>2149</text:p>
          </table:table-cell>
          <table:table-cell table:formula="of:=IF([.G13]&lt;1000;&quot;Pauvre&quot;;IF([.G13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Jordanie</text:p>
          </table:table-cell>
          <table:table-cell office:value-type="float" office:value="89342" calcext:value-type="float">
            <text:p>89342</text:p>
          </table:table-cell>
          <table:table-cell office:value-type="float" office:value="5600" calcext:value-type="float">
            <text:p>5600</text:p>
          </table:table-cell>
          <table:table-cell office:value-type="float" office:value="73.9" calcext:value-type="float">
            <text:p>73,9</text:p>
          </table:table-cell>
          <table:table-cell office:value-type="float" office:value="0.68" calcext:value-type="float">
            <text:p>0,68</text:p>
          </table:table-cell>
          <table:table-cell office:value-type="float" office:value="6607000" calcext:value-type="float">
            <text:p>6607000</text:p>
          </table:table-cell>
          <table:table-cell table:formula="of:=[.E14]*10^9/[.F14]" office:value-type="float" office:value="102.921144240957" calcext:value-type="float">
            <text:p>103</text:p>
          </table:table-cell>
          <table:table-cell table:formula="of:=[.E14]*10^9/[.B14]" office:value-type="float" office:value="7611.2018983233" calcext:value-type="float">
            <text:p>7611</text:p>
          </table:table-cell>
          <table:table-cell table:formula="of:=IF([.G14]&lt;1000;&quot;Pauvre&quot;;IF([.G14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Singapour</text:p>
          </table:table-cell>
          <table:table-cell office:value-type="float" office:value="710" calcext:value-type="float">
            <text:p>710</text:p>
          </table:table-cell>
          <table:table-cell office:value-type="float" office:value="53224" calcext:value-type="float">
            <text:p>53224</text:p>
          </table:table-cell>
          <table:table-cell office:value-type="float" office:value="82.35" calcext:value-type="float">
            <text:p>82,35</text:p>
          </table:table-cell>
          <table:table-cell office:value-type="float" office:value="0.6" calcext:value-type="float">
            <text:p>0,6</text:p>
          </table:table-cell>
          <table:table-cell office:value-type="float" office:value="5469700" calcext:value-type="float">
            <text:p>5469700</text:p>
          </table:table-cell>
          <table:table-cell table:formula="of:=[.E15]*10^9/[.F15]" office:value-type="float" office:value="109.695230085745" calcext:value-type="float">
            <text:p>110</text:p>
          </table:table-cell>
          <table:table-cell table:formula="of:=[.E15]*10^9/[.B15]" office:value-type="float" office:value="845070.422535211" calcext:value-type="float">
            <text:p>845070</text:p>
          </table:table-cell>
          <table:table-cell table:formula="of:=IF([.G15]&lt;1000;&quot;Pauvre&quot;;IF([.G15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Libye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4754" calcext:value-type="float">
            <text:p>4754</text:p>
          </table:table-cell>
          <table:table-cell office:value-type="float" office:value="71.66" calcext:value-type="float">
            <text:p>71,66</text:p>
          </table:table-cell>
          <table:table-cell office:value-type="float" office:value="0.7" calcext:value-type="float">
            <text:p>0,7</text:p>
          </table:table-cell>
          <table:table-cell office:value-type="float" office:value="6258984" calcext:value-type="float">
            <text:p>6258984</text:p>
          </table:table-cell>
          <table:table-cell table:formula="of:=[.E16]*10^9/[.F16]" office:value-type="float" office:value="111.839237806008" calcext:value-type="float">
            <text:p>112</text:p>
          </table:table-cell>
          <table:table-cell table:formula="of:=[.E16]*10^9/[.B16]" office:value-type="float" office:value="397.831251349785" calcext:value-type="float">
            <text:p>398</text:p>
          </table:table-cell>
          <table:table-cell table:formula="of:=IF([.G16]&lt;1000;&quot;Pauvre&quot;;IF([.G16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Malte</text:p>
          </table:table-cell>
          <table:table-cell office:value-type="float" office:value="316" calcext:value-type="float">
            <text:p>316</text:p>
          </table:table-cell>
          <table:table-cell office:value-type="float" office:value="21540" calcext:value-type="float">
            <text:p>21540</text:p>
          </table:table-cell>
          <table:table-cell office:value-type="float" office:value="80.75" calcext:value-type="float">
            <text:p>80,75</text:p>
          </table:table-cell>
          <table:table-cell office:value-type="float" office:value="0.05" calcext:value-type="float">
            <text:p>0,05</text:p>
          </table:table-cell>
          <table:table-cell office:value-type="float" office:value="427404" calcext:value-type="float">
            <text:p>427404</text:p>
          </table:table-cell>
          <table:table-cell table:formula="of:=[.E17]*10^9/[.F17]" office:value-type="float" office:value="116.98533471844" calcext:value-type="float">
            <text:p>117</text:p>
          </table:table-cell>
          <table:table-cell table:formula="of:=[.E17]*10^9/[.B17]" office:value-type="float" office:value="158227.848101266" calcext:value-type="float">
            <text:p>158228</text:p>
          </table:table-cell>
          <table:table-cell table:formula="of:=IF([.G17]&lt;1000;&quot;Pauvre&quot;;IF([.G17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Niger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403" calcext:value-type="float">
            <text:p>403</text:p>
          </table:table-cell>
          <table:table-cell office:value-type="float" office:value="60.83" calcext:value-type="float">
            <text:p>60,83</text:p>
          </table:table-cell>
          <table:table-cell office:value-type="float" office:value="3.5" calcext:value-type="float">
            <text:p>3,5</text:p>
          </table:table-cell>
          <table:table-cell office:value-type="float" office:value="19113728" calcext:value-type="float">
            <text:p>19113728</text:p>
          </table:table-cell>
          <table:table-cell table:formula="of:=[.E18]*10^9/[.F18]" office:value-type="float" office:value="183.114460977994" calcext:value-type="float">
            <text:p>183</text:p>
          </table:table-cell>
          <table:table-cell table:formula="of:=[.E18]*10^9/[.B18]" office:value-type="float" office:value="2762.43093922652" calcext:value-type="float">
            <text:p>2762</text:p>
          </table:table-cell>
          <table:table-cell table:formula="of:=IF([.G18]&lt;1000;&quot;Pauvre&quot;;IF([.G18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Turkménistan</text:p>
          </table:table-cell>
          <table:table-cell office:value-type="float" office:value="488100" calcext:value-type="float">
            <text:p>488100</text:p>
          </table:table-cell>
          <table:table-cell office:value-type="float" office:value="7534" calcext:value-type="float">
            <text:p>7534</text:p>
          </table:table-cell>
          <table:table-cell office:value-type="float" office:value="65.46" calcext:value-type="float">
            <text:p>65,46</text:p>
          </table:table-cell>
          <table:table-cell office:value-type="float" office:value="1.41" calcext:value-type="float">
            <text:p>1,41</text:p>
          </table:table-cell>
          <table:table-cell office:value-type="float" office:value="5307188" calcext:value-type="float">
            <text:p>5307188</text:p>
          </table:table-cell>
          <table:table-cell table:formula="of:=[.E19]*10^9/[.F19]" office:value-type="float" office:value="265.677417118067" calcext:value-type="float">
            <text:p>266</text:p>
          </table:table-cell>
          <table:table-cell table:formula="of:=[.E19]*10^9/[.B19]" office:value-type="float" office:value="2888.75230485556" calcext:value-type="float">
            <text:p>2889</text:p>
          </table:table-cell>
          <table:table-cell table:formula="of:=IF([.G19]&lt;1000;&quot;Pauvre&quot;;IF([.G19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Moldavie</text:p>
          </table:table-cell>
          <table:table-cell office:value-type="float" office:value="33846" calcext:value-type="float">
            <text:p>33846</text:p>
          </table:table-cell>
          <table:table-cell office:value-type="float" office:value="1740" calcext:value-type="float">
            <text:p>1740</text:p>
          </table:table-cell>
          <table:table-cell office:value-type="float" office:value="68.81" calcext:value-type="float">
            <text:p>68,81</text:p>
          </table:table-cell>
          <table:table-cell office:value-type="float" office:value="1" calcext:value-type="float">
            <text:p>1</text:p>
          </table:table-cell>
          <table:table-cell office:value-type="float" office:value="3556400" calcext:value-type="float">
            <text:p>3556400</text:p>
          </table:table-cell>
          <table:table-cell table:formula="of:=[.E20]*10^9/[.F20]" office:value-type="float" office:value="281.183218985491" calcext:value-type="float">
            <text:p>281</text:p>
          </table:table-cell>
          <table:table-cell table:formula="of:=[.E20]*10^9/[.B20]" office:value-type="float" office:value="29545.5888435857" calcext:value-type="float">
            <text:p>29546</text:p>
          </table:table-cell>
          <table:table-cell table:formula="of:=IF([.G20]&lt;1000;&quot;Pauvre&quot;;IF([.G20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Barbade</text:p>
          </table:table-cell>
          <table:table-cell office:value-type="float" office:value="430" calcext:value-type="float">
            <text:p>430</text:p>
          </table:table-cell>
          <table:table-cell office:value-type="float" office:value="15912" calcext:value-type="float">
            <text:p>15912</text:p>
          </table:table-cell>
          <table:table-cell office:value-type="float" office:value="75.33" calcext:value-type="float">
            <text:p>75,33</text:p>
          </table:table-cell>
          <table:table-cell office:value-type="float" office:value="0.08" calcext:value-type="float">
            <text:p>0,08</text:p>
          </table:table-cell>
          <table:table-cell office:value-type="float" office:value="283380" calcext:value-type="float">
            <text:p>283380</text:p>
          </table:table-cell>
          <table:table-cell table:formula="of:=[.E21]*10^9/[.F21]" office:value-type="float" office:value="282.306443644576" calcext:value-type="float">
            <text:p>282</text:p>
          </table:table-cell>
          <table:table-cell table:formula="of:=[.E21]*10^9/[.B21]" office:value-type="float" office:value="186046.511627907" calcext:value-type="float">
            <text:p>186047</text:p>
          </table:table-cell>
          <table:table-cell table:formula="of:=IF([.G21]&lt;1000;&quot;Pauvre&quot;;IF([.G21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Algérie</text:p>
          </table:table-cell>
          <table:table-cell office:value-type="float" office:value="2381743" calcext:value-type="float">
            <text:p>2381743</text:p>
          </table:table-cell>
          <table:table-cell office:value-type="float" office:value="4345" calcext:value-type="float">
            <text:p>4345</text:p>
          </table:table-cell>
          <table:table-cell office:value-type="float" office:value="74.57" calcext:value-type="float">
            <text:p>74,57</text:p>
          </table:table-cell>
          <table:table-cell office:value-type="float" office:value="11.25" calcext:value-type="float">
            <text:p>11,25</text:p>
          </table:table-cell>
          <table:table-cell office:value-type="float" office:value="38934334" calcext:value-type="float">
            <text:p>38934334</text:p>
          </table:table-cell>
          <table:table-cell table:formula="of:=[.E22]*10^9/[.F22]" office:value-type="float" office:value="288.948052893367" calcext:value-type="float">
            <text:p>289</text:p>
          </table:table-cell>
          <table:table-cell table:formula="of:=[.E22]*10^9/[.B22]" office:value-type="float" office:value="4723.43153732372" calcext:value-type="float">
            <text:p>4723</text:p>
          </table:table-cell>
          <table:table-cell table:formula="of:=IF([.G22]&lt;1000;&quot;Pauvre&quot;;IF([.G22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Pakistan</text:p>
          </table:table-cell>
          <table:table-cell office:value-type="float" office:value="796095" calcext:value-type="float">
            <text:p>796095</text:p>
          </table:table-cell>
          <table:table-cell office:value-type="float" office:value="1427" calcext:value-type="float">
            <text:p>1427</text:p>
          </table:table-cell>
          <table:table-cell office:value-type="float" office:value="65.96" calcext:value-type="float">
            <text:p>65,96</text:p>
          </table:table-cell>
          <table:table-cell office:value-type="float" office:value="55" calcext:value-type="float">
            <text:p>55</text:p>
          </table:table-cell>
          <table:table-cell office:value-type="float" office:value="185044286" calcext:value-type="float">
            <text:p>185044286</text:p>
          </table:table-cell>
          <table:table-cell table:formula="of:=[.E23]*10^9/[.F23]" office:value-type="float" office:value="297.226146177786" calcext:value-type="float">
            <text:p>297</text:p>
          </table:table-cell>
          <table:table-cell table:formula="of:=[.E23]*10^9/[.B23]" office:value-type="float" office:value="69087.2320514512" calcext:value-type="float">
            <text:p>69087</text:p>
          </table:table-cell>
          <table:table-cell table:formula="of:=IF([.G23]&lt;1000;&quot;Pauvre&quot;;IF([.G23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Syrie</text:p>
          </table:table-cell>
          <table:table-cell office:value-type="float" office:value="185180" calcext:value-type="float">
            <text:p>185180</text:p>
          </table:table-cell>
          <table:table-cell office:value-type="float" office:value="2807" calcext:value-type="float">
            <text:p>2807</text:p>
          </table:table-cell>
          <table:table-cell office:value-type="float" office:value="74.72" calcext:value-type="float">
            <text:p>74,72</text:p>
          </table:table-cell>
          <table:table-cell office:value-type="float" office:value="7.13" calcext:value-type="float">
            <text:p>7,13</text:p>
          </table:table-cell>
          <table:table-cell office:value-type="float" office:value="22157800" calcext:value-type="float">
            <text:p>22157800</text:p>
          </table:table-cell>
          <table:table-cell table:formula="of:=[.E24]*10^9/[.F24]" office:value-type="float" office:value="321.782848477737" calcext:value-type="float">
            <text:p>322</text:p>
          </table:table-cell>
          <table:table-cell table:formula="of:=[.E24]*10^9/[.B24]" office:value-type="float" office:value="38503.0780861864" calcext:value-type="float">
            <text:p>38503</text:p>
          </table:table-cell>
          <table:table-cell table:formula="of:=IF([.G24]&lt;1000;&quot;Pauvre&quot;;IF([.G24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Oman</text:p>
          </table:table-cell>
          <table:table-cell office:value-type="float" office:value="309500" calcext:value-type="float">
            <text:p>309500</text:p>
          </table:table-cell>
          <table:table-cell office:value-type="float" office:value="15672" calcext:value-type="float">
            <text:p>15672</text:p>
          </table:table-cell>
          <table:table-cell office:value-type="float" office:value="76.84" calcext:value-type="float">
            <text:p>76,84</text:p>
          </table:table-cell>
          <table:table-cell office:value-type="float" office:value="1.4" calcext:value-type="float">
            <text:p>1,4</text:p>
          </table:table-cell>
          <table:table-cell office:value-type="float" office:value="4236057" calcext:value-type="float">
            <text:p>4236057</text:p>
          </table:table-cell>
          <table:table-cell table:formula="of:=[.E25]*10^9/[.F25]" office:value-type="float" office:value="330.49602495906" calcext:value-type="float">
            <text:p>330</text:p>
          </table:table-cell>
          <table:table-cell table:formula="of:=[.E25]*10^9/[.B25]" office:value-type="float" office:value="4523.42487883683" calcext:value-type="float">
            <text:p>4523</text:p>
          </table:table-cell>
          <table:table-cell table:formula="of:=IF([.G25]&lt;1000;&quot;Pauvre&quot;;IF([.G25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Djibouti</text:p>
          </table:table-cell>
          <table:table-cell office:value-type="float" office:value="23200" calcext:value-type="float">
            <text:p>23200</text:p>
          </table:table-cell>
          <table:table-cell office:value-type="float" office:value="1805" calcext:value-type="float">
            <text:p>1805</text:p>
          </table:table-cell>
          <table:table-cell office:value-type="float" office:value="61.69" calcext:value-type="float">
            <text:p>61,69</text:p>
          </table:table-cell>
          <table:table-cell office:value-type="float" office:value="0.3" calcext:value-type="float">
            <text:p>0,3</text:p>
          </table:table-cell>
          <table:table-cell office:value-type="float" office:value="876174" calcext:value-type="float">
            <text:p>876174</text:p>
          </table:table-cell>
          <table:table-cell table:formula="of:=[.E26]*10^9/[.F26]" office:value-type="float" office:value="342.397742914079" calcext:value-type="float">
            <text:p>342</text:p>
          </table:table-cell>
          <table:table-cell table:formula="of:=[.E26]*10^9/[.B26]" office:value-type="float" office:value="12931.0344827586" calcext:value-type="float">
            <text:p>12931</text:p>
          </table:table-cell>
          <table:table-cell table:formula="of:=IF([.G26]&lt;1000;&quot;Pauvre&quot;;IF([.G26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Saint-Christophe-et-Niévès</text:p>
          </table:table-cell>
          <table:table-cell office:value-type="float" office:value="261" calcext:value-type="float">
            <text:p>261</text:p>
          </table:table-cell>
          <table:table-cell office:value-type="float" office:value="14618" calcext:value-type="float">
            <text:p>14618</text:p>
          </table:table-cell>
          <table:table-cell office:value-type="float" office:value="71.34" calcext:value-type="float">
            <text:p>71,34</text:p>
          </table:table-cell>
          <table:table-cell office:value-type="float" office:value="0.02" calcext:value-type="float">
            <text:p>0,02</text:p>
          </table:table-cell>
          <table:table-cell office:value-type="float" office:value="54944" calcext:value-type="float">
            <text:p>54944</text:p>
          </table:table-cell>
          <table:table-cell table:formula="of:=[.E27]*10^9/[.F27]" office:value-type="float" office:value="364.006988934188" calcext:value-type="float">
            <text:p>364</text:p>
          </table:table-cell>
          <table:table-cell table:formula="of:=[.E27]*10^9/[.B27]" office:value-type="float" office:value="76628.3524904215" calcext:value-type="float">
            <text:p>76628</text:p>
          </table:table-cell>
          <table:table-cell table:formula="of:=IF([.G27]&lt;1000;&quot;Pauvre&quot;;IF([.G27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Tunisie</text:p>
          </table:table-cell>
          <table:table-cell office:value-type="float" office:value="163610" calcext:value-type="float">
            <text:p>163610</text:p>
          </table:table-cell>
          <table:table-cell office:value-type="float" office:value="3985" calcext:value-type="float">
            <text:p>3985</text:p>
          </table:table-cell>
          <table:table-cell office:value-type="float" office:value="73.65" calcext:value-type="float">
            <text:p>73,65</text:p>
          </table:table-cell>
          <table:table-cell office:value-type="float" office:value="4.2" calcext:value-type="float">
            <text:p>4,2</text:p>
          </table:table-cell>
          <table:table-cell office:value-type="float" office:value="10996600" calcext:value-type="float">
            <text:p>10996600</text:p>
          </table:table-cell>
          <table:table-cell table:formula="of:=[.E28]*10^9/[.F28]" office:value-type="float" office:value="381.936234836222" calcext:value-type="float">
            <text:p>382</text:p>
          </table:table-cell>
          <table:table-cell table:formula="of:=[.E28]*10^9/[.B28]" office:value-type="float" office:value="25670.8025181835" calcext:value-type="float">
            <text:p>25671</text:p>
          </table:table-cell>
          <table:table-cell table:formula="of:=IF([.G28]&lt;1000;&quot;Pauvre&quot;;IF([.G28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Kenya</text:p>
          </table:table-cell>
          <table:table-cell office:value-type="float" office:value="580367" calcext:value-type="float">
            <text:p>580367</text:p>
          </table:table-cell>
          <table:table-cell office:value-type="float" office:value="1432" calcext:value-type="float">
            <text:p>1432</text:p>
          </table:table-cell>
          <table:table-cell office:value-type="float" office:value="60.95" calcext:value-type="float">
            <text:p>60,95</text:p>
          </table:table-cell>
          <table:table-cell office:value-type="float" office:value="20.7" calcext:value-type="float">
            <text:p>20,7</text:p>
          </table:table-cell>
          <table:table-cell office:value-type="float" office:value="44863583" calcext:value-type="float">
            <text:p>44863583</text:p>
          </table:table-cell>
          <table:table-cell table:formula="of:=[.E29]*10^9/[.F29]" office:value-type="float" office:value="461.398725108514" calcext:value-type="float">
            <text:p>461</text:p>
          </table:table-cell>
          <table:table-cell table:formula="of:=[.E29]*10^9/[.B29]" office:value-type="float" office:value="35667.0865159459" calcext:value-type="float">
            <text:p>35667</text:p>
          </table:table-cell>
          <table:table-cell table:formula="of:=IF([.G29]&lt;1000;&quot;Pauvre&quot;;IF([.G29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Ouzbékistan</text:p>
          </table:table-cell>
          <table:table-cell office:value-type="float" office:value="447400" calcext:value-type="float">
            <text:p>447400</text:p>
          </table:table-cell>
          <table:table-cell office:value-type="float" office:value="2130" calcext:value-type="float">
            <text:p>2130</text:p>
          </table:table-cell>
          <table:table-cell office:value-type="float" office:value="68.23" calcext:value-type="float">
            <text:p>68,23</text:p>
          </table:table-cell>
          <table:table-cell office:value-type="float" office:value="16.34" calcext:value-type="float">
            <text:p>16,34</text:p>
          </table:table-cell>
          <table:table-cell office:value-type="float" office:value="30757700" calcext:value-type="float">
            <text:p>30757700</text:p>
          </table:table-cell>
          <table:table-cell table:formula="of:=[.E30]*10^9/[.F30]" office:value-type="float" office:value="531.249085594827" calcext:value-type="float">
            <text:p>531</text:p>
          </table:table-cell>
          <table:table-cell table:formula="of:=[.E30]*10^9/[.B30]" office:value-type="float" office:value="36522.1278497988" calcext:value-type="float">
            <text:p>36522</text:p>
          </table:table-cell>
          <table:table-cell table:formula="of:=IF([.G30]&lt;1000;&quot;Pauvre&quot;;IF([.G30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Érythrée</text:p>
          </table:table-cell>
          <table:table-cell office:value-type="float" office:value="117600" calcext:value-type="float">
            <text:p>117600</text:p>
          </table:table-cell>
          <table:table-cell office:value-type="float" office:value="630" calcext:value-type="float">
            <text:p>630</text:p>
          </table:table-cell>
          <table:table-cell office:value-type="float" office:value="63.18" calcext:value-type="float">
            <text:p>63,18</text:p>
          </table:table-cell>
          <table:table-cell office:value-type="float" office:value="2.8" calcext:value-type="float">
            <text:p>2,8</text:p>
          </table:table-cell>
          <table:table-cell office:value-type="float" office:value="5110444" calcext:value-type="float">
            <text:p>5110444</text:p>
          </table:table-cell>
          <table:table-cell table:formula="of:=[.E31]*10^9/[.F31]" office:value-type="float" office:value="547.897599504074" calcext:value-type="float">
            <text:p>548</text:p>
          </table:table-cell>
          <table:table-cell table:formula="of:=[.E31]*10^9/[.B31]" office:value-type="float" office:value="23809.5238095238" calcext:value-type="float">
            <text:p>23810</text:p>
          </table:table-cell>
          <table:table-cell table:formula="of:=IF([.G31]&lt;1000;&quot;Pauvre&quot;;IF([.G31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Antigua-et-Barbuda</text:p>
          </table:table-cell>
          <table:table-cell office:value-type="float" office:value="442" calcext:value-type="float">
            <text:p>442</text:p>
          </table:table-cell>
          <table:table-cell office:value-type="float" office:value="14391" calcext:value-type="float">
            <text:p>14391</text:p>
          </table:table-cell>
          <table:table-cell office:value-type="float" office:value="75.78" calcext:value-type="float">
            <text:p>75,78</text:p>
          </table:table-cell>
          <table:table-cell office:value-type="float" office:value="0.05" calcext:value-type="float">
            <text:p>0,05</text:p>
          </table:table-cell>
          <table:table-cell office:value-type="float" office:value="90900" calcext:value-type="float">
            <text:p>90900</text:p>
          </table:table-cell>
          <table:table-cell table:formula="of:=[.E32]*10^9/[.F32]" office:value-type="float" office:value="550.05500550055" calcext:value-type="float">
            <text:p>550</text:p>
          </table:table-cell>
          <table:table-cell table:formula="of:=[.E32]*10^9/[.B32]" office:value-type="float" office:value="113122.171945701" calcext:value-type="float">
            <text:p>113122</text:p>
          </table:table-cell>
          <table:table-cell table:formula="of:=IF([.G32]&lt;1000;&quot;Pauvre&quot;;IF([.G32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Cap-Vert</text:p>
          </table:table-cell>
          <table:table-cell office:value-type="float" office:value="4033" calcext:value-type="float">
            <text:p>4033</text:p>
          </table:table-cell>
          <table:table-cell office:value-type="float" office:value="3127" calcext:value-type="float">
            <text:p>3127</text:p>
          </table:table-cell>
          <table:table-cell office:value-type="float" office:value="72.97" calcext:value-type="float">
            <text:p>72,97</text:p>
          </table:table-cell>
          <table:table-cell office:value-type="float" office:value="0.3" calcext:value-type="float">
            <text:p>0,3</text:p>
          </table:table-cell>
          <table:table-cell office:value-type="float" office:value="513906" calcext:value-type="float">
            <text:p>513906</text:p>
          </table:table-cell>
          <table:table-cell table:formula="of:=[.E33]*10^9/[.F33]" office:value-type="float" office:value="583.764346008803" calcext:value-type="float">
            <text:p>584</text:p>
          </table:table-cell>
          <table:table-cell table:formula="of:=[.E33]*10^9/[.B33]" office:value-type="float" office:value="74386.312918423" calcext:value-type="float">
            <text:p>74386</text:p>
          </table:table-cell>
          <table:table-cell table:formula="of:=IF([.G33]&lt;1000;&quot;Pauvre&quot;;IF([.G33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Hongrie</text:p>
          </table:table-cell>
          <table:table-cell office:value-type="float" office:value="93028" calcext:value-type="float">
            <text:p>93028</text:p>
          </table:table-cell>
          <table:table-cell office:value-type="float" office:value="12021" calcext:value-type="float">
            <text:p>12021</text:p>
          </table:table-cell>
          <table:table-cell office:value-type="float" office:value="75.27" calcext:value-type="float">
            <text:p>75,27</text:p>
          </table:table-cell>
          <table:table-cell office:value-type="float" office:value="6" calcext:value-type="float">
            <text:p>6</text:p>
          </table:table-cell>
          <table:table-cell office:value-type="float" office:value="9861673" calcext:value-type="float">
            <text:p>9861673</text:p>
          </table:table-cell>
          <table:table-cell table:formula="of:=[.E34]*10^9/[.F34]" office:value-type="float" office:value="608.416036508207" calcext:value-type="float">
            <text:p>608</text:p>
          </table:table-cell>
          <table:table-cell table:formula="of:=[.E34]*10^9/[.B34]" office:value-type="float" office:value="64496.7106677559" calcext:value-type="float">
            <text:p>64497</text:p>
          </table:table-cell>
          <table:table-cell table:formula="of:=IF([.G34]&lt;1000;&quot;Pauvre&quot;;IF([.G34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Pays-Bas</text:p>
          </table:table-cell>
          <table:table-cell office:value-type="float" office:value="37354" calcext:value-type="float">
            <text:p>37354</text:p>
          </table:table-cell>
          <table:table-cell office:value-type="float" office:value="44333" calcext:value-type="float">
            <text:p>44333</text:p>
          </table:table-cell>
          <table:table-cell office:value-type="float" office:value="81.1" calcext:value-type="float">
            <text:p>81,1</text:p>
          </table:table-cell>
          <table:table-cell office:value-type="float" office:value="11" calcext:value-type="float">
            <text:p>11</text:p>
          </table:table-cell>
          <table:table-cell office:value-type="float" office:value="16854183" calcext:value-type="float">
            <text:p>16854183</text:p>
          </table:table-cell>
          <table:table-cell table:formula="of:=[.E35]*10^9/[.F35]" office:value-type="float" office:value="652.656969489414" calcext:value-type="float">
            <text:p>653</text:p>
          </table:table-cell>
          <table:table-cell table:formula="of:=[.E35]*10^9/[.B35]" office:value-type="float" office:value="294479.841516303" calcext:value-type="float">
            <text:p>294480</text:p>
          </table:table-cell>
          <table:table-cell table:formula="of:=IF([.G35]&lt;1000;&quot;Pauvre&quot;;IF([.G35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Bangladesh</text:p>
          </table:table-cell>
          <table:table-cell office:value-type="float" office:value="143998" calcext:value-type="float">
            <text:p>143998</text:p>
          </table:table-cell>
          <table:table-cell office:value-type="float" office:value="1266" calcext:value-type="float">
            <text:p>1266</text:p>
          </table:table-cell>
          <table:table-cell office:value-type="float" office:value="71.25" calcext:value-type="float">
            <text:p>71,25</text:p>
          </table:table-cell>
          <table:table-cell office:value-type="float" office:value="105" calcext:value-type="float">
            <text:p>105</text:p>
          </table:table-cell>
          <table:table-cell office:value-type="float" office:value="159077513" calcext:value-type="float">
            <text:p>159077513</text:p>
          </table:table-cell>
          <table:table-cell table:formula="of:=[.E36]*10^9/[.F36]" office:value-type="float" office:value="660.055579320001" calcext:value-type="float">
            <text:p>660</text:p>
          </table:table-cell>
          <table:table-cell table:formula="of:=[.E36]*10^9/[.B36]" office:value-type="float" office:value="729176.794122141" calcext:value-type="float">
            <text:p>729177</text:p>
          </table:table-cell>
          <table:table-cell table:formula="of:=IF([.G36]&lt;1000;&quot;Pauvre&quot;;IF([.G36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Chypre</text:p>
          </table:table-cell>
          <table:table-cell office:value-type="float" office:value="9251" calcext:value-type="float">
            <text:p>9251</text:p>
          </table:table-cell>
          <table:table-cell office:value-type="float" office:value="21531" calcext:value-type="float">
            <text:p>21531</text:p>
          </table:table-cell>
          <table:table-cell office:value-type="float" office:value="79.95" calcext:value-type="float">
            <text:p>79,95</text:p>
          </table:table-cell>
          <table:table-cell office:value-type="float" office:value="0.78" calcext:value-type="float">
            <text:p>0,78</text:p>
          </table:table-cell>
          <table:table-cell office:value-type="float" office:value="1153658" calcext:value-type="float">
            <text:p>1153658</text:p>
          </table:table-cell>
          <table:table-cell table:formula="of:=[.E37]*10^9/[.F37]" office:value-type="float" office:value="676.110251044937" calcext:value-type="float">
            <text:p>676</text:p>
          </table:table-cell>
          <table:table-cell table:formula="of:=[.E37]*10^9/[.B37]" office:value-type="float" office:value="84315.2091665766" calcext:value-type="float">
            <text:p>84315</text:p>
          </table:table-cell>
          <table:table-cell table:formula="of:=IF([.G37]&lt;1000;&quot;Pauvre&quot;;IF([.G37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Burkina Faso</text:p>
          </table:table-cell>
          <table:table-cell office:value-type="float" office:value="272967" calcext:value-type="float">
            <text:p>272967</text:p>
          </table:table-cell>
          <table:table-cell office:value-type="float" office:value="631" calcext:value-type="float">
            <text:p>631</text:p>
          </table:table-cell>
          <table:table-cell office:value-type="float" office:value="58.24" calcext:value-type="float">
            <text:p>58,24</text:p>
          </table:table-cell>
          <table:table-cell office:value-type="float" office:value="12.5" calcext:value-type="float">
            <text:p>12,5</text:p>
          </table:table-cell>
          <table:table-cell office:value-type="float" office:value="17589198" calcext:value-type="float">
            <text:p>17589198</text:p>
          </table:table-cell>
          <table:table-cell table:formula="of:=[.E38]*10^9/[.F38]" office:value-type="float" office:value="710.663442415055" calcext:value-type="float">
            <text:p>711</text:p>
          </table:table-cell>
          <table:table-cell table:formula="of:=[.E38]*10^9/[.B38]" office:value-type="float" office:value="45793.0812149454" calcext:value-type="float">
            <text:p>45793</text:p>
          </table:table-cell>
          <table:table-cell table:formula="of:=IF([.G38]&lt;1000;&quot;Pauvre&quot;;IF([.G38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Zimbabwe</text:p>
          </table:table-cell>
          <table:table-cell office:value-type="float" office:value="390757" calcext:value-type="float">
            <text:p>390757</text:p>
          </table:table-cell>
          <table:table-cell office:value-type="float" office:value="1037" calcext:value-type="float">
            <text:p>1037</text:p>
          </table:table-cell>
          <table:table-cell office:value-type="float" office:value="55.63" calcext:value-type="float">
            <text:p>55,63</text:p>
          </table:table-cell>
          <table:table-cell office:value-type="float" office:value="12.26" calcext:value-type="float">
            <text:p>12,26</text:p>
          </table:table-cell>
          <table:table-cell office:value-type="float" office:value="15245855" calcext:value-type="float">
            <text:p>15245855</text:p>
          </table:table-cell>
          <table:table-cell table:formula="of:=[.E39]*10^9/[.F39]" office:value-type="float" office:value="804.152997650837" calcext:value-type="float">
            <text:p>804</text:p>
          </table:table-cell>
          <table:table-cell table:formula="of:=[.E39]*10^9/[.B39]" office:value-type="float" office:value="31374.9977607567" calcext:value-type="float">
            <text:p>31375</text:p>
          </table:table-cell>
          <table:table-cell table:formula="of:=IF([.G39]&lt;1000;&quot;Pauvre&quot;;IF([.G39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Afrique du Sud</text:p>
          </table:table-cell>
          <table:table-cell office:value-type="float" office:value="1221037" calcext:value-type="float">
            <text:p>1221037</text:p>
          </table:table-cell>
          <table:table-cell office:value-type="float" office:value="5784" calcext:value-type="float">
            <text:p>5784</text:p>
          </table:table-cell>
          <table:table-cell office:value-type="float" office:value="56.74" calcext:value-type="float">
            <text:p>56,74</text:p>
          </table:table-cell>
          <table:table-cell office:value-type="float" office:value="44.8" calcext:value-type="float">
            <text:p>44,8</text:p>
          </table:table-cell>
          <table:table-cell office:value-type="float" office:value="54001953" calcext:value-type="float">
            <text:p>54001953</text:p>
          </table:table-cell>
          <table:table-cell table:formula="of:=[.E40]*10^9/[.F40]" office:value-type="float" office:value="829.599625776497" calcext:value-type="float">
            <text:p>830</text:p>
          </table:table-cell>
          <table:table-cell table:formula="of:=[.E40]*10^9/[.B40]" office:value-type="float" office:value="36690.124869271" calcext:value-type="float">
            <text:p>36690</text:p>
          </table:table-cell>
          <table:table-cell table:formula="of:=IF([.G40]&lt;1000;&quot;Pauvre&quot;;IF([.G40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Rwanda</text:p>
          </table:table-cell>
          <table:table-cell office:value-type="float" office:value="26338" calcext:value-type="float">
            <text:p>26338</text:p>
          </table:table-cell>
          <table:table-cell office:value-type="float" office:value="743" calcext:value-type="float">
            <text:p>743</text:p>
          </table:table-cell>
          <table:table-cell office:value-type="float" office:value="63.39" calcext:value-type="float">
            <text:p>63,39</text:p>
          </table:table-cell>
          <table:table-cell office:value-type="float" office:value="9.5" calcext:value-type="float">
            <text:p>9,5</text:p>
          </table:table-cell>
          <table:table-cell office:value-type="float" office:value="11341544" calcext:value-type="float">
            <text:p>11341544</text:p>
          </table:table-cell>
          <table:table-cell table:formula="of:=[.E41]*10^9/[.F41]" office:value-type="float" office:value="837.628456936728" calcext:value-type="float">
            <text:p>838</text:p>
          </table:table-cell>
          <table:table-cell table:formula="of:=[.E41]*10^9/[.B41]" office:value-type="float" office:value="360695.572936442" calcext:value-type="float">
            <text:p>360696</text:p>
          </table:table-cell>
          <table:table-cell table:formula="of:=IF([.G41]&lt;1000;&quot;Pauvre&quot;;IF([.G41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Azerbaïdjan</text:p>
          </table:table-cell>
          <table:table-cell office:value-type="float" office:value="86600" calcext:value-type="float">
            <text:p>86600</text:p>
          </table:table-cell>
          <table:table-cell office:value-type="float" office:value="6794" calcext:value-type="float">
            <text:p>6794</text:p>
          </table:table-cell>
          <table:table-cell office:value-type="float" office:value="70.69" calcext:value-type="float">
            <text:p>70,69</text:p>
          </table:table-cell>
          <table:table-cell office:value-type="float" office:value="8.12" calcext:value-type="float">
            <text:p>8,12</text:p>
          </table:table-cell>
          <table:table-cell office:value-type="float" office:value="9537823" calcext:value-type="float">
            <text:p>9537823</text:p>
          </table:table-cell>
          <table:table-cell table:formula="of:=[.E42]*10^9/[.F42]" office:value-type="float" office:value="851.347314790807" calcext:value-type="float">
            <text:p>851</text:p>
          </table:table-cell>
          <table:table-cell table:formula="of:=[.E42]*10^9/[.B42]" office:value-type="float" office:value="93764.4341801386" calcext:value-type="float">
            <text:p>93764</text:p>
          </table:table-cell>
          <table:table-cell table:formula="of:=IF([.G42]&lt;1000;&quot;Pauvre&quot;;IF([.G42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Maroc</text:p>
          </table:table-cell>
          <table:table-cell office:value-type="float" office:value="446550" calcext:value-type="float">
            <text:p>446550</text:p>
          </table:table-cell>
          <table:table-cell office:value-type="float" office:value="3077" calcext:value-type="float">
            <text:p>3077</text:p>
          </table:table-cell>
          <table:table-cell office:value-type="float" office:value="73.71" calcext:value-type="float">
            <text:p>73,71</text:p>
          </table:table-cell>
          <table:table-cell office:value-type="float" office:value="29" calcext:value-type="float">
            <text:p>29</text:p>
          </table:table-cell>
          <table:table-cell office:value-type="float" office:value="33921203" calcext:value-type="float">
            <text:p>33921203</text:p>
          </table:table-cell>
          <table:table-cell table:formula="of:=[.E43]*10^9/[.F43]" office:value-type="float" office:value="854.922509676323" calcext:value-type="float">
            <text:p>855</text:p>
          </table:table-cell>
          <table:table-cell table:formula="of:=[.E43]*10^9/[.B43]" office:value-type="float" office:value="64942.3356846938" calcext:value-type="float">
            <text:p>64942</text:p>
          </table:table-cell>
          <table:table-cell table:formula="of:=IF([.G43]&lt;1000;&quot;Pauvre&quot;;IF([.G43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Burundi</text:p>
          </table:table-cell>
          <table:table-cell office:value-type="float" office:value="27834" calcext:value-type="float">
            <text:p>27834</text:p>
          </table:table-cell>
          <table:table-cell office:value-type="float" office:value="315" calcext:value-type="float">
            <text:p>315</text:p>
          </table:table-cell>
          <table:table-cell office:value-type="float" office:value="56.25" calcext:value-type="float">
            <text:p>56,25</text:p>
          </table:table-cell>
          <table:table-cell office:value-type="float" office:value="10.06" calcext:value-type="float">
            <text:p>10,06</text:p>
          </table:table-cell>
          <table:table-cell office:value-type="float" office:value="10816860" calcext:value-type="float">
            <text:p>10816860</text:p>
          </table:table-cell>
          <table:table-cell table:formula="of:=[.E44]*10^9/[.F44]" office:value-type="float" office:value="930.029601936237" calcext:value-type="float">
            <text:p>930</text:p>
          </table:table-cell>
          <table:table-cell table:formula="of:=[.E44]*10^9/[.B44]" office:value-type="float" office:value="361428.468779191" calcext:value-type="float">
            <text:p>361428</text:p>
          </table:table-cell>
          <table:table-cell table:formula="of:=IF([.G44]&lt;1000;&quot;Pauvre&quot;;IF([.G44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Malawi</text:p>
          </table:table-cell>
          <table:table-cell office:value-type="float" office:value="118484" calcext:value-type="float">
            <text:p>118484</text:p>
          </table:table-cell>
          <table:table-cell office:value-type="float" office:value="353" calcext:value-type="float">
            <text:p>353</text:p>
          </table:table-cell>
          <table:table-cell office:value-type="float" office:value="61.47" calcext:value-type="float">
            <text:p>61,47</text:p>
          </table:table-cell>
          <table:table-cell office:value-type="float" office:value="16.14" calcext:value-type="float">
            <text:p>16,14</text:p>
          </table:table-cell>
          <table:table-cell office:value-type="float" office:value="16695253" calcext:value-type="float">
            <text:p>16695253</text:p>
          </table:table-cell>
          <table:table-cell table:formula="of:=[.E45]*10^9/[.F45]" office:value-type="float" office:value="966.741863690236" calcext:value-type="float">
            <text:p>967</text:p>
          </table:table-cell>
          <table:table-cell table:formula="of:=[.E45]*10^9/[.B45]" office:value-type="float" office:value="136220.924344215" calcext:value-type="float">
            <text:p>136221</text:p>
          </table:table-cell>
          <table:table-cell table:formula="of:=IF([.G45]&lt;1000;&quot;Pauvre&quot;;IF([.G45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Bénin</text:p>
          </table:table-cell>
          <table:table-cell office:value-type="float" office:value="114763" calcext:value-type="float">
            <text:p>114763</text:p>
          </table:table-cell>
          <table:table-cell office:value-type="float" office:value="709" calcext:value-type="float">
            <text:p>709</text:p>
          </table:table-cell>
          <table:table-cell office:value-type="float" office:value="59.31" calcext:value-type="float">
            <text:p>59,31</text:p>
          </table:table-cell>
          <table:table-cell office:value-type="float" office:value="10.3" calcext:value-type="float">
            <text:p>10,3</text:p>
          </table:table-cell>
          <table:table-cell office:value-type="float" office:value="10598482" calcext:value-type="float">
            <text:p>10598482</text:p>
          </table:table-cell>
          <table:table-cell table:formula="of:=[.E46]*10^9/[.F46]" office:value-type="float" office:value="971.837287641758" calcext:value-type="float">
            <text:p>972</text:p>
          </table:table-cell>
          <table:table-cell table:formula="of:=[.E46]*10^9/[.B46]" office:value-type="float" office:value="89750.1808074031" calcext:value-type="float">
            <text:p>89750</text:p>
          </table:table-cell>
          <table:table-cell table:formula="of:=IF([.G46]&lt;1000;&quot;Pauvre&quot;;IF([.G46]&lt;8000;&quot;Moyen&quot;;&quot;Riche&quot;))" office:value-type="string" office:string-value="Pauvre" calcext:value-type="string">
            <text:p>Pauvre</text:p>
          </table:table-cell>
        </table:table-row>
        <table:table-row table:style-name="ro2">
          <table:table-cell office:value-type="string" calcext:value-type="string">
            <text:p> Irak</text:p>
          </table:table-cell>
          <table:table-cell office:value-type="float" office:value="435244" calcext:value-type="float">
            <text:p>435244</text:p>
          </table:table-cell>
          <table:table-cell office:value-type="float" office:value="4694" calcext:value-type="float">
            <text:p>4694</text:p>
          </table:table-cell>
          <table:table-cell office:value-type="float" office:value="69.47" calcext:value-type="float">
            <text:p>69,47</text:p>
          </table:table-cell>
          <table:table-cell office:value-type="float" office:value="35.2" calcext:value-type="float">
            <text:p>35,2</text:p>
          </table:table-cell>
          <table:table-cell office:value-type="float" office:value="34812326" calcext:value-type="float">
            <text:p>34812326</text:p>
          </table:table-cell>
          <table:table-cell table:formula="of:=[.E47]*10^9/[.F47]" office:value-type="float" office:value="1011.1361131112" calcext:value-type="float">
            <text:p>1011</text:p>
          </table:table-cell>
          <table:table-cell table:formula="of:=[.E47]*10^9/[.B47]" office:value-type="float" office:value="80874.1763240849" calcext:value-type="float">
            <text:p>80874</text:p>
          </table:table-cell>
          <table:table-cell table:formula="of:=IF([.G47]&lt;1000;&quot;Pauvre&quot;;IF([.G4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Ouganda</text:p>
          </table:table-cell>
          <table:table-cell office:value-type="float" office:value="241550" calcext:value-type="float">
            <text:p>241550</text:p>
          </table:table-cell>
          <table:table-cell office:value-type="float" office:value="625" calcext:value-type="float">
            <text:p>625</text:p>
          </table:table-cell>
          <table:table-cell office:value-type="float" office:value="57.77" calcext:value-type="float">
            <text:p>57,77</text:p>
          </table:table-cell>
          <table:table-cell office:value-type="float" office:value="39" calcext:value-type="float">
            <text:p>39</text:p>
          </table:table-cell>
          <table:table-cell office:value-type="float" office:value="37782971" calcext:value-type="float">
            <text:p>37782971</text:p>
          </table:table-cell>
          <table:table-cell table:formula="of:=[.E48]*10^9/[.F48]" office:value-type="float" office:value="1032.21104555277" calcext:value-type="float">
            <text:p>1032</text:p>
          </table:table-cell>
          <table:table-cell table:formula="of:=[.E48]*10^9/[.B48]" office:value-type="float" office:value="161457.255226661" calcext:value-type="float">
            <text:p>161457</text:p>
          </table:table-cell>
          <table:table-cell table:formula="of:=IF([.G48]&lt;1000;&quot;Pauvre&quot;;IF([.G4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Liban</text:p>
          </table:table-cell>
          <table:table-cell office:value-type="float" office:value="10452" calcext:value-type="float">
            <text:p>10452</text:p>
          </table:table-cell>
          <table:table-cell office:value-type="float" office:value="11945" calcext:value-type="float">
            <text:p>11945</text:p>
          </table:table-cell>
          <table:table-cell office:value-type="float" office:value="80.13" calcext:value-type="float">
            <text:p>80,13</text:p>
          </table:table-cell>
          <table:table-cell office:value-type="float" office:value="4.8" calcext:value-type="float">
            <text:p>4,8</text:p>
          </table:table-cell>
          <table:table-cell office:value-type="float" office:value="4546774" calcext:value-type="float">
            <text:p>4546774</text:p>
          </table:table-cell>
          <table:table-cell table:formula="of:=[.E49]*10^9/[.F49]" office:value-type="float" office:value="1055.69355327536" calcext:value-type="float">
            <text:p>1056</text:p>
          </table:table-cell>
          <table:table-cell table:formula="of:=[.E49]*10^9/[.B49]" office:value-type="float" office:value="459242.250287026" calcext:value-type="float">
            <text:p>459242</text:p>
          </table:table-cell>
          <table:table-cell table:formula="of:=IF([.G49]&lt;1000;&quot;Pauvre&quot;;IF([.G4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Danemark (&amp; Groenland)</text:p>
          </table:table-cell>
          <table:table-cell office:value-type="float" office:value="2210573" calcext:value-type="float">
            <text:p>2210573</text:p>
          </table:table-cell>
          <table:table-cell office:value-type="float" office:value="51424" calcext:value-type="float">
            <text:p>51424</text:p>
          </table:table-cell>
          <table:table-cell office:value-type="float" office:value="80.3" calcext:value-type="float">
            <text:p>80,3</text:p>
          </table:table-cell>
          <table:table-cell office:value-type="float" office:value="6" calcext:value-type="float">
            <text:p>6</text:p>
          </table:table-cell>
          <table:table-cell office:value-type="float" office:value="5639565" calcext:value-type="float">
            <text:p>5639565</text:p>
          </table:table-cell>
          <table:table-cell table:formula="of:=[.E50]*10^9/[.F50]" office:value-type="float" office:value="1063.91184426458" calcext:value-type="float">
            <text:p>1064</text:p>
          </table:table-cell>
          <table:table-cell table:formula="of:=[.E50]*10^9/[.B50]" office:value-type="float" office:value="2714.22839236705" calcext:value-type="float">
            <text:p>2714</text:p>
          </table:table-cell>
          <table:table-cell table:formula="of:=IF([.G50]&lt;1000;&quot;Pauvre&quot;;IF([.G5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Belgique</text:p>
          </table:table-cell>
          <table:table-cell office:value-type="float" office:value="30528" calcext:value-type="float">
            <text:p>30528</text:p>
          </table:table-cell>
          <table:table-cell office:value-type="float" office:value="40456" calcext:value-type="float">
            <text:p>40456</text:p>
          </table:table-cell>
          <table:table-cell office:value-type="float" office:value="80.39" calcext:value-type="float">
            <text:p>80,39</text:p>
          </table:table-cell>
          <table:table-cell office:value-type="float" office:value="12" calcext:value-type="float">
            <text:p>12</text:p>
          </table:table-cell>
          <table:table-cell office:value-type="float" office:value="11225207" calcext:value-type="float">
            <text:p>11225207</text:p>
          </table:table-cell>
          <table:table-cell table:formula="of:=[.E51]*10^9/[.F51]" office:value-type="float" office:value="1069.02260243397" calcext:value-type="float">
            <text:p>1069</text:p>
          </table:table-cell>
          <table:table-cell table:formula="of:=[.E51]*10^9/[.B51]" office:value-type="float" office:value="393081.761006289" calcext:value-type="float">
            <text:p>393082</text:p>
          </table:table-cell>
          <table:table-cell table:formula="of:=IF([.G51]&lt;1000;&quot;Pauvre&quot;;IF([.G5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Botswana</text:p>
          </table:table-cell>
          <table:table-cell office:value-type="float" office:value="582000" calcext:value-type="float">
            <text:p>582000</text:p>
          </table:table-cell>
          <table:table-cell office:value-type="float" office:value="6150" calcext:value-type="float">
            <text:p>6150</text:p>
          </table:table-cell>
          <table:table-cell office:value-type="float" office:value="64.36" calcext:value-type="float">
            <text:p>64,36</text:p>
          </table:table-cell>
          <table:table-cell office:value-type="float" office:value="2.4" calcext:value-type="float">
            <text:p>2,4</text:p>
          </table:table-cell>
          <table:table-cell office:value-type="float" office:value="2219937" calcext:value-type="float">
            <text:p>2219937</text:p>
          </table:table-cell>
          <table:table-cell table:formula="of:=[.E52]*10^9/[.F52]" office:value-type="float" office:value="1081.11176127971" calcext:value-type="float">
            <text:p>1081</text:p>
          </table:table-cell>
          <table:table-cell table:formula="of:=[.E52]*10^9/[.B52]" office:value-type="float" office:value="4123.71134020619" calcext:value-type="float">
            <text:p>4124</text:p>
          </table:table-cell>
          <table:table-cell table:formula="of:=IF([.G52]&lt;1000;&quot;Pauvre&quot;;IF([.G5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chad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1011" calcext:value-type="float">
            <text:p>1011</text:p>
          </table:table-cell>
          <table:table-cell office:value-type="float" office:value="51.19" calcext:value-type="float">
            <text:p>51,19</text:p>
          </table:table-cell>
          <table:table-cell office:value-type="float" office:value="15" calcext:value-type="float">
            <text:p>15</text:p>
          </table:table-cell>
          <table:table-cell office:value-type="float" office:value="13587053" calcext:value-type="float">
            <text:p>13587053</text:p>
          </table:table-cell>
          <table:table-cell table:formula="of:=[.E53]*10^9/[.F53]" office:value-type="float" office:value="1103.99216077246" calcext:value-type="float">
            <text:p>1104</text:p>
          </table:table-cell>
          <table:table-cell table:formula="of:=[.E53]*10^9/[.B53]" office:value-type="float" office:value="11682.2429906542" calcext:value-type="float">
            <text:p>11682</text:p>
          </table:table-cell>
          <table:table-cell table:formula="of:=IF([.G53]&lt;1000;&quot;Pauvre&quot;;IF([.G5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Inde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1688" calcext:value-type="float">
            <text:p>1688</text:p>
          </table:table-cell>
          <table:table-cell office:value-type="float" office:value="67.66" calcext:value-type="float">
            <text:p>67,66</text:p>
          </table:table-cell>
          <table:table-cell office:value-type="float" office:value="1446" calcext:value-type="float">
            <text:p>1446</text:p>
          </table:table-cell>
          <table:table-cell office:value-type="float" office:value="1295291543" calcext:value-type="float">
            <text:p>1295291543</text:p>
          </table:table-cell>
          <table:table-cell table:formula="of:=[.E54]*10^9/[.F54]" office:value-type="float" office:value="1116.35099280502" calcext:value-type="float">
            <text:p>1116</text:p>
          </table:table-cell>
          <table:table-cell table:formula="of:=[.E54]*10^9/[.B54]" office:value-type="float" office:value="439879.620219009" calcext:value-type="float">
            <text:p>439880</text:p>
          </table:table-cell>
          <table:table-cell table:formula="of:=IF([.G54]&lt;1000;&quot;Pauvre&quot;;IF([.G5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Ghana</text:p>
          </table:table-cell>
          <table:table-cell office:value-type="float" office:value="238533" calcext:value-type="float">
            <text:p>238533</text:p>
          </table:table-cell>
          <table:table-cell office:value-type="float" office:value="1401" calcext:value-type="float">
            <text:p>1401</text:p>
          </table:table-cell>
          <table:table-cell office:value-type="float" office:value="61.14" calcext:value-type="float">
            <text:p>61,14</text:p>
          </table:table-cell>
          <table:table-cell office:value-type="float" office:value="30.3" calcext:value-type="float">
            <text:p>30,3</text:p>
          </table:table-cell>
          <table:table-cell office:value-type="float" office:value="26786598" calcext:value-type="float">
            <text:p>26786598</text:p>
          </table:table-cell>
          <table:table-cell table:formula="of:=[.E55]*10^9/[.F55]" office:value-type="float" office:value="1131.16268068084" calcext:value-type="float">
            <text:p>1131</text:p>
          </table:table-cell>
          <table:table-cell table:formula="of:=[.E55]*10^9/[.B55]" office:value-type="float" office:value="127026.449170555" calcext:value-type="float">
            <text:p>127026</text:p>
          </table:table-cell>
          <table:table-cell table:formula="of:=IF([.G55]&lt;1000;&quot;Pauvre&quot;;IF([.G5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Ukraine</text:p>
          </table:table-cell>
          <table:table-cell office:value-type="float" office:value="603500" calcext:value-type="float">
            <text:p>603500</text:p>
          </table:table-cell>
          <table:table-cell office:value-type="float" office:value="2109" calcext:value-type="float">
            <text:p>2109</text:p>
          </table:table-cell>
          <table:table-cell office:value-type="float" office:value="71.16" calcext:value-type="float">
            <text:p>71,16</text:p>
          </table:table-cell>
          <table:table-cell office:value-type="float" office:value="53.1" calcext:value-type="float">
            <text:p>53,1</text:p>
          </table:table-cell>
          <table:table-cell office:value-type="float" office:value="45362900" calcext:value-type="float">
            <text:p>45362900</text:p>
          </table:table-cell>
          <table:table-cell table:formula="of:=[.E56]*10^9/[.F56]" office:value-type="float" office:value="1170.56008323983" calcext:value-type="float">
            <text:p>1171</text:p>
          </table:table-cell>
          <table:table-cell table:formula="of:=[.E56]*10^9/[.B56]" office:value-type="float" office:value="87986.743993372" calcext:value-type="float">
            <text:p>87987</text:p>
          </table:table-cell>
          <table:table-cell table:formula="of:=IF([.G56]&lt;1000;&quot;Pauvre&quot;;IF([.G5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erbie</text:p>
          </table:table-cell>
          <table:table-cell office:value-type="float" office:value="88361" calcext:value-type="float">
            <text:p>88361</text:p>
          </table:table-cell>
          <table:table-cell office:value-type="float" office:value="5102" calcext:value-type="float">
            <text:p>5102</text:p>
          </table:table-cell>
          <table:table-cell office:value-type="float" office:value="75.14" calcext:value-type="float">
            <text:p>75,14</text:p>
          </table:table-cell>
          <table:table-cell office:value-type="float" office:value="8.41" calcext:value-type="float">
            <text:p>8,41</text:p>
          </table:table-cell>
          <table:table-cell office:value-type="float" office:value="7129428" calcext:value-type="float">
            <text:p>7129428</text:p>
          </table:table-cell>
          <table:table-cell table:formula="of:=[.E57]*10^9/[.F57]" office:value-type="float" office:value="1179.6177757879" calcext:value-type="float">
            <text:p>1180</text:p>
          </table:table-cell>
          <table:table-cell table:formula="of:=[.E57]*10^9/[.B57]" office:value-type="float" office:value="95177.7367843279" calcext:value-type="float">
            <text:p>95178</text:p>
          </table:table-cell>
          <table:table-cell table:formula="of:=IF([.G57]&lt;1000;&quot;Pauvre&quot;;IF([.G5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Haïti</text:p>
          </table:table-cell>
          <table:table-cell office:value-type="float" office:value="27750" calcext:value-type="float">
            <text:p>27750</text:p>
          </table:table-cell>
          <table:table-cell office:value-type="float" office:value="830" calcext:value-type="float">
            <text:p>830</text:p>
          </table:table-cell>
          <table:table-cell office:value-type="float" office:value="62.4" calcext:value-type="float">
            <text:p>62,4</text:p>
          </table:table-cell>
          <table:table-cell office:value-type="float" office:value="13.01" calcext:value-type="float">
            <text:p>13,01</text:p>
          </table:table-cell>
          <table:table-cell office:value-type="float" office:value="10572029" calcext:value-type="float">
            <text:p>10572029</text:p>
          </table:table-cell>
          <table:table-cell table:formula="of:=[.E58]*10^9/[.F58]" office:value-type="float" office:value="1230.6057805933" calcext:value-type="float">
            <text:p>1231</text:p>
          </table:table-cell>
          <table:table-cell table:formula="of:=[.E58]*10^9/[.B58]" office:value-type="float" office:value="468828.828828829" calcext:value-type="float">
            <text:p>468829</text:p>
          </table:table-cell>
          <table:table-cell table:formula="of:=IF([.G58]&lt;1000;&quot;Pauvre&quot;;IF([.G5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Nigeria</text:p>
          </table:table-cell>
          <table:table-cell office:value-type="float" office:value="923768" calcext:value-type="float">
            <text:p>923768</text:p>
          </table:table-cell>
          <table:table-cell office:value-type="float" office:value="2758" calcext:value-type="float">
            <text:p>2758</text:p>
          </table:table-cell>
          <table:table-cell office:value-type="float" office:value="52.44" calcext:value-type="float">
            <text:p>52,44</text:p>
          </table:table-cell>
          <table:table-cell office:value-type="float" office:value="221" calcext:value-type="float">
            <text:p>221</text:p>
          </table:table-cell>
          <table:table-cell office:value-type="float" office:value="177475986" calcext:value-type="float">
            <text:p>177475986</text:p>
          </table:table-cell>
          <table:table-cell table:formula="of:=[.E59]*10^9/[.F59]" office:value-type="float" office:value="1245.23889108017" calcext:value-type="float">
            <text:p>1245</text:p>
          </table:table-cell>
          <table:table-cell table:formula="of:=[.E59]*10^9/[.B59]" office:value-type="float" office:value="239237.557481965" calcext:value-type="float">
            <text:p>239238</text:p>
          </table:table-cell>
          <table:table-cell table:formula="of:=IF([.G59]&lt;1000;&quot;Pauvre&quot;;IF([.G5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République tchèque</text:p>
          </table:table-cell>
          <table:table-cell office:value-type="float" office:value="78865" calcext:value-type="float">
            <text:p>78865</text:p>
          </table:table-cell>
          <table:table-cell office:value-type="float" office:value="17330" calcext:value-type="float">
            <text:p>17330</text:p>
          </table:table-cell>
          <table:table-cell office:value-type="float" office:value="78.28" calcext:value-type="float">
            <text:p>78,28</text:p>
          </table:table-cell>
          <table:table-cell office:value-type="float" office:value="13.15" calcext:value-type="float">
            <text:p>13,15</text:p>
          </table:table-cell>
          <table:table-cell office:value-type="float" office:value="10510566" calcext:value-type="float">
            <text:p>10510566</text:p>
          </table:table-cell>
          <table:table-cell table:formula="of:=[.E60]*10^9/[.F60]" office:value-type="float" office:value="1251.12196621952" calcext:value-type="float">
            <text:p>1251</text:p>
          </table:table-cell>
          <table:table-cell table:formula="of:=[.E60]*10^9/[.B60]" office:value-type="float" office:value="166740.632726812" calcext:value-type="float">
            <text:p>166741</text:p>
          </table:table-cell>
          <table:table-cell table:formula="of:=IF([.G60]&lt;1000;&quot;Pauvre&quot;;IF([.G6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Éthiopie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702" calcext:value-type="float">
            <text:p>702</text:p>
          </table:table-cell>
          <table:table-cell office:value-type="float" office:value="63.44" calcext:value-type="float">
            <text:p>63,44</text:p>
          </table:table-cell>
          <table:table-cell office:value-type="float" office:value="122" calcext:value-type="float">
            <text:p>122</text:p>
          </table:table-cell>
          <table:table-cell office:value-type="float" office:value="96958732" calcext:value-type="float">
            <text:p>96958732</text:p>
          </table:table-cell>
          <table:table-cell table:formula="of:=[.E61]*10^9/[.F61]" office:value-type="float" office:value="1258.26728014554" calcext:value-type="float">
            <text:p>1258</text:p>
          </table:table-cell>
          <table:table-cell table:formula="of:=[.E61]*10^9/[.B61]" office:value-type="float" office:value="110477.225391651" calcext:value-type="float">
            <text:p>110477</text:p>
          </table:table-cell>
          <table:table-cell table:formula="of:=IF([.G61]&lt;1000;&quot;Pauvre&quot;;IF([.G6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orée du Sud</text:p>
          </table:table-cell>
          <table:table-cell office:value-type="float" office:value="99828" calcext:value-type="float">
            <text:p>99828</text:p>
          </table:table-cell>
          <table:table-cell office:value-type="float" office:value="27513" calcext:value-type="float">
            <text:p>27513</text:p>
          </table:table-cell>
          <table:table-cell office:value-type="float" office:value="81.46" calcext:value-type="float">
            <text:p>81,46</text:p>
          </table:table-cell>
          <table:table-cell office:value-type="float" office:value="64.85" calcext:value-type="float">
            <text:p>64,85</text:p>
          </table:table-cell>
          <table:table-cell office:value-type="float" office:value="50423955" calcext:value-type="float">
            <text:p>50423955</text:p>
          </table:table-cell>
          <table:table-cell table:formula="of:=[.E62]*10^9/[.F62]" office:value-type="float" office:value="1286.0950712811" calcext:value-type="float">
            <text:p>1286</text:p>
          </table:table-cell>
          <table:table-cell table:formula="of:=[.E62]*10^9/[.B62]" office:value-type="float" office:value="649617.341827944" calcext:value-type="float">
            <text:p>649617</text:p>
          </table:table-cell>
          <table:table-cell table:formula="of:=IF([.G62]&lt;1000;&quot;Pauvre&quot;;IF([.G6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Allemagne</text:p>
          </table:table-cell>
          <table:table-cell office:value-type="float" office:value="357114" calcext:value-type="float">
            <text:p>357114</text:p>
          </table:table-cell>
          <table:table-cell office:value-type="float" office:value="41267" calcext:value-type="float">
            <text:p>41267</text:p>
          </table:table-cell>
          <table:table-cell office:value-type="float" office:value="81.04" calcext:value-type="float">
            <text:p>81,04</text:p>
          </table:table-cell>
          <table:table-cell office:value-type="float" office:value="107" calcext:value-type="float">
            <text:p>107</text:p>
          </table:table-cell>
          <table:table-cell office:value-type="float" office:value="80889505" calcext:value-type="float">
            <text:p>80889505</text:p>
          </table:table-cell>
          <table:table-cell table:formula="of:=[.E63]*10^9/[.F63]" office:value-type="float" office:value="1322.7921224144" calcext:value-type="float">
            <text:p>1323</text:p>
          </table:table-cell>
          <table:table-cell table:formula="of:=[.E63]*10^9/[.B63]" office:value-type="float" office:value="299624.209636139" calcext:value-type="float">
            <text:p>299624</text:p>
          </table:table-cell>
          <table:table-cell table:formula="of:=IF([.G63]&lt;1000;&quot;Pauvre&quot;;IF([.G6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Pologne</text:p>
          </table:table-cell>
          <table:table-cell office:value-type="float" office:value="312685" calcext:value-type="float">
            <text:p>312685</text:p>
          </table:table-cell>
          <table:table-cell office:value-type="float" office:value="12662" calcext:value-type="float">
            <text:p>12662</text:p>
          </table:table-cell>
          <table:table-cell office:value-type="float" office:value="76.85" calcext:value-type="float">
            <text:p>76,85</text:p>
          </table:table-cell>
          <table:table-cell office:value-type="float" office:value="53.6" calcext:value-type="float">
            <text:p>53,6</text:p>
          </table:table-cell>
          <table:table-cell office:value-type="float" office:value="37995529" calcext:value-type="float">
            <text:p>37995529</text:p>
          </table:table-cell>
          <table:table-cell table:formula="of:=[.E64]*10^9/[.F64]" office:value-type="float" office:value="1410.69229487501" calcext:value-type="float">
            <text:p>1411</text:p>
          </table:table-cell>
          <table:table-cell table:formula="of:=[.E64]*10^9/[.B64]" office:value-type="float" office:value="171418.52023602" calcext:value-type="float">
            <text:p>171419</text:p>
          </table:table-cell>
          <table:table-cell table:formula="of:=IF([.G64]&lt;1000;&quot;Pauvre&quot;;IF([.G6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Afghanistan</text:p>
          </table:table-cell>
          <table:table-cell office:value-type="float" office:value="652090" calcext:value-type="float">
            <text:p>652090</text:p>
          </table:table-cell>
          <table:table-cell office:value-type="float" office:value="615" calcext:value-type="float">
            <text:p>615</text:p>
          </table:table-cell>
          <table:table-cell office:value-type="float" office:value="60.03" calcext:value-type="float">
            <text:p>60,03</text:p>
          </table:table-cell>
          <table:table-cell office:value-type="float" office:value="47.15" calcext:value-type="float">
            <text:p>47,15</text:p>
          </table:table-cell>
          <table:table-cell office:value-type="float" office:value="31627506" calcext:value-type="float">
            <text:p>31627506</text:p>
          </table:table-cell>
          <table:table-cell table:formula="of:=[.E65]*10^9/[.F65]" office:value-type="float" office:value="1490.79095898361" calcext:value-type="float">
            <text:p>1491</text:p>
          </table:table-cell>
          <table:table-cell table:formula="of:=[.E65]*10^9/[.B65]" office:value-type="float" office:value="72305.9700348112" calcext:value-type="float">
            <text:p>72306</text:p>
          </table:table-cell>
          <table:table-cell table:formula="of:=IF([.G65]&lt;1000;&quot;Pauvre&quot;;IF([.G6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Gambie</text:p>
          </table:table-cell>
          <table:table-cell office:value-type="float" office:value="11295" calcext:value-type="float">
            <text:p>11295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928201" calcext:value-type="float">
            <text:p>1928201</text:p>
          </table:table-cell>
          <table:table-cell table:formula="of:=[.E66]*10^9/[.F66]" office:value-type="float" office:value="1555.85439484784" calcext:value-type="float">
            <text:p>1556</text:p>
          </table:table-cell>
          <table:table-cell table:formula="of:=[.E66]*10^9/[.B66]" office:value-type="float" office:value="265604.249667995" calcext:value-type="float">
            <text:p>265604</text:p>
          </table:table-cell>
          <table:table-cell table:formula="of:=IF([.G66]&lt;1000;&quot;Pauvre&quot;;IF([.G6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omores</text:p>
          </table:table-cell>
          <table:table-cell office:value-type="float" office:value="2170" calcext:value-type="float">
            <text:p>2170</text:p>
          </table:table-cell>
          <table:table-cell office:value-type="float" office:value="737" calcext:value-type="float">
            <text:p>737</text:p>
          </table:table-cell>
          <table:table-cell office:value-type="float" office:value="62.93" calcext:value-type="float">
            <text:p>62,93</text:p>
          </table:table-cell>
          <table:table-cell office:value-type="float" office:value="1.2" calcext:value-type="float">
            <text:p>1,2</text:p>
          </table:table-cell>
          <table:table-cell office:value-type="float" office:value="769991" calcext:value-type="float">
            <text:p>769991</text:p>
          </table:table-cell>
          <table:table-cell table:formula="of:=[.E67]*10^9/[.F67]" office:value-type="float" office:value="1558.45977420515" calcext:value-type="float">
            <text:p>1558</text:p>
          </table:table-cell>
          <table:table-cell table:formula="of:=[.E67]*10^9/[.B67]" office:value-type="float" office:value="552995.391705069" calcext:value-type="float">
            <text:p>552995</text:p>
          </table:table-cell>
          <table:table-cell table:formula="of:=IF([.G67]&lt;1000;&quot;Pauvre&quot;;IF([.G6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ogo</text:p>
          </table:table-cell>
          <table:table-cell office:value-type="float" office:value="56785" calcext:value-type="float">
            <text:p>56785</text:p>
          </table:table-cell>
          <table:table-cell office:value-type="float" office:value="578" calcext:value-type="float">
            <text:p>578</text:p>
          </table:table-cell>
          <table:table-cell office:value-type="float" office:value="59.13" calcext:value-type="float">
            <text:p>59,13</text:p>
          </table:table-cell>
          <table:table-cell office:value-type="float" office:value="11.5" calcext:value-type="float">
            <text:p>11,5</text:p>
          </table:table-cell>
          <table:table-cell office:value-type="float" office:value="7115163" calcext:value-type="float">
            <text:p>7115163</text:p>
          </table:table-cell>
          <table:table-cell table:formula="of:=[.E68]*10^9/[.F68]" office:value-type="float" office:value="1616.26655636702" calcext:value-type="float">
            <text:p>1616</text:p>
          </table:table-cell>
          <table:table-cell table:formula="of:=[.E68]*10^9/[.B68]" office:value-type="float" office:value="202518.270670071" calcext:value-type="float">
            <text:p>202518</text:p>
          </table:table-cell>
          <table:table-cell table:formula="of:=IF([.G68]&lt;1000;&quot;Pauvre&quot;;IF([.G6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anzanie</text:p>
          </table:table-cell>
          <table:table-cell office:value-type="float" office:value="945087" calcext:value-type="float">
            <text:p>945087</text:p>
          </table:table-cell>
          <table:table-cell office:value-type="float" office:value="969" calcext:value-type="float">
            <text:p>969</text:p>
          </table:table-cell>
          <table:table-cell office:value-type="float" office:value="64.29" calcext:value-type="float">
            <text:p>64,29</text:p>
          </table:table-cell>
          <table:table-cell office:value-type="float" office:value="84" calcext:value-type="float">
            <text:p>84</text:p>
          </table:table-cell>
          <table:table-cell office:value-type="float" office:value="51822621" calcext:value-type="float">
            <text:p>51822621</text:p>
          </table:table-cell>
          <table:table-cell table:formula="of:=[.E69]*10^9/[.F69]" office:value-type="float" office:value="1620.91377045557" calcext:value-type="float">
            <text:p>1621</text:p>
          </table:table-cell>
          <table:table-cell table:formula="of:=[.E69]*10^9/[.B69]" office:value-type="float" office:value="88880.7062206971" calcext:value-type="float">
            <text:p>88881</text:p>
          </table:table-cell>
          <table:table-cell table:formula="of:=IF([.G69]&lt;1000;&quot;Pauvre&quot;;IF([.G6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Iran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5048" calcext:value-type="float">
            <text:p>5048</text:p>
          </table:table-cell>
          <table:table-cell office:value-type="float" office:value="75.13" calcext:value-type="float">
            <text:p>75,13</text:p>
          </table:table-cell>
          <table:table-cell office:value-type="float" office:value="128.5" calcext:value-type="float">
            <text:p>128,5</text:p>
          </table:table-cell>
          <table:table-cell office:value-type="float" office:value="78143644" calcext:value-type="float">
            <text:p>78143644</text:p>
          </table:table-cell>
          <table:table-cell table:formula="of:=[.E70]*10^9/[.F70]" office:value-type="float" office:value="1644.4075733146" calcext:value-type="float">
            <text:p>1644</text:p>
          </table:table-cell>
          <table:table-cell table:formula="of:=[.E70]*10^9/[.B70]" office:value-type="float" office:value="77964.0758526752" calcext:value-type="float">
            <text:p>77964</text:p>
          </table:table-cell>
          <table:table-cell table:formula="of:=IF([.G70]&lt;1000;&quot;Pauvre&quot;;IF([.G7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énégal</text:p>
          </table:table-cell>
          <table:table-cell office:value-type="float" office:value="196722" calcext:value-type="float">
            <text:p>196722</text:p>
          </table:table-cell>
          <table:table-cell office:value-type="float" office:value="935" calcext:value-type="float">
            <text:p>935</text:p>
          </table:table-cell>
          <table:table-cell office:value-type="float" office:value="65.88" calcext:value-type="float">
            <text:p>65,88</text:p>
          </table:table-cell>
          <table:table-cell office:value-type="float" office:value="25.8" calcext:value-type="float">
            <text:p>25,8</text:p>
          </table:table-cell>
          <table:table-cell office:value-type="float" office:value="14672557" calcext:value-type="float">
            <text:p>14672557</text:p>
          </table:table-cell>
          <table:table-cell table:formula="of:=[.E71]*10^9/[.F71]" office:value-type="float" office:value="1758.38471781026" calcext:value-type="float">
            <text:p>1758</text:p>
          </table:table-cell>
          <table:table-cell table:formula="of:=[.E71]*10^9/[.B71]" office:value-type="float" office:value="131149.540976607" calcext:value-type="float">
            <text:p>131150</text:p>
          </table:table-cell>
          <table:table-cell table:formula="of:=IF([.G71]&lt;1000;&quot;Pauvre&quot;;IF([.G7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Luxembourg</text:p>
          </table:table-cell>
          <table:table-cell office:value-type="float" office:value="2586" calcext:value-type="float">
            <text:p>2586</text:p>
          </table:table-cell>
          <table:table-cell office:value-type="float" office:value="103187" calcext:value-type="float">
            <text:p>103187</text:p>
          </table:table-cell>
          <table:table-cell office:value-type="float" office:value="81.8" calcext:value-type="float">
            <text:p>81,8</text:p>
          </table:table-cell>
          <table:table-cell office:value-type="float" office:value="1" calcext:value-type="float">
            <text:p>1</text:p>
          </table:table-cell>
          <table:table-cell office:value-type="float" office:value="556074" calcext:value-type="float">
            <text:p>556074</text:p>
          </table:table-cell>
          <table:table-cell table:formula="of:=[.E72]*10^9/[.F72]" office:value-type="float" office:value="1798.32180609056" calcext:value-type="float">
            <text:p>1798</text:p>
          </table:table-cell>
          <table:table-cell table:formula="of:=[.E72]*10^9/[.B72]" office:value-type="float" office:value="386697.602474865" calcext:value-type="float">
            <text:p>386698</text:p>
          </table:table-cell>
          <table:table-cell table:formula="of:=IF([.G72]&lt;1000;&quot;Pauvre&quot;;IF([.G7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République dominicaine</text:p>
          </table:table-cell>
          <table:table-cell office:value-type="float" office:value="48671" calcext:value-type="float">
            <text:p>48671</text:p>
          </table:table-cell>
          <table:table-cell office:value-type="float" office:value="6664" calcext:value-type="float">
            <text:p>6664</text:p>
          </table:table-cell>
          <table:table-cell office:value-type="float" office:value="73.32" calcext:value-type="float">
            <text:p>73,32</text:p>
          </table:table-cell>
          <table:table-cell office:value-type="float" office:value="21" calcext:value-type="float">
            <text:p>21</text:p>
          </table:table-cell>
          <table:table-cell office:value-type="float" office:value="10405943" calcext:value-type="float">
            <text:p>10405943</text:p>
          </table:table-cell>
          <table:table-cell table:formula="of:=[.E73]*10^9/[.F73]" office:value-type="float" office:value="2018.07755433602" calcext:value-type="float">
            <text:p>2018</text:p>
          </table:table-cell>
          <table:table-cell table:formula="of:=[.E73]*10^9/[.B73]" office:value-type="float" office:value="431468.43089314" calcext:value-type="float">
            <text:p>431468</text:p>
          </table:table-cell>
          <table:table-cell table:formula="of:=IF([.G73]&lt;1000;&quot;Pauvre&quot;;IF([.G7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hine</text:p>
          </table:table-cell>
          <table:table-cell office:value-type="float" office:value="9598095" calcext:value-type="float">
            <text:p>9598095</text:p>
          </table:table-cell>
          <table:table-cell office:value-type="float" office:value="8280" calcext:value-type="float">
            <text:p>8280</text:p>
          </table:table-cell>
          <table:table-cell office:value-type="float" office:value="75.35" calcext:value-type="float">
            <text:p>75,35</text:p>
          </table:table-cell>
          <table:table-cell office:value-type="float" office:value="2813" calcext:value-type="float">
            <text:p>2813</text:p>
          </table:table-cell>
          <table:table-cell office:value-type="float" office:value="1364270000" calcext:value-type="float">
            <text:p>1364270000</text:p>
          </table:table-cell>
          <table:table-cell table:formula="of:=[.E74]*10^9/[.F74]" office:value-type="float" office:value="2061.90856648611" calcext:value-type="float">
            <text:p>2062</text:p>
          </table:table-cell>
          <table:table-cell table:formula="of:=[.E74]*10^9/[.B74]" office:value-type="float" office:value="293078.991195649" calcext:value-type="float">
            <text:p>293079</text:p>
          </table:table-cell>
          <table:table-cell table:formula="of:=IF([.G74]&lt;1000;&quot;Pauvre&quot;;IF([.G7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waziland</text:p>
          </table:table-cell>
          <table:table-cell office:value-type="float" office:value="17364" calcext:value-type="float">
            <text:p>17364</text:p>
          </table:table-cell>
          <table:table-cell office:value-type="float" office:value="3848" calcext:value-type="float">
            <text:p>3848</text:p>
          </table:table-cell>
          <table:table-cell office:value-type="float" office:value="48.94" calcext:value-type="float">
            <text:p>48,94</text:p>
          </table:table-cell>
          <table:table-cell office:value-type="float" office:value="2.64" calcext:value-type="float">
            <text:p>2,64</text:p>
          </table:table-cell>
          <table:table-cell office:value-type="float" office:value="1269112" calcext:value-type="float">
            <text:p>1269112</text:p>
          </table:table-cell>
          <table:table-cell table:formula="of:=[.E75]*10^9/[.F75]" office:value-type="float" office:value="2080.19465579082" calcext:value-type="float">
            <text:p>2080</text:p>
          </table:table-cell>
          <table:table-cell table:formula="of:=[.E75]*10^9/[.B75]" office:value-type="float" office:value="152038.700760193" calcext:value-type="float">
            <text:p>152039</text:p>
          </table:table-cell>
          <table:table-cell table:formula="of:=IF([.G75]&lt;1000;&quot;Pauvre&quot;;IF([.G7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Roumanie</text:p>
          </table:table-cell>
          <table:table-cell office:value-type="float" office:value="238391" calcext:value-type="float">
            <text:p>238391</text:p>
          </table:table-cell>
          <table:table-cell office:value-type="float" office:value="8807" calcext:value-type="float">
            <text:p>8807</text:p>
          </table:table-cell>
          <table:table-cell office:value-type="float" office:value="74.46" calcext:value-type="float">
            <text:p>74,46</text:p>
          </table:table-cell>
          <table:table-cell office:value-type="float" office:value="42.3" calcext:value-type="float">
            <text:p>42,3</text:p>
          </table:table-cell>
          <table:table-cell office:value-type="float" office:value="19910995" calcext:value-type="float">
            <text:p>19910995</text:p>
          </table:table-cell>
          <table:table-cell table:formula="of:=[.E76]*10^9/[.F76]" office:value-type="float" office:value="2124.45435298437" calcext:value-type="float">
            <text:p>2124</text:p>
          </table:table-cell>
          <table:table-cell table:formula="of:=[.E76]*10^9/[.B76]" office:value-type="float" office:value="177439.584548074" calcext:value-type="float">
            <text:p>177440</text:p>
          </table:table-cell>
          <table:table-cell table:formula="of:=IF([.G76]&lt;1000;&quot;Pauvre&quot;;IF([.G7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Maurice</text:p>
          </table:table-cell>
          <table:table-cell office:value-type="float" office:value="1969" calcext:value-type="float">
            <text:p>1969</text:p>
          </table:table-cell>
          <table:table-cell office:value-type="float" office:value="9187" calcext:value-type="float">
            <text:p>9187</text:p>
          </table:table-cell>
          <table:table-cell office:value-type="float" office:value="74.46" calcext:value-type="float">
            <text:p>74,46</text:p>
          </table:table-cell>
          <table:table-cell office:value-type="float" office:value="2.75" calcext:value-type="float">
            <text:p>2,75</text:p>
          </table:table-cell>
          <table:table-cell office:value-type="float" office:value="1260934" calcext:value-type="float">
            <text:p>1260934</text:p>
          </table:table-cell>
          <table:table-cell table:formula="of:=[.E77]*10^9/[.F77]" office:value-type="float" office:value="2180.92303007136" calcext:value-type="float">
            <text:p>2181</text:p>
          </table:table-cell>
          <table:table-cell table:formula="of:=[.E77]*10^9/[.B77]" office:value-type="float" office:value="1396648.04469274" calcext:value-type="float">
            <text:p>1396648</text:p>
          </table:table-cell>
          <table:table-cell table:formula="of:=IF([.G77]&lt;1000;&quot;Pauvre&quot;;IF([.G7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oudan du Sud</text:p>
          </table:table-cell>
          <table:table-cell office:value-type="float" office:value="644329" calcext:value-type="float">
            <text:p>644329</text:p>
          </table:table-cell>
          <table:table-cell office:value-type="float" office:value="1083" calcext:value-type="float">
            <text:p>1083</text:p>
          </table:table-cell>
          <table:table-cell office:value-type="float" office:value="55.22" calcext:value-type="float">
            <text:p>55,22</text:p>
          </table:table-cell>
          <table:table-cell office:value-type="float" office:value="26" calcext:value-type="float">
            <text:p>26</text:p>
          </table:table-cell>
          <table:table-cell office:value-type="float" office:value="11911184" calcext:value-type="float">
            <text:p>11911184</text:p>
          </table:table-cell>
          <table:table-cell table:formula="of:=[.E78]*10^9/[.F78]" office:value-type="float" office:value="2182.82246332522" calcext:value-type="float">
            <text:p>2183</text:p>
          </table:table-cell>
          <table:table-cell table:formula="of:=[.E78]*10^9/[.B78]" office:value-type="float" office:value="40352.0561700622" calcext:value-type="float">
            <text:p>40352</text:p>
          </table:table-cell>
          <table:table-cell table:formula="of:=IF([.G78]&lt;1000;&quot;Pauvre&quot;;IF([.G7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Royaume-Uni</text:p>
          </table:table-cell>
          <table:table-cell office:value-type="float" office:value="242900" calcext:value-type="float">
            <text:p>242900</text:p>
          </table:table-cell>
          <table:table-cell office:value-type="float" office:value="44118" calcext:value-type="float">
            <text:p>44118</text:p>
          </table:table-cell>
          <table:table-cell office:value-type="float" office:value="80.96" calcext:value-type="float">
            <text:p>80,96</text:p>
          </table:table-cell>
          <table:table-cell office:value-type="float" office:value="145" calcext:value-type="float">
            <text:p>145</text:p>
          </table:table-cell>
          <table:table-cell office:value-type="float" office:value="64510376" calcext:value-type="float">
            <text:p>64510376</text:p>
          </table:table-cell>
          <table:table-cell table:formula="of:=[.E79]*10^9/[.F79]" office:value-type="float" office:value="2247.70043194292" calcext:value-type="float">
            <text:p>2248</text:p>
          </table:table-cell>
          <table:table-cell table:formula="of:=[.E79]*10^9/[.B79]" office:value-type="float" office:value="596953.478797859" calcext:value-type="float">
            <text:p>596953</text:p>
          </table:table-cell>
          <table:table-cell table:formula="of:=IF([.G79]&lt;1000;&quot;Pauvre&quot;;IF([.G7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Arménie</text:p>
          </table:table-cell>
          <table:table-cell office:value-type="float" office:value="29743" calcext:value-type="float">
            <text:p>29743</text:p>
          </table:table-cell>
          <table:table-cell office:value-type="float" office:value="3547" calcext:value-type="float">
            <text:p>3547</text:p>
          </table:table-cell>
          <table:table-cell office:value-type="float" office:value="74.56" calcext:value-type="float">
            <text:p>74,56</text:p>
          </table:table-cell>
          <table:table-cell office:value-type="float" office:value="6.86" calcext:value-type="float">
            <text:p>6,86</text:p>
          </table:table-cell>
          <table:table-cell office:value-type="float" office:value="3006154" calcext:value-type="float">
            <text:p>3006154</text:p>
          </table:table-cell>
          <table:table-cell table:formula="of:=[.E80]*10^9/[.F80]" office:value-type="float" office:value="2281.98555363431" calcext:value-type="float">
            <text:p>2282</text:p>
          </table:table-cell>
          <table:table-cell table:formula="of:=[.E80]*10^9/[.B80]" office:value-type="float" office:value="230642.504118616" calcext:value-type="float">
            <text:p>230643</text:p>
          </table:table-cell>
          <table:table-cell table:formula="of:=IF([.G80]&lt;1000;&quot;Pauvre&quot;;IF([.G8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lovaquie</text:p>
          </table:table-cell>
          <table:table-cell office:value-type="float" office:value="49037" calcext:value-type="float">
            <text:p>49037</text:p>
          </table:table-cell>
          <table:table-cell office:value-type="float" office:value="15893" calcext:value-type="float">
            <text:p>15893</text:p>
          </table:table-cell>
          <table:table-cell office:value-type="float" office:value="76.26" calcext:value-type="float">
            <text:p>76,26</text:p>
          </table:table-cell>
          <table:table-cell office:value-type="float" office:value="12.6" calcext:value-type="float">
            <text:p>12,6</text:p>
          </table:table-cell>
          <table:table-cell office:value-type="float" office:value="5418506" calcext:value-type="float">
            <text:p>5418506</text:p>
          </table:table-cell>
          <table:table-cell table:formula="of:=[.E81]*10^9/[.F81]" office:value-type="float" office:value="2325.36422401304" calcext:value-type="float">
            <text:p>2325</text:p>
          </table:table-cell>
          <table:table-cell table:formula="of:=[.E81]*10^9/[.B81]" office:value-type="float" office:value="256948.8345535" calcext:value-type="float">
            <text:p>256949</text:p>
          </table:table-cell>
          <table:table-cell table:formula="of:=IF([.G81]&lt;1000;&quot;Pauvre&quot;;IF([.G8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Espagne</text:p>
          </table:table-cell>
          <table:table-cell office:value-type="float" office:value="505992" calcext:value-type="float">
            <text:p>505992</text:p>
          </table:table-cell>
          <table:table-cell office:value-type="float" office:value="26327" calcext:value-type="float">
            <text:p>26327</text:p>
          </table:table-cell>
          <table:table-cell office:value-type="float" office:value="82.43" calcext:value-type="float">
            <text:p>82,43</text:p>
          </table:table-cell>
          <table:table-cell office:value-type="float" office:value="111.2" calcext:value-type="float">
            <text:p>111,2</text:p>
          </table:table-cell>
          <table:table-cell office:value-type="float" office:value="46404602" calcext:value-type="float">
            <text:p>46404602</text:p>
          </table:table-cell>
          <table:table-cell table:formula="of:=[.E82]*10^9/[.F82]" office:value-type="float" office:value="2396.31405523099" calcext:value-type="float">
            <text:p>2396</text:p>
          </table:table-cell>
          <table:table-cell table:formula="of:=[.E82]*10^9/[.B82]" office:value-type="float" office:value="219766.320416133" calcext:value-type="float">
            <text:p>219766</text:p>
          </table:table-cell>
          <table:table-cell table:formula="of:=IF([.G82]&lt;1000;&quot;Pauvre&quot;;IF([.G8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Lesotho</text:p>
          </table:table-cell>
          <table:table-cell office:value-type="float" office:value="30355" calcext:value-type="float">
            <text:p>30355</text:p>
          </table:table-cell>
          <table:table-cell office:value-type="float" office:value="1063" calcext:value-type="float">
            <text:p>1063</text:p>
          </table:table-cell>
          <table:table-cell office:value-type="float" office:value="49.33" calcext:value-type="float">
            <text:p>49,33</text:p>
          </table:table-cell>
          <table:table-cell office:value-type="float" office:value="5.23" calcext:value-type="float">
            <text:p>5,23</text:p>
          </table:table-cell>
          <table:table-cell office:value-type="float" office:value="2109197" calcext:value-type="float">
            <text:p>2109197</text:p>
          </table:table-cell>
          <table:table-cell table:formula="of:=[.E83]*10^9/[.F83]" office:value-type="float" office:value="2479.61665031763" calcext:value-type="float">
            <text:p>2480</text:p>
          </table:table-cell>
          <table:table-cell table:formula="of:=[.E83]*10^9/[.B83]" office:value-type="float" office:value="172294.514906935" calcext:value-type="float">
            <text:p>172295</text:p>
          </table:table-cell>
          <table:table-cell table:formula="of:=IF([.G83]&lt;1000;&quot;Pauvre&quot;;IF([.G8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ri Lanka</text:p>
          </table:table-cell>
          <table:table-cell office:value-type="float" office:value="65610" calcext:value-type="float">
            <text:p>65610</text:p>
          </table:table-cell>
          <table:table-cell office:value-type="float" office:value="3768" calcext:value-type="float">
            <text:p>3768</text:p>
          </table:table-cell>
          <table:table-cell office:value-type="float" office:value="74.24" calcext:value-type="float">
            <text:p>74,24</text:p>
          </table:table-cell>
          <table:table-cell office:value-type="float" office:value="52.8" calcext:value-type="float">
            <text:p>52,8</text:p>
          </table:table-cell>
          <table:table-cell office:value-type="float" office:value="20639000" calcext:value-type="float">
            <text:p>20639000</text:p>
          </table:table-cell>
          <table:table-cell table:formula="of:=[.E84]*10^9/[.F84]" office:value-type="float" office:value="2558.26348175784" calcext:value-type="float">
            <text:p>2558</text:p>
          </table:table-cell>
          <table:table-cell table:formula="of:=[.E84]*10^9/[.B84]" office:value-type="float" office:value="804755.372656607" calcext:value-type="float">
            <text:p>804755</text:p>
          </table:table-cell>
          <table:table-cell table:formula="of:=IF([.G84]&lt;1000;&quot;Pauvre&quot;;IF([.G8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alvador</text:p>
          </table:table-cell>
          <table:table-cell office:value-type="float" office:value="21041" calcext:value-type="float">
            <text:p>21041</text:p>
          </table:table-cell>
          <table:table-cell office:value-type="float" office:value="4023" calcext:value-type="float">
            <text:p>4023</text:p>
          </table:table-cell>
          <table:table-cell office:value-type="float" office:value="72.5" calcext:value-type="float">
            <text:p>72,5</text:p>
          </table:table-cell>
          <table:table-cell office:value-type="float" office:value="15.63" calcext:value-type="float">
            <text:p>15,63</text:p>
          </table:table-cell>
          <table:table-cell office:value-type="float" office:value="6107706" calcext:value-type="float">
            <text:p>6107706</text:p>
          </table:table-cell>
          <table:table-cell table:formula="of:=[.E85]*10^9/[.F85]" office:value-type="float" office:value="2559.06227313495" calcext:value-type="float">
            <text:p>2559</text:p>
          </table:table-cell>
          <table:table-cell table:formula="of:=[.E85]*10^9/[.B85]" office:value-type="float" office:value="742835.416567654" calcext:value-type="float">
            <text:p>742835</text:p>
          </table:table-cell>
          <table:table-cell table:formula="of:=IF([.G85]&lt;1000;&quot;Pauvre&quot;;IF([.G8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Namibie</text:p>
          </table:table-cell>
          <table:table-cell office:value-type="float" office:value="824268" calcext:value-type="float">
            <text:p>824268</text:p>
          </table:table-cell>
          <table:table-cell office:value-type="float" office:value="5787" calcext:value-type="float">
            <text:p>5787</text:p>
          </table:table-cell>
          <table:table-cell office:value-type="float" office:value="64.34" calcext:value-type="float">
            <text:p>64,34</text:p>
          </table:table-cell>
          <table:table-cell office:value-type="float" office:value="6.16" calcext:value-type="float">
            <text:p>6,16</text:p>
          </table:table-cell>
          <table:table-cell office:value-type="float" office:value="2402858" calcext:value-type="float">
            <text:p>2402858</text:p>
          </table:table-cell>
          <table:table-cell table:formula="of:=[.E86]*10^9/[.F86]" office:value-type="float" office:value="2563.61382986427" calcext:value-type="float">
            <text:p>2564</text:p>
          </table:table-cell>
          <table:table-cell table:formula="of:=[.E86]*10^9/[.B86]" office:value-type="float" office:value="7473.29751973873" calcext:value-type="float">
            <text:p>7473</text:p>
          </table:table-cell>
          <table:table-cell table:formula="of:=IF([.G86]&lt;1000;&quot;Pauvre&quot;;IF([.G8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Macédoine</text:p>
          </table:table-cell>
          <table:table-cell office:value-type="float" office:value="25713" calcext:value-type="float">
            <text:p>25713</text:p>
          </table:table-cell>
          <table:table-cell office:value-type="float" office:value="4867" calcext:value-type="float">
            <text:p>4867</text:p>
          </table:table-cell>
          <table:table-cell office:value-type="float" office:value="75.19" calcext:value-type="float">
            <text:p>75,19</text:p>
          </table:table-cell>
          <table:table-cell office:value-type="float" office:value="5.4" calcext:value-type="float">
            <text:p>5,4</text:p>
          </table:table-cell>
          <table:table-cell office:value-type="float" office:value="2075625" calcext:value-type="float">
            <text:p>2075625</text:p>
          </table:table-cell>
          <table:table-cell table:formula="of:=[.E87]*10^9/[.F87]" office:value-type="float" office:value="2601.62601626016" calcext:value-type="float">
            <text:p>2602</text:p>
          </table:table-cell>
          <table:table-cell table:formula="of:=[.E87]*10^9/[.B87]" office:value-type="float" office:value="210010.500525026" calcext:value-type="float">
            <text:p>210011</text:p>
          </table:table-cell>
          <table:table-cell table:formula="of:=IF([.G87]&lt;1000;&quot;Pauvre&quot;;IF([.G8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orée du Nord</text:p>
          </table:table-cell>
          <table:table-cell office:value-type="float" office:value="120538" calcext:value-type="float">
            <text:p>120538</text:p>
          </table:table-cell>
          <table:table-cell/>
          <table:table-cell office:value-type="float" office:value="69.79" calcext:value-type="float">
            <text:p>69,79</text:p>
          </table:table-cell>
          <table:table-cell office:value-type="float" office:value="67" calcext:value-type="float">
            <text:p>67</text:p>
          </table:table-cell>
          <table:table-cell office:value-type="float" office:value="25026772" calcext:value-type="float">
            <text:p>25026772</text:p>
          </table:table-cell>
          <table:table-cell table:formula="of:=[.E88]*10^9/[.F88]" office:value-type="float" office:value="2677.13311169335" calcext:value-type="float">
            <text:p>2677</text:p>
          </table:table-cell>
          <table:table-cell table:formula="of:=[.E88]*10^9/[.B88]" office:value-type="float" office:value="555841.311453649" calcext:value-type="float">
            <text:p>555841</text:p>
          </table:table-cell>
          <table:table-cell table:formula="of:=IF([.G88]&lt;1000;&quot;Pauvre&quot;;IF([.G8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rinité-et-Tobago</text:p>
          </table:table-cell>
          <table:table-cell office:value-type="float" office:value="5130" calcext:value-type="float">
            <text:p>5130</text:p>
          </table:table-cell>
          <table:table-cell office:value-type="float" office:value="20380" calcext:value-type="float">
            <text:p>20380</text:p>
          </table:table-cell>
          <table:table-cell office:value-type="float" office:value="70.31" calcext:value-type="float">
            <text:p>70,31</text:p>
          </table:table-cell>
          <table:table-cell office:value-type="float" office:value="3.84" calcext:value-type="float">
            <text:p>3,84</text:p>
          </table:table-cell>
          <table:table-cell office:value-type="float" office:value="1354483" calcext:value-type="float">
            <text:p>1354483</text:p>
          </table:table-cell>
          <table:table-cell table:formula="of:=[.E89]*10^9/[.F89]" office:value-type="float" office:value="2835.03004467387" calcext:value-type="float">
            <text:p>2835</text:p>
          </table:table-cell>
          <table:table-cell table:formula="of:=[.E89]*10^9/[.B89]" office:value-type="float" office:value="748538.011695906" calcext:value-type="float">
            <text:p>748538</text:p>
          </table:table-cell>
          <table:table-cell table:formula="of:=IF([.G89]&lt;1000;&quot;Pauvre&quot;;IF([.G8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Bulgarie</text:p>
          </table:table-cell>
          <table:table-cell office:value-type="float" office:value="110879" calcext:value-type="float">
            <text:p>110879</text:p>
          </table:table-cell>
          <table:table-cell office:value-type="float" office:value="6582" calcext:value-type="float">
            <text:p>6582</text:p>
          </table:table-cell>
          <table:table-cell office:value-type="float" office:value="74.47" calcext:value-type="float">
            <text:p>74,47</text:p>
          </table:table-cell>
          <table:table-cell office:value-type="float" office:value="21" calcext:value-type="float">
            <text:p>21</text:p>
          </table:table-cell>
          <table:table-cell office:value-type="float" office:value="7223938" calcext:value-type="float">
            <text:p>7223938</text:p>
          </table:table-cell>
          <table:table-cell table:formula="of:=[.E90]*10^9/[.F90]" office:value-type="float" office:value="2907.00169353613" calcext:value-type="float">
            <text:p>2907</text:p>
          </table:table-cell>
          <table:table-cell table:formula="of:=[.E90]*10^9/[.B90]" office:value-type="float" office:value="189395.647507643" calcext:value-type="float">
            <text:p>189396</text:p>
          </table:table-cell>
          <table:table-cell table:formula="of:=IF([.G90]&lt;1000;&quot;Pauvre&quot;;IF([.G9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Italie</text:p>
          </table:table-cell>
          <table:table-cell office:value-type="float" office:value="301336" calcext:value-type="float">
            <text:p>301336</text:p>
          </table:table-cell>
          <table:table-cell office:value-type="float" office:value="29847" calcext:value-type="float">
            <text:p>29847</text:p>
          </table:table-cell>
          <table:table-cell office:value-type="float" office:value="82.29" calcext:value-type="float">
            <text:p>82,29</text:p>
          </table:table-cell>
          <table:table-cell office:value-type="float" office:value="182.5" calcext:value-type="float">
            <text:p>182,5</text:p>
          </table:table-cell>
          <table:table-cell office:value-type="float" office:value="61336387" calcext:value-type="float">
            <text:p>61336387</text:p>
          </table:table-cell>
          <table:table-cell table:formula="of:=[.E91]*10^9/[.F91]" office:value-type="float" office:value="2975.39533914836" calcext:value-type="float">
            <text:p>2975</text:p>
          </table:table-cell>
          <table:table-cell table:formula="of:=[.E91]*10^9/[.B91]" office:value-type="float" office:value="605636.23330767" calcext:value-type="float">
            <text:p>605636</text:p>
          </table:table-cell>
          <table:table-cell table:formula="of:=IF([.G91]&lt;1000;&quot;Pauvre&quot;;IF([.G9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urquie</text:p>
          </table:table-cell>
          <table:table-cell office:value-type="float" office:value="783562" calcext:value-type="float">
            <text:p>783562</text:p>
          </table:table-cell>
          <table:table-cell office:value-type="float" office:value="9290" calcext:value-type="float">
            <text:p>9290</text:p>
          </table:table-cell>
          <table:table-cell office:value-type="float" office:value="75.18" calcext:value-type="float">
            <text:p>75,18</text:p>
          </table:table-cell>
          <table:table-cell office:value-type="float" office:value="227" calcext:value-type="float">
            <text:p>227</text:p>
          </table:table-cell>
          <table:table-cell office:value-type="float" office:value="75932348" calcext:value-type="float">
            <text:p>75932348</text:p>
          </table:table-cell>
          <table:table-cell table:formula="of:=[.E92]*10^9/[.F92]" office:value-type="float" office:value="2989.50323516929" calcext:value-type="float">
            <text:p>2990</text:p>
          </table:table-cell>
          <table:table-cell table:formula="of:=[.E92]*10^9/[.B92]" office:value-type="float" office:value="289702.665519767" calcext:value-type="float">
            <text:p>289703</text:p>
          </table:table-cell>
          <table:table-cell table:formula="of:=IF([.G92]&lt;1000;&quot;Pauvre&quot;;IF([.G9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France (&amp;DOM)</text:p>
          </table:table-cell>
          <table:table-cell office:value-type="float" office:value="670308" calcext:value-type="float">
            <text:p>670308</text:p>
          </table:table-cell>
          <table:table-cell office:value-type="float" office:value="37728" calcext:value-type="float">
            <text:p>37728</text:p>
          </table:table-cell>
          <table:table-cell office:value-type="float" office:value="81.97" calcext:value-type="float">
            <text:p>81,97</text:p>
          </table:table-cell>
          <table:table-cell office:value-type="float" office:value="200" calcext:value-type="float">
            <text:p>200</text:p>
          </table:table-cell>
          <table:table-cell office:value-type="float" office:value="66206930" calcext:value-type="float">
            <text:p>66206930</text:p>
          </table:table-cell>
          <table:table-cell table:formula="of:=[.E93]*10^9/[.F93]" office:value-type="float" office:value="3020.83180718393" calcext:value-type="float">
            <text:p>3021</text:p>
          </table:table-cell>
          <table:table-cell table:formula="of:=[.E93]*10^9/[.B93]" office:value-type="float" office:value="298370.301413678" calcext:value-type="float">
            <text:p>298370</text:p>
          </table:table-cell>
          <table:table-cell table:formula="of:=IF([.G93]&lt;1000;&quot;Pauvre&quot;;IF([.G9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Mexique</text:p>
          </table:table-cell>
          <table:table-cell office:value-type="float" office:value="1964375" calcext:value-type="float">
            <text:p>1964375</text:p>
          </table:table-cell>
          <table:table-cell office:value-type="float" office:value="9592" calcext:value-type="float">
            <text:p>9592</text:p>
          </table:table-cell>
          <table:table-cell office:value-type="float" office:value="76.53" calcext:value-type="float">
            <text:p>76,53</text:p>
          </table:table-cell>
          <table:table-cell office:value-type="float" office:value="409" calcext:value-type="float">
            <text:p>409</text:p>
          </table:table-cell>
          <table:table-cell office:value-type="float" office:value="125385833" calcext:value-type="float">
            <text:p>125385833</text:p>
          </table:table-cell>
          <table:table-cell table:formula="of:=[.E94]*10^9/[.F94]" office:value-type="float" office:value="3261.93151342704" calcext:value-type="float">
            <text:p>3262</text:p>
          </table:table-cell>
          <table:table-cell table:formula="of:=[.E94]*10^9/[.B94]" office:value-type="float" office:value="208208.717785555" calcext:value-type="float">
            <text:p>208209</text:p>
          </table:table-cell>
          <table:table-cell table:formula="of:=IF([.G94]&lt;1000;&quot;Pauvre&quot;;IF([.G9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haïlande</text:p>
          </table:table-cell>
          <table:table-cell office:value-type="float" office:value="513120" calcext:value-type="float">
            <text:p>513120</text:p>
          </table:table-cell>
          <table:table-cell office:value-type="float" office:value="5426" calcext:value-type="float">
            <text:p>5426</text:p>
          </table:table-cell>
          <table:table-cell office:value-type="float" office:value="74.25" calcext:value-type="float">
            <text:p>74,25</text:p>
          </table:table-cell>
          <table:table-cell office:value-type="float" office:value="224.5" calcext:value-type="float">
            <text:p>224,5</text:p>
          </table:table-cell>
          <table:table-cell office:value-type="float" office:value="67725979" calcext:value-type="float">
            <text:p>67725979</text:p>
          </table:table-cell>
          <table:table-cell table:formula="of:=[.E95]*10^9/[.F95]" office:value-type="float" office:value="3314.82842056812" calcext:value-type="float">
            <text:p>3315</text:p>
          </table:table-cell>
          <table:table-cell table:formula="of:=[.E95]*10^9/[.B95]" office:value-type="float" office:value="437519.488618647" calcext:value-type="float">
            <text:p>437519</text:p>
          </table:table-cell>
          <table:table-cell table:formula="of:=IF([.G95]&lt;1000;&quot;Pauvre&quot;;IF([.G9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uba</text:p>
          </table:table-cell>
          <table:table-cell office:value-type="float" office:value="109886" calcext:value-type="float">
            <text:p>109886</text:p>
          </table:table-cell>
          <table:table-cell/>
          <table:table-cell office:value-type="float" office:value="79.26" calcext:value-type="float">
            <text:p>79,26</text:p>
          </table:table-cell>
          <table:table-cell office:value-type="float" office:value="38.12" calcext:value-type="float">
            <text:p>38,12</text:p>
          </table:table-cell>
          <table:table-cell office:value-type="float" office:value="11379111" calcext:value-type="float">
            <text:p>11379111</text:p>
          </table:table-cell>
          <table:table-cell table:formula="of:=[.E96]*10^9/[.F96]" office:value-type="float" office:value="3349.99807981485" calcext:value-type="float">
            <text:p>3350</text:p>
          </table:table-cell>
          <table:table-cell table:formula="of:=[.E96]*10^9/[.B96]" office:value-type="float" office:value="346904.974246037" calcext:value-type="float">
            <text:p>346905</text:p>
          </table:table-cell>
          <table:table-cell table:formula="of:=IF([.G96]&lt;1000;&quot;Pauvre&quot;;IF([.G9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Japon</text:p>
          </table:table-cell>
          <table:table-cell office:value-type="float" office:value="377930" calcext:value-type="float">
            <text:p>377930</text:p>
          </table:table-cell>
          <table:table-cell office:value-type="float" office:value="32481" calcext:value-type="float">
            <text:p>32481</text:p>
          </table:table-cell>
          <table:table-cell office:value-type="float" office:value="83.33" calcext:value-type="float">
            <text:p>83,33</text:p>
          </table:table-cell>
          <table:table-cell office:value-type="float" office:value="430" calcext:value-type="float">
            <text:p>430</text:p>
          </table:table-cell>
          <table:table-cell office:value-type="float" office:value="127131800" calcext:value-type="float">
            <text:p>127131800</text:p>
          </table:table-cell>
          <table:table-cell table:formula="of:=[.E97]*10^9/[.F97]" office:value-type="float" office:value="3382.31661944533" calcext:value-type="float">
            <text:p>3382</text:p>
          </table:table-cell>
          <table:table-cell table:formula="of:=[.E97]*10^9/[.B97]" office:value-type="float" office:value="1137776.83698039" calcext:value-type="float">
            <text:p>1137777</text:p>
          </table:table-cell>
          <table:table-cell table:formula="of:=IF([.G97]&lt;1000;&quot;Pauvre&quot;;IF([.G9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Jamaïque</text:p>
          </table:table-cell>
          <table:table-cell office:value-type="float" office:value="10991" calcext:value-type="float">
            <text:p>10991</text:p>
          </table:table-cell>
          <table:table-cell office:value-type="float" office:value="4912" calcext:value-type="float">
            <text:p>4912</text:p>
          </table:table-cell>
          <table:table-cell office:value-type="float" office:value="73.47" calcext:value-type="float">
            <text:p>73,47</text:p>
          </table:table-cell>
          <table:table-cell office:value-type="float" office:value="9.4" calcext:value-type="float">
            <text:p>9,4</text:p>
          </table:table-cell>
          <table:table-cell office:value-type="float" office:value="2721252" calcext:value-type="float">
            <text:p>2721252</text:p>
          </table:table-cell>
          <table:table-cell table:formula="of:=[.E98]*10^9/[.F98]" office:value-type="float" office:value="3454.29236248609" calcext:value-type="float">
            <text:p>3454</text:p>
          </table:table-cell>
          <table:table-cell table:formula="of:=[.E98]*10^9/[.B98]" office:value-type="float" office:value="855245.200618688" calcext:value-type="float">
            <text:p>855245</text:p>
          </table:table-cell>
          <table:table-cell table:formula="of:=IF([.G98]&lt;1000;&quot;Pauvre&quot;;IF([.G9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ôte d'Ivoire</text:p>
          </table:table-cell>
          <table:table-cell office:value-type="float" office:value="322463" calcext:value-type="float">
            <text:p>322463</text:p>
          </table:table-cell>
          <table:table-cell office:value-type="float" office:value="1319" calcext:value-type="float">
            <text:p>1319</text:p>
          </table:table-cell>
          <table:table-cell office:value-type="float" office:value="51.21" calcext:value-type="float">
            <text:p>51,21</text:p>
          </table:table-cell>
          <table:table-cell office:value-type="float" office:value="76.84" calcext:value-type="float">
            <text:p>76,84</text:p>
          </table:table-cell>
          <table:table-cell office:value-type="float" office:value="22157107" calcext:value-type="float">
            <text:p>22157107</text:p>
          </table:table-cell>
          <table:table-cell table:formula="of:=[.E99]*10^9/[.F99]" office:value-type="float" office:value="3467.96176955773" calcext:value-type="float">
            <text:p>3468</text:p>
          </table:table-cell>
          <table:table-cell table:formula="of:=[.E99]*10^9/[.B99]" office:value-type="float" office:value="238290.904692942" calcext:value-type="float">
            <text:p>238291</text:p>
          </table:table-cell>
          <table:table-cell table:formula="of:=IF([.G99]&lt;1000;&quot;Pauvre&quot;;IF([.G9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Mali</text:p>
          </table:table-cell>
          <table:table-cell office:value-type="float" office:value="1241238" calcext:value-type="float">
            <text:p>1241238</text:p>
          </table:table-cell>
          <table:table-cell office:value-type="float" office:value="672" calcext:value-type="float">
            <text:p>672</text:p>
          </table:table-cell>
          <table:table-cell office:value-type="float" office:value="57.54" calcext:value-type="float">
            <text:p>57,54</text:p>
          </table:table-cell>
          <table:table-cell office:value-type="float" office:value="60" calcext:value-type="float">
            <text:p>60</text:p>
          </table:table-cell>
          <table:table-cell office:value-type="float" office:value="17086022" calcext:value-type="float">
            <text:p>17086022</text:p>
          </table:table-cell>
          <table:table-cell table:formula="of:=[.E100]*10^9/[.F100]" office:value-type="float" office:value="3511.64244082092" calcext:value-type="float">
            <text:p>3512</text:p>
          </table:table-cell>
          <table:table-cell table:formula="of:=[.E100]*10^9/[.B100]" office:value-type="float" office:value="48338.8359041538" calcext:value-type="float">
            <text:p>48339</text:p>
          </table:table-cell>
          <table:table-cell table:formula="of:=IF([.G100]&lt;1000;&quot;Pauvre&quot;;IF([.G10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Portugal</text:p>
          </table:table-cell>
          <table:table-cell office:value-type="float" office:value="92090" calcext:value-type="float">
            <text:p>92090</text:p>
          </table:table-cell>
          <table:table-cell office:value-type="float" office:value="18984" calcext:value-type="float">
            <text:p>18984</text:p>
          </table:table-cell>
          <table:table-cell office:value-type="float" office:value="80.37" calcext:value-type="float">
            <text:p>80,37</text:p>
          </table:table-cell>
          <table:table-cell office:value-type="float" office:value="38" calcext:value-type="float">
            <text:p>38</text:p>
          </table:table-cell>
          <table:table-cell office:value-type="float" office:value="10397393" calcext:value-type="float">
            <text:p>10397393</text:p>
          </table:table-cell>
          <table:table-cell table:formula="of:=[.E101]*10^9/[.F101]" office:value-type="float" office:value="3654.76230435841" calcext:value-type="float">
            <text:p>3655</text:p>
          </table:table-cell>
          <table:table-cell table:formula="of:=[.E101]*10^9/[.B101]" office:value-type="float" office:value="412639.808882615" calcext:value-type="float">
            <text:p>412640</text:p>
          </table:table-cell>
          <table:table-cell table:formula="of:=IF([.G101]&lt;1000;&quot;Pauvre&quot;;IF([.G10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Mozambique</text:p>
          </table:table-cell>
          <table:table-cell office:value-type="float" office:value="801590" calcext:value-type="float">
            <text:p>801590</text:p>
          </table:table-cell>
          <table:table-cell office:value-type="float" office:value="626" calcext:value-type="float">
            <text:p>626</text:p>
          </table:table-cell>
          <table:table-cell office:value-type="float" office:value="54.64" calcext:value-type="float">
            <text:p>54,64</text:p>
          </table:table-cell>
          <table:table-cell office:value-type="float" office:value="100.3" calcext:value-type="float">
            <text:p>100,3</text:p>
          </table:table-cell>
          <table:table-cell office:value-type="float" office:value="27216276" calcext:value-type="float">
            <text:p>27216276</text:p>
          </table:table-cell>
          <table:table-cell table:formula="of:=[.E102]*10^9/[.F102]" office:value-type="float" office:value="3685.29478463549" calcext:value-type="float">
            <text:p>3685</text:p>
          </table:table-cell>
          <table:table-cell table:formula="of:=[.E102]*10^9/[.B102]" office:value-type="float" office:value="125126.311455981" calcext:value-type="float">
            <text:p>125126</text:p>
          </table:table-cell>
          <table:table-cell table:formula="of:=IF([.G102]&lt;1000;&quot;Pauvre&quot;;IF([.G10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Kazakhstan</text:p>
          </table:table-cell>
          <table:table-cell office:value-type="float" office:value="2724910" calcext:value-type="float">
            <text:p>2724910</text:p>
          </table:table-cell>
          <table:table-cell office:value-type="float" office:value="11028" calcext:value-type="float">
            <text:p>11028</text:p>
          </table:table-cell>
          <table:table-cell office:value-type="float" office:value="70.45" calcext:value-type="float">
            <text:p>70,45</text:p>
          </table:table-cell>
          <table:table-cell office:value-type="float" office:value="64.35" calcext:value-type="float">
            <text:p>64,35</text:p>
          </table:table-cell>
          <table:table-cell office:value-type="float" office:value="17289111" calcext:value-type="float">
            <text:p>17289111</text:p>
          </table:table-cell>
          <table:table-cell table:formula="of:=[.E103]*10^9/[.F103]" office:value-type="float" office:value="3721.99588515569" calcext:value-type="float">
            <text:p>3722</text:p>
          </table:table-cell>
          <table:table-cell table:formula="of:=[.E103]*10^9/[.B103]" office:value-type="float" office:value="23615.4588591917" calcext:value-type="float">
            <text:p>23615</text:p>
          </table:table-cell>
          <table:table-cell table:formula="of:=IF([.G103]&lt;1000;&quot;Pauvre&quot;;IF([.G10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Biélorussie</text:p>
          </table:table-cell>
          <table:table-cell office:value-type="float" office:value="207600" calcext:value-type="float">
            <text:p>207600</text:p>
          </table:table-cell>
          <table:table-cell office:value-type="float" office:value="6583" calcext:value-type="float">
            <text:p>6583</text:p>
          </table:table-cell>
          <table:table-cell office:value-type="float" office:value="72.47" calcext:value-type="float">
            <text:p>72,47</text:p>
          </table:table-cell>
          <table:table-cell office:value-type="float" office:value="37.2" calcext:value-type="float">
            <text:p>37,2</text:p>
          </table:table-cell>
          <table:table-cell office:value-type="float" office:value="9470000" calcext:value-type="float">
            <text:p>9470000</text:p>
          </table:table-cell>
          <table:table-cell table:formula="of:=[.E104]*10^9/[.F104]" office:value-type="float" office:value="3928.19429778247" calcext:value-type="float">
            <text:p>3928</text:p>
          </table:table-cell>
          <table:table-cell table:formula="of:=[.E104]*10^9/[.B104]" office:value-type="float" office:value="179190.751445087" calcext:value-type="float">
            <text:p>179191</text:p>
          </table:table-cell>
          <table:table-cell table:formula="of:=IF([.G104]&lt;1000;&quot;Pauvre&quot;;IF([.G10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Viêt Nam</text:p>
          </table:table-cell>
          <table:table-cell office:value-type="float" office:value="331212" calcext:value-type="float">
            <text:p>331212</text:p>
          </table:table-cell>
          <table:table-cell office:value-type="float" office:value="2171" calcext:value-type="float">
            <text:p>2171</text:p>
          </table:table-cell>
          <table:table-cell office:value-type="float" office:value="75.76" calcext:value-type="float">
            <text:p>75,76</text:p>
          </table:table-cell>
          <table:table-cell office:value-type="float" office:value="359.4" calcext:value-type="float">
            <text:p>359,4</text:p>
          </table:table-cell>
          <table:table-cell office:value-type="float" office:value="90730000" calcext:value-type="float">
            <text:p>90730000</text:p>
          </table:table-cell>
          <table:table-cell table:formula="of:=[.E105]*10^9/[.F105]" office:value-type="float" office:value="3961.20357103494" calcext:value-type="float">
            <text:p>3961</text:p>
          </table:table-cell>
          <table:table-cell table:formula="of:=[.E105]*10^9/[.B105]" office:value-type="float" office:value="1085105.6121155" calcext:value-type="float">
            <text:p>1085106</text:p>
          </table:table-cell>
          <table:table-cell table:formula="of:=IF([.G105]&lt;1000;&quot;Pauvre&quot;;IF([.G10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Philippines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51" calcext:value-type="float">
            <text:p>2951</text:p>
          </table:table-cell>
          <table:table-cell office:value-type="float" office:value="68.13" calcext:value-type="float">
            <text:p>68,13</text:p>
          </table:table-cell>
          <table:table-cell office:value-type="float" office:value="479" calcext:value-type="float">
            <text:p>479</text:p>
          </table:table-cell>
          <table:table-cell office:value-type="float" office:value="99138690" calcext:value-type="float">
            <text:p>99138690</text:p>
          </table:table-cell>
          <table:table-cell table:formula="of:=[.E106]*10^9/[.F106]" office:value-type="float" office:value="4831.61518474775" calcext:value-type="float">
            <text:p>4832</text:p>
          </table:table-cell>
          <table:table-cell table:formula="of:=[.E106]*10^9/[.B106]" office:value-type="float" office:value="1596666.66666667" calcext:value-type="float">
            <text:p>1596667</text:p>
          </table:table-cell>
          <table:table-cell table:formula="of:=IF([.G106]&lt;1000;&quot;Pauvre&quot;;IF([.G10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Suisse</text:p>
          </table:table-cell>
          <table:table-cell office:value-type="float" office:value="41277" calcext:value-type="float">
            <text:p>41277</text:p>
          </table:table-cell>
          <table:table-cell office:value-type="float" office:value="82178" calcext:value-type="float">
            <text:p>82178</text:p>
          </table:table-cell>
          <table:table-cell office:value-type="float" office:value="82.75" calcext:value-type="float">
            <text:p>82,75</text:p>
          </table:table-cell>
          <table:table-cell office:value-type="float" office:value="40.4" calcext:value-type="float">
            <text:p>40,4</text:p>
          </table:table-cell>
          <table:table-cell office:value-type="float" office:value="8190229" calcext:value-type="float">
            <text:p>8190229</text:p>
          </table:table-cell>
          <table:table-cell table:formula="of:=[.E107]*10^9/[.F107]" office:value-type="float" office:value="4932.70700977958" calcext:value-type="float">
            <text:p>4933</text:p>
          </table:table-cell>
          <table:table-cell table:formula="of:=[.E107]*10^9/[.B107]" office:value-type="float" office:value="978753.300869734" calcext:value-type="float">
            <text:p>978753</text:p>
          </table:table-cell>
          <table:table-cell table:formula="of:=IF([.G107]&lt;1000;&quot;Pauvre&quot;;IF([.G10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Zambie</text:p>
          </table:table-cell>
          <table:table-cell office:value-type="float" office:value="752612" calcext:value-type="float">
            <text:p>752612</text:p>
          </table:table-cell>
          <table:table-cell office:value-type="float" office:value="1576" calcext:value-type="float">
            <text:p>1576</text:p>
          </table:table-cell>
          <table:table-cell office:value-type="float" office:value="59.24" calcext:value-type="float">
            <text:p>59,24</text:p>
          </table:table-cell>
          <table:table-cell office:value-type="float" office:value="80.2" calcext:value-type="float">
            <text:p>80,2</text:p>
          </table:table-cell>
          <table:table-cell office:value-type="float" office:value="15721343" calcext:value-type="float">
            <text:p>15721343</text:p>
          </table:table-cell>
          <table:table-cell table:formula="of:=[.E108]*10^9/[.F108]" office:value-type="float" office:value="5101.34534943993" calcext:value-type="float">
            <text:p>5101</text:p>
          </table:table-cell>
          <table:table-cell table:formula="of:=[.E108]*10^9/[.B108]" office:value-type="float" office:value="106562.212667351" calcext:value-type="float">
            <text:p>106562</text:p>
          </table:table-cell>
          <table:table-cell table:formula="of:=IF([.G108]&lt;1000;&quot;Pauvre&quot;;IF([.G10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Grèce</text:p>
          </table:table-cell>
          <table:table-cell office:value-type="float" office:value="131957" calcext:value-type="float">
            <text:p>131957</text:p>
          </table:table-cell>
          <table:table-cell office:value-type="float" office:value="17657" calcext:value-type="float">
            <text:p>17657</text:p>
          </table:table-cell>
          <table:table-cell office:value-type="float" office:value="80.63" calcext:value-type="float">
            <text:p>80,63</text:p>
          </table:table-cell>
          <table:table-cell office:value-type="float" office:value="58" calcext:value-type="float">
            <text:p>58</text:p>
          </table:table-cell>
          <table:table-cell office:value-type="float" office:value="10957740" calcext:value-type="float">
            <text:p>10957740</text:p>
          </table:table-cell>
          <table:table-cell table:formula="of:=[.E109]*10^9/[.F109]" office:value-type="float" office:value="5293.06225553809" calcext:value-type="float">
            <text:p>5293</text:p>
          </table:table-cell>
          <table:table-cell table:formula="of:=[.E109]*10^9/[.B109]" office:value-type="float" office:value="439537.121941238" calcext:value-type="float">
            <text:p>439537</text:p>
          </table:table-cell>
          <table:table-cell table:formula="of:=IF([.G109]&lt;1000;&quot;Pauvre&quot;;IF([.G109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Angola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4062" calcext:value-type="float">
            <text:p>4062</text:p>
          </table:table-cell>
          <table:table-cell office:value-type="float" office:value="51.87" calcext:value-type="float">
            <text:p>51,87</text:p>
          </table:table-cell>
          <table:table-cell office:value-type="float" office:value="148" calcext:value-type="float">
            <text:p>148</text:p>
          </table:table-cell>
          <table:table-cell office:value-type="float" office:value="24227524" calcext:value-type="float">
            <text:p>24227524</text:p>
          </table:table-cell>
          <table:table-cell table:formula="of:=[.E110]*10^9/[.F110]" office:value-type="float" office:value="6108.75465441702" calcext:value-type="float">
            <text:p>6109</text:p>
          </table:table-cell>
          <table:table-cell table:formula="of:=[.E110]*10^9/[.B110]" office:value-type="float" office:value="118713.403384936" calcext:value-type="float">
            <text:p>118713</text:p>
          </table:table-cell>
          <table:table-cell table:formula="of:=IF([.G110]&lt;1000;&quot;Pauvre&quot;;IF([.G110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Autriche</text:p>
          </table:table-cell>
          <table:table-cell office:value-type="float" office:value="83871" calcext:value-type="float">
            <text:p>83871</text:p>
          </table:table-cell>
          <table:table-cell office:value-type="float" office:value="43547" calcext:value-type="float">
            <text:p>43547</text:p>
          </table:table-cell>
          <table:table-cell office:value-type="float" office:value="80.89" calcext:value-type="float">
            <text:p>80,89</text:p>
          </table:table-cell>
          <table:table-cell office:value-type="float" office:value="55" calcext:value-type="float">
            <text:p>55</text:p>
          </table:table-cell>
          <table:table-cell office:value-type="float" office:value="8534492" calcext:value-type="float">
            <text:p>8534492</text:p>
          </table:table-cell>
          <table:table-cell table:formula="of:=[.E111]*10^9/[.F111]" office:value-type="float" office:value="6444.43746622529" calcext:value-type="float">
            <text:p>6444</text:p>
          </table:table-cell>
          <table:table-cell table:formula="of:=[.E111]*10^9/[.B111]" office:value-type="float" office:value="655768.978550393" calcext:value-type="float">
            <text:p>655769</text:p>
          </table:table-cell>
          <table:table-cell table:formula="of:=IF([.G111]&lt;1000;&quot;Pauvre&quot;;IF([.G111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imor oriental</text:p>
          </table:table-cell>
          <table:table-cell office:value-type="float" office:value="14874" calcext:value-type="float">
            <text:p>14874</text:p>
          </table:table-cell>
          <table:table-cell office:value-type="float" office:value="3330" calcext:value-type="float">
            <text:p>3330</text:p>
          </table:table-cell>
          <table:table-cell office:value-type="float" office:value="67.52" calcext:value-type="float">
            <text:p>67,52</text:p>
          </table:table-cell>
          <table:table-cell office:value-type="float" office:value="8.22" calcext:value-type="float">
            <text:p>8,22</text:p>
          </table:table-cell>
          <table:table-cell office:value-type="float" office:value="1212107" calcext:value-type="float">
            <text:p>1212107</text:p>
          </table:table-cell>
          <table:table-cell table:formula="of:=[.E112]*10^9/[.F112]" office:value-type="float" office:value="6781.5795140198" calcext:value-type="float">
            <text:p>6782</text:p>
          </table:table-cell>
          <table:table-cell table:formula="of:=[.E112]*10^9/[.B112]" office:value-type="float" office:value="552642.194433239" calcext:value-type="float">
            <text:p>552642</text:p>
          </table:table-cell>
          <table:table-cell table:formula="of:=IF([.G112]&lt;1000;&quot;Pauvre&quot;;IF([.G112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Argentine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13428" calcext:value-type="float">
            <text:p>13428</text:p>
          </table:table-cell>
          <table:table-cell office:value-type="float" office:value="75.99" calcext:value-type="float">
            <text:p>75,99</text:p>
          </table:table-cell>
          <table:table-cell office:value-type="float" office:value="292" calcext:value-type="float">
            <text:p>292</text:p>
          </table:table-cell>
          <table:table-cell office:value-type="float" office:value="42980026" calcext:value-type="float">
            <text:p>42980026</text:p>
          </table:table-cell>
          <table:table-cell table:formula="of:=[.E113]*10^9/[.F113]" office:value-type="float" office:value="6793.85349836689" calcext:value-type="float">
            <text:p>6794</text:p>
          </table:table-cell>
          <table:table-cell table:formula="of:=[.E113]*10^9/[.B113]" office:value-type="float" office:value="105020.860307869" calcext:value-type="float">
            <text:p>105021</text:p>
          </table:table-cell>
          <table:table-cell table:formula="of:=IF([.G113]&lt;1000;&quot;Pauvre&quot;;IF([.G113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Guatemala</text:p>
          </table:table-cell>
          <table:table-cell office:value-type="float" office:value="108889" calcext:value-type="float">
            <text:p>108889</text:p>
          </table:table-cell>
          <table:table-cell office:value-type="float" office:value="3886" calcext:value-type="float">
            <text:p>3886</text:p>
          </table:table-cell>
          <table:table-cell office:value-type="float" office:value="71.49" calcext:value-type="float">
            <text:p>71,49</text:p>
          </table:table-cell>
          <table:table-cell office:value-type="float" office:value="109.2" calcext:value-type="float">
            <text:p>109,2</text:p>
          </table:table-cell>
          <table:table-cell office:value-type="float" office:value="16015494" calcext:value-type="float">
            <text:p>16015494</text:p>
          </table:table-cell>
          <table:table-cell table:formula="of:=[.E114]*10^9/[.F114]" office:value-type="float" office:value="6818.39723457797" calcext:value-type="float">
            <text:p>6818</text:p>
          </table:table-cell>
          <table:table-cell table:formula="of:=[.E114]*10^9/[.B114]" office:value-type="float" office:value="1002856.11953457" calcext:value-type="float">
            <text:p>1002856</text:p>
          </table:table-cell>
          <table:table-cell table:formula="of:=IF([.G114]&lt;1000;&quot;Pauvre&quot;;IF([.G114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Népal</text:p>
          </table:table-cell>
          <table:table-cell office:value-type="float" office:value="147181" calcext:value-type="float">
            <text:p>147181</text:p>
          </table:table-cell>
          <table:table-cell office:value-type="float" office:value="751" calcext:value-type="float">
            <text:p>751</text:p>
          </table:table-cell>
          <table:table-cell office:value-type="float" office:value="69.22" calcext:value-type="float">
            <text:p>69,22</text:p>
          </table:table-cell>
          <table:table-cell office:value-type="float" office:value="198.2" calcext:value-type="float">
            <text:p>198,2</text:p>
          </table:table-cell>
          <table:table-cell office:value-type="float" office:value="28174724" calcext:value-type="float">
            <text:p>28174724</text:p>
          </table:table-cell>
          <table:table-cell table:formula="of:=[.E115]*10^9/[.F115]" office:value-type="float" office:value="7034.6740574992" calcext:value-type="float">
            <text:p>7035</text:p>
          </table:table-cell>
          <table:table-cell table:formula="of:=[.E115]*10^9/[.B115]" office:value-type="float" office:value="1346641.21048233" calcext:value-type="float">
            <text:p>1346641</text:p>
          </table:table-cell>
          <table:table-cell table:formula="of:=IF([.G115]&lt;1000;&quot;Pauvre&quot;;IF([.G115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Tadjikistan</text:p>
          </table:table-cell>
          <table:table-cell office:value-type="float" office:value="143100" calcext:value-type="float">
            <text:p>143100</text:p>
          </table:table-cell>
          <table:table-cell office:value-type="float" office:value="949" calcext:value-type="float">
            <text:p>949</text:p>
          </table:table-cell>
          <table:table-cell office:value-type="float" office:value="69.4" calcext:value-type="float">
            <text:p>69,4</text:p>
          </table:table-cell>
          <table:table-cell office:value-type="float" office:value="63.46" calcext:value-type="float">
            <text:p>63,46</text:p>
          </table:table-cell>
          <table:table-cell office:value-type="float" office:value="8295840" calcext:value-type="float">
            <text:p>8295840</text:p>
          </table:table-cell>
          <table:table-cell table:formula="of:=[.E116]*10^9/[.F116]" office:value-type="float" office:value="7649.61715751509" calcext:value-type="float">
            <text:p>7650</text:p>
          </table:table-cell>
          <table:table-cell table:formula="of:=[.E116]*10^9/[.B116]" office:value-type="float" office:value="443466.107617051" calcext:value-type="float">
            <text:p>443466</text:p>
          </table:table-cell>
          <table:table-cell table:formula="of:=IF([.G116]&lt;1000;&quot;Pauvre&quot;;IF([.G116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Cambodge</text:p>
          </table:table-cell>
          <table:table-cell office:value-type="float" office:value="181035" calcext:value-type="float">
            <text:p>181035</text:p>
          </table:table-cell>
          <table:table-cell office:value-type="float" office:value="1140" calcext:value-type="float">
            <text:p>1140</text:p>
          </table:table-cell>
          <table:table-cell office:value-type="float" office:value="67.77" calcext:value-type="float">
            <text:p>67,77</text:p>
          </table:table-cell>
          <table:table-cell office:value-type="float" office:value="120.6" calcext:value-type="float">
            <text:p>120,6</text:p>
          </table:table-cell>
          <table:table-cell office:value-type="float" office:value="15328136" calcext:value-type="float">
            <text:p>15328136</text:p>
          </table:table-cell>
          <table:table-cell table:formula="of:=[.E117]*10^9/[.F117]" office:value-type="float" office:value="7867.88426198724" calcext:value-type="float">
            <text:p>7868</text:p>
          </table:table-cell>
          <table:table-cell table:formula="of:=[.E117]*10^9/[.B117]" office:value-type="float" office:value="666169.525229928" calcext:value-type="float">
            <text:p>666170</text:p>
          </table:table-cell>
          <table:table-cell table:formula="of:=IF([.G117]&lt;1000;&quot;Pauvre&quot;;IF([.G117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Indonésie</text:p>
          </table:table-cell>
          <table:table-cell office:value-type="float" office:value="1910931" calcext:value-type="float">
            <text:p>1910931</text:p>
          </table:table-cell>
          <table:table-cell office:value-type="float" office:value="3416" calcext:value-type="float">
            <text:p>3416</text:p>
          </table:table-cell>
          <table:table-cell office:value-type="float" office:value="68.7" calcext:value-type="float">
            <text:p>68,7</text:p>
          </table:table-cell>
          <table:table-cell office:value-type="float" office:value="2019" calcext:value-type="float">
            <text:p>2019</text:p>
          </table:table-cell>
          <table:table-cell office:value-type="float" office:value="254454778" calcext:value-type="float">
            <text:p>254454778</text:p>
          </table:table-cell>
          <table:table-cell table:formula="of:=[.E118]*10^9/[.F118]" office:value-type="float" office:value="7934.61225554193" calcext:value-type="float">
            <text:p>7935</text:p>
          </table:table-cell>
          <table:table-cell table:formula="of:=[.E118]*10^9/[.B118]" office:value-type="float" office:value="1056553.06235547" calcext:value-type="float">
            <text:p>1056553</text:p>
          </table:table-cell>
          <table:table-cell table:formula="of:=IF([.G118]&lt;1000;&quot;Pauvre&quot;;IF([.G118]&lt;8000;&quot;Moyen&quot;;&quot;Riche&quot;))" office:value-type="string" office:string-value="Moyen" calcext:value-type="string">
            <text:p>Moyen</text:p>
          </table:table-cell>
        </table:table-row>
        <table:table-row table:style-name="ro2">
          <table:table-cell office:value-type="string" calcext:value-type="string">
            <text:p> Kirghizistan</text:p>
          </table:table-cell>
          <table:table-cell office:value-type="float" office:value="199951" calcext:value-type="float">
            <text:p>199951</text:p>
          </table:table-cell>
          <table:table-cell office:value-type="float" office:value="1198" calcext:value-type="float">
            <text:p>1198</text:p>
          </table:table-cell>
          <table:table-cell office:value-type="float" office:value="70.2" calcext:value-type="float">
            <text:p>70,2</text:p>
          </table:table-cell>
          <table:table-cell office:value-type="float" office:value="48.93" calcext:value-type="float">
            <text:p>48,93</text:p>
          </table:table-cell>
          <table:table-cell office:value-type="float" office:value="5834200" calcext:value-type="float">
            <text:p>5834200</text:p>
          </table:table-cell>
          <table:table-cell table:formula="of:=[.E119]*10^9/[.F119]" office:value-type="float" office:value="8386.7539679819" calcext:value-type="float">
            <text:p>8387</text:p>
          </table:table-cell>
          <table:table-cell table:formula="of:=[.E119]*10^9/[.B119]" office:value-type="float" office:value="244709.953938715" calcext:value-type="float">
            <text:p>244710</text:p>
          </table:table-cell>
          <table:table-cell table:formula="of:=IF([.G119]&lt;1000;&quot;Pauvre&quot;;IF([.G119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Lettonie</text:p>
          </table:table-cell>
          <table:table-cell office:value-type="float" office:value="64559" calcext:value-type="float">
            <text:p>64559</text:p>
          </table:table-cell>
          <table:table-cell office:value-type="float" office:value="13729" calcext:value-type="float">
            <text:p>13729</text:p>
          </table:table-cell>
          <table:table-cell office:value-type="float" office:value="73.98" calcext:value-type="float">
            <text:p>73,98</text:p>
          </table:table-cell>
          <table:table-cell office:value-type="float" office:value="16.74" calcext:value-type="float">
            <text:p>16,74</text:p>
          </table:table-cell>
          <table:table-cell office:value-type="float" office:value="1990351" calcext:value-type="float">
            <text:p>1990351</text:p>
          </table:table-cell>
          <table:table-cell table:formula="of:=[.E120]*10^9/[.F120]" office:value-type="float" office:value="8410.57682790623" calcext:value-type="float">
            <text:p>8411</text:p>
          </table:table-cell>
          <table:table-cell table:formula="of:=[.E120]*10^9/[.B120]" office:value-type="float" office:value="259297.696680556" calcext:value-type="float">
            <text:p>259298</text:p>
          </table:table-cell>
          <table:table-cell table:formula="of:=IF([.G120]&lt;1000;&quot;Pauvre&quot;;IF([.G120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États-Unis</text:p>
          </table:table-cell>
          <table:table-cell office:value-type="float" office:value="9371175" calcext:value-type="float">
            <text:p>9371175</text:p>
          </table:table-cell>
          <table:table-cell office:value-type="float" office:value="55904" calcext:value-type="float">
            <text:p>55904</text:p>
          </table:table-cell>
          <table:table-cell office:value-type="float" office:value="78.84" calcext:value-type="float">
            <text:p>78,84</text:p>
          </table:table-cell>
          <table:table-cell office:value-type="float" office:value="2818" calcext:value-type="float">
            <text:p>2818</text:p>
          </table:table-cell>
          <table:table-cell office:value-type="float" office:value="318857056" calcext:value-type="float">
            <text:p>318857056</text:p>
          </table:table-cell>
          <table:table-cell table:formula="of:=[.E121]*10^9/[.F121]" office:value-type="float" office:value="8837.81602750544" calcext:value-type="float">
            <text:p>8838</text:p>
          </table:table-cell>
          <table:table-cell table:formula="of:=[.E121]*10^9/[.B121]" office:value-type="float" office:value="300709.356083949" calcext:value-type="float">
            <text:p>300709</text:p>
          </table:table-cell>
          <table:table-cell table:formula="of:=IF([.G121]&lt;1000;&quot;Pauvre&quot;;IF([.G121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Guinée-Bissau</text:p>
          </table:table-cell>
          <table:table-cell office:value-type="float" office:value="36125" calcext:value-type="float">
            <text:p>36125</text:p>
          </table:table-cell>
          <table:table-cell office:value-type="float" office:value="582" calcext:value-type="float">
            <text:p>582</text:p>
          </table:table-cell>
          <table:table-cell office:value-type="float" office:value="54.84" calcext:value-type="float">
            <text:p>54,84</text:p>
          </table:table-cell>
          <table:table-cell office:value-type="float" office:value="16" calcext:value-type="float">
            <text:p>16</text:p>
          </table:table-cell>
          <table:table-cell office:value-type="float" office:value="1800513" calcext:value-type="float">
            <text:p>1800513</text:p>
          </table:table-cell>
          <table:table-cell table:formula="of:=[.E122]*10^9/[.F122]" office:value-type="float" office:value="8886.35627734984" calcext:value-type="float">
            <text:p>8886</text:p>
          </table:table-cell>
          <table:table-cell table:formula="of:=[.E122]*10^9/[.B122]" office:value-type="float" office:value="442906.574394464" calcext:value-type="float">
            <text:p>442907</text:p>
          </table:table-cell>
          <table:table-cell table:formula="of:=IF([.G122]&lt;1000;&quot;Pauvre&quot;;IF([.G122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Croatie</text:p>
          </table:table-cell>
          <table:table-cell office:value-type="float" office:value="56594" calcext:value-type="float">
            <text:p>56594</text:p>
          </table:table-cell>
          <table:table-cell office:value-type="float" office:value="11551" calcext:value-type="float">
            <text:p>11551</text:p>
          </table:table-cell>
          <table:table-cell office:value-type="float" office:value="77.13" calcext:value-type="float">
            <text:p>77,13</text:p>
          </table:table-cell>
          <table:table-cell office:value-type="float" office:value="37.7" calcext:value-type="float">
            <text:p>37,7</text:p>
          </table:table-cell>
          <table:table-cell office:value-type="float" office:value="4238389" calcext:value-type="float">
            <text:p>4238389</text:p>
          </table:table-cell>
          <table:table-cell table:formula="of:=[.E123]*10^9/[.F123]" office:value-type="float" office:value="8894.88907223948" calcext:value-type="float">
            <text:p>8895</text:p>
          </table:table-cell>
          <table:table-cell table:formula="of:=[.E123]*10^9/[.B123]" office:value-type="float" office:value="666148.354949288" calcext:value-type="float">
            <text:p>666148</text:p>
          </table:table-cell>
          <table:table-cell table:formula="of:=IF([.G123]&lt;1000;&quot;Pauvre&quot;;IF([.G123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Slovénie</text:p>
          </table:table-cell>
          <table:table-cell office:value-type="float" office:value="20273" calcext:value-type="float">
            <text:p>20273</text:p>
          </table:table-cell>
          <table:table-cell office:value-type="float" office:value="20712" calcext:value-type="float">
            <text:p>20712</text:p>
          </table:table-cell>
          <table:table-cell office:value-type="float" office:value="80.28" calcext:value-type="float">
            <text:p>80,28</text:p>
          </table:table-cell>
          <table:table-cell office:value-type="float" office:value="18.67" calcext:value-type="float">
            <text:p>18,67</text:p>
          </table:table-cell>
          <table:table-cell office:value-type="float" office:value="2062218" calcext:value-type="float">
            <text:p>2062218</text:p>
          </table:table-cell>
          <table:table-cell table:formula="of:=[.E124]*10^9/[.F124]" office:value-type="float" office:value="9053.35905321358" calcext:value-type="float">
            <text:p>9053</text:p>
          </table:table-cell>
          <table:table-cell table:formula="of:=[.E124]*10^9/[.B124]" office:value-type="float" office:value="920929.314852267" calcext:value-type="float">
            <text:p>920929</text:p>
          </table:table-cell>
          <table:table-cell table:formula="of:=IF([.G124]&lt;1000;&quot;Pauvre&quot;;IF([.G124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Albanie</text:p>
          </table:table-cell>
          <table:table-cell office:value-type="float" office:value="28748" calcext:value-type="float">
            <text:p>28748</text:p>
          </table:table-cell>
          <table:table-cell office:value-type="float" office:value="4200" calcext:value-type="float">
            <text:p>4200</text:p>
          </table:table-cell>
          <table:table-cell office:value-type="float" office:value="77.54" calcext:value-type="float">
            <text:p>77,54</text:p>
          </table:table-cell>
          <table:table-cell office:value-type="float" office:value="26.9" calcext:value-type="float">
            <text:p>26,9</text:p>
          </table:table-cell>
          <table:table-cell office:value-type="float" office:value="2894475" calcext:value-type="float">
            <text:p>2894475</text:p>
          </table:table-cell>
          <table:table-cell table:formula="of:=[.E125]*10^9/[.F125]" office:value-type="float" office:value="9293.56791818896" calcext:value-type="float">
            <text:p>9294</text:p>
          </table:table-cell>
          <table:table-cell table:formula="of:=[.E125]*10^9/[.B125]" office:value-type="float" office:value="935717.267288159" calcext:value-type="float">
            <text:p>935717</text:p>
          </table:table-cell>
          <table:table-cell table:formula="of:=IF([.G125]&lt;1000;&quot;Pauvre&quot;;IF([.G125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Bosnie-Herzégovine</text:p>
          </table:table-cell>
          <table:table-cell office:value-type="float" office:value="51197" calcext:value-type="float">
            <text:p>51197</text:p>
          </table:table-cell>
          <table:table-cell office:value-type="float" office:value="4030" calcext:value-type="float">
            <text:p>4030</text:p>
          </table:table-cell>
          <table:table-cell office:value-type="float" office:value="76.28" calcext:value-type="float">
            <text:p>76,28</text:p>
          </table:table-cell>
          <table:table-cell office:value-type="float" office:value="35.5" calcext:value-type="float">
            <text:p>35,5</text:p>
          </table:table-cell>
          <table:table-cell office:value-type="float" office:value="3817554" calcext:value-type="float">
            <text:p>3817554</text:p>
          </table:table-cell>
          <table:table-cell table:formula="of:=[.E126]*10^9/[.F126]" office:value-type="float" office:value="9299.14809325553" calcext:value-type="float">
            <text:p>9299</text:p>
          </table:table-cell>
          <table:table-cell table:formula="of:=[.E126]*10^9/[.B126]" office:value-type="float" office:value="693400.003906479" calcext:value-type="float">
            <text:p>693400</text:p>
          </table:table-cell>
          <table:table-cell table:formula="of:=IF([.G126]&lt;1000;&quot;Pauvre&quot;;IF([.G126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Estonie</text:p>
          </table:table-cell>
          <table:table-cell office:value-type="float" office:value="45227" calcext:value-type="float">
            <text:p>45227</text:p>
          </table:table-cell>
          <table:table-cell office:value-type="float" office:value="17425" calcext:value-type="float">
            <text:p>17425</text:p>
          </table:table-cell>
          <table:table-cell office:value-type="float" office:value="76.42" calcext:value-type="float">
            <text:p>76,42</text:p>
          </table:table-cell>
          <table:table-cell office:value-type="float" office:value="12.71" calcext:value-type="float">
            <text:p>12,71</text:p>
          </table:table-cell>
          <table:table-cell office:value-type="float" office:value="1313645" calcext:value-type="float">
            <text:p>1313645</text:p>
          </table:table-cell>
          <table:table-cell table:formula="of:=[.E127]*10^9/[.F127]" office:value-type="float" office:value="9675.36891625972" calcext:value-type="float">
            <text:p>9675</text:p>
          </table:table-cell>
          <table:table-cell table:formula="of:=[.E127]*10^9/[.B127]" office:value-type="float" office:value="281026.820262233" calcext:value-type="float">
            <text:p>281027</text:p>
          </table:table-cell>
          <table:table-cell table:formula="of:=IF([.G127]&lt;1000;&quot;Pauvre&quot;;IF([.G127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Irlande</text:p>
          </table:table-cell>
          <table:table-cell office:value-type="float" office:value="70273" calcext:value-type="float">
            <text:p>70273</text:p>
          </table:table-cell>
          <table:table-cell office:value-type="float" office:value="48940" calcext:value-type="float">
            <text:p>48940</text:p>
          </table:table-cell>
          <table:table-cell office:value-type="float" office:value="81.04" calcext:value-type="float">
            <text:p>81,04</text:p>
          </table:table-cell>
          <table:table-cell office:value-type="float" office:value="49" calcext:value-type="float">
            <text:p>49</text:p>
          </table:table-cell>
          <table:table-cell office:value-type="float" office:value="4612719" calcext:value-type="float">
            <text:p>4612719</text:p>
          </table:table-cell>
          <table:table-cell table:formula="of:=[.E128]*10^9/[.F128]" office:value-type="float" office:value="10622.8018658843" calcext:value-type="float">
            <text:p>10623</text:p>
          </table:table-cell>
          <table:table-cell table:formula="of:=[.E128]*10^9/[.B128]" office:value-type="float" office:value="697280.605638012" calcext:value-type="float">
            <text:p>697281</text:p>
          </table:table-cell>
          <table:table-cell table:formula="of:=IF([.G128]&lt;1000;&quot;Pauvre&quot;;IF([.G128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Honduras</text:p>
          </table:table-cell>
          <table:table-cell office:value-type="float" office:value="112492" calcext:value-type="float">
            <text:p>112492</text:p>
          </table:table-cell>
          <table:table-cell office:value-type="float" office:value="2365" calcext:value-type="float">
            <text:p>2365</text:p>
          </table:table-cell>
          <table:table-cell office:value-type="float" office:value="72.94" calcext:value-type="float">
            <text:p>72,94</text:p>
          </table:table-cell>
          <table:table-cell office:value-type="float" office:value="90.66" calcext:value-type="float">
            <text:p>90,66</text:p>
          </table:table-cell>
          <table:table-cell office:value-type="float" office:value="7961680" calcext:value-type="float">
            <text:p>7961680</text:p>
          </table:table-cell>
          <table:table-cell table:formula="of:=[.E129]*10^9/[.F129]" office:value-type="float" office:value="11387.0439404749" calcext:value-type="float">
            <text:p>11387</text:p>
          </table:table-cell>
          <table:table-cell table:formula="of:=[.E129]*10^9/[.B129]" office:value-type="float" office:value="805923.976816129" calcext:value-type="float">
            <text:p>805924</text:p>
          </table:table-cell>
          <table:table-cell table:formula="of:=IF([.G129]&lt;1000;&quot;Pauvre&quot;;IF([.G129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Sao Tomé-et-Principe</text:p>
          </table:table-cell>
          <table:table-cell office:value-type="float" office:value="964" calcext:value-type="float">
            <text:p>964</text:p>
          </table:table-cell>
          <table:table-cell office:value-type="float" office:value="1606" calcext:value-type="float">
            <text:p>1606</text:p>
          </table:table-cell>
          <table:table-cell office:value-type="float" office:value="66.26" calcext:value-type="float">
            <text:p>66,26</text:p>
          </table:table-cell>
          <table:table-cell office:value-type="float" office:value="2.18" calcext:value-type="float">
            <text:p>2,18</text:p>
          </table:table-cell>
          <table:table-cell office:value-type="float" office:value="186342" calcext:value-type="float">
            <text:p>186342</text:p>
          </table:table-cell>
          <table:table-cell table:formula="of:=[.E130]*10^9/[.F130]" office:value-type="float" office:value="11698.919191594" calcext:value-type="float">
            <text:p>11699</text:p>
          </table:table-cell>
          <table:table-cell table:formula="of:=[.E130]*10^9/[.B130]" office:value-type="float" office:value="2261410.78838174" calcext:value-type="float">
            <text:p>2261411</text:p>
          </table:table-cell>
          <table:table-cell table:formula="of:=IF([.G130]&lt;1000;&quot;Pauvre&quot;;IF([.G130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Mongolie</text:p>
          </table:table-cell>
          <table:table-cell office:value-type="float" office:value="1564100" calcext:value-type="float">
            <text:p>1564100</text:p>
          </table:table-cell>
          <table:table-cell office:value-type="float" office:value="4179" calcext:value-type="float">
            <text:p>4179</text:p>
          </table:table-cell>
          <table:table-cell office:value-type="float" office:value="69.06" calcext:value-type="float">
            <text:p>69,06</text:p>
          </table:table-cell>
          <table:table-cell office:value-type="float" office:value="34.8" calcext:value-type="float">
            <text:p>34,8</text:p>
          </table:table-cell>
          <table:table-cell office:value-type="float" office:value="2909871" calcext:value-type="float">
            <text:p>2909871</text:p>
          </table:table-cell>
          <table:table-cell table:formula="of:=[.E131]*10^9/[.F131]" office:value-type="float" office:value="11959.2930408255" calcext:value-type="float">
            <text:p>11959</text:p>
          </table:table-cell>
          <table:table-cell table:formula="of:=[.E131]*10^9/[.B131]" office:value-type="float" office:value="22249.2168019948" calcext:value-type="float">
            <text:p>22249</text:p>
          </table:table-cell>
          <table:table-cell table:formula="of:=IF([.G131]&lt;1000;&quot;Pauvre&quot;;IF([.G131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Cameroun</text:p>
          </table:table-cell>
          <table:table-cell office:value-type="float" office:value="475442" calcext:value-type="float">
            <text:p>475442</text:p>
          </table:table-cell>
          <table:table-cell office:value-type="float" office:value="1234" calcext:value-type="float">
            <text:p>1234</text:p>
          </table:table-cell>
          <table:table-cell office:value-type="float" office:value="55.04" calcext:value-type="float">
            <text:p>55,04</text:p>
          </table:table-cell>
          <table:table-cell office:value-type="float" office:value="273" calcext:value-type="float">
            <text:p>273</text:p>
          </table:table-cell>
          <table:table-cell office:value-type="float" office:value="22773014" calcext:value-type="float">
            <text:p>22773014</text:p>
          </table:table-cell>
          <table:table-cell table:formula="of:=[.E132]*10^9/[.F132]" office:value-type="float" office:value="11987.8730149641" calcext:value-type="float">
            <text:p>11988</text:p>
          </table:table-cell>
          <table:table-cell table:formula="of:=[.E132]*10^9/[.B132]" office:value-type="float" office:value="574202.531539073" calcext:value-type="float">
            <text:p>574203</text:p>
          </table:table-cell>
          <table:table-cell table:formula="of:=IF([.G132]&lt;1000;&quot;Pauvre&quot;;IF([.G132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République démocratique du Congo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478" calcext:value-type="float">
            <text:p>478</text:p>
          </table:table-cell>
          <table:table-cell office:value-type="float" office:value="58.27" calcext:value-type="float">
            <text:p>58,27</text:p>
          </table:table-cell>
          <table:table-cell office:value-type="float" office:value="900" calcext:value-type="float">
            <text:p>900</text:p>
          </table:table-cell>
          <table:table-cell office:value-type="float" office:value="74877030" calcext:value-type="float">
            <text:p>74877030</text:p>
          </table:table-cell>
          <table:table-cell table:formula="of:=[.E133]*10^9/[.F133]" office:value-type="float" office:value="12019.7075124374" calcext:value-type="float">
            <text:p>12020</text:p>
          </table:table-cell>
          <table:table-cell table:formula="of:=[.E133]*10^9/[.B133]" office:value-type="float" office:value="383818.551059382" calcext:value-type="float">
            <text:p>383819</text:p>
          </table:table-cell>
          <table:table-cell table:formula="of:=IF([.G133]&lt;1000;&quot;Pauvre&quot;;IF([.G133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Géorgie</text:p>
          </table:table-cell>
          <table:table-cell office:value-type="float" office:value="69700" calcext:value-type="float">
            <text:p>69700</text:p>
          </table:table-cell>
          <table:table-cell office:value-type="float" office:value="3720" calcext:value-type="float">
            <text:p>3720</text:p>
          </table:table-cell>
          <table:table-cell office:value-type="float" office:value="74.08" calcext:value-type="float">
            <text:p>74,08</text:p>
          </table:table-cell>
          <table:table-cell office:value-type="float" office:value="58.13" calcext:value-type="float">
            <text:p>58,13</text:p>
          </table:table-cell>
          <table:table-cell office:value-type="float" office:value="4504100" calcext:value-type="float">
            <text:p>4504100</text:p>
          </table:table-cell>
          <table:table-cell table:formula="of:=[.E134]*10^9/[.F134]" office:value-type="float" office:value="12906.0189605027" calcext:value-type="float">
            <text:p>12906</text:p>
          </table:table-cell>
          <table:table-cell table:formula="of:=[.E134]*10^9/[.B134]" office:value-type="float" office:value="834002.869440459" calcext:value-type="float">
            <text:p>834003</text:p>
          </table:table-cell>
          <table:table-cell table:formula="of:=IF([.G134]&lt;1000;&quot;Pauvre&quot;;IF([.G134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Madagascar</text:p>
          </table:table-cell>
          <table:table-cell office:value-type="float" office:value="587041" calcext:value-type="float">
            <text:p>587041</text:p>
          </table:table-cell>
          <table:table-cell office:value-type="float" office:value="393" calcext:value-type="float">
            <text:p>393</text:p>
          </table:table-cell>
          <table:table-cell office:value-type="float" office:value="64.67" calcext:value-type="float">
            <text:p>64,67</text:p>
          </table:table-cell>
          <table:table-cell office:value-type="float" office:value="337" calcext:value-type="float">
            <text:p>337</text:p>
          </table:table-cell>
          <table:table-cell office:value-type="float" office:value="23571713" calcext:value-type="float">
            <text:p>23571713</text:p>
          </table:table-cell>
          <table:table-cell table:formula="of:=[.E135]*10^9/[.F135]" office:value-type="float" office:value="14296.7971822837" calcext:value-type="float">
            <text:p>14297</text:p>
          </table:table-cell>
          <table:table-cell table:formula="of:=[.E135]*10^9/[.B135]" office:value-type="float" office:value="574065.525235887" calcext:value-type="float">
            <text:p>574066</text:p>
          </table:table-cell>
          <table:table-cell table:formula="of:=IF([.G135]&lt;1000;&quot;Pauvre&quot;;IF([.G135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Suède</text:p>
          </table:table-cell>
          <table:table-cell office:value-type="float" office:value="450295" calcext:value-type="float">
            <text:p>450295</text:p>
          </table:table-cell>
          <table:table-cell office:value-type="float" office:value="48966" calcext:value-type="float">
            <text:p>48966</text:p>
          </table:table-cell>
          <table:table-cell office:value-type="float" office:value="81.7" calcext:value-type="float">
            <text:p>81,7</text:p>
          </table:table-cell>
          <table:table-cell office:value-type="float" office:value="171" calcext:value-type="float">
            <text:p>171</text:p>
          </table:table-cell>
          <table:table-cell office:value-type="float" office:value="9689555" calcext:value-type="float">
            <text:p>9689555</text:p>
          </table:table-cell>
          <table:table-cell table:formula="of:=[.E136]*10^9/[.F136]" office:value-type="float" office:value="17647.8692777945" calcext:value-type="float">
            <text:p>17648</text:p>
          </table:table-cell>
          <table:table-cell table:formula="of:=[.E136]*10^9/[.B136]" office:value-type="float" office:value="379751.052088076" calcext:value-type="float">
            <text:p>379751</text:p>
          </table:table-cell>
          <table:table-cell table:formula="of:=IF([.G136]&lt;1000;&quot;Pauvre&quot;;IF([.G136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Paraguay</text:p>
          </table:table-cell>
          <table:table-cell office:value-type="float" office:value="406752" calcext:value-type="float">
            <text:p>406752</text:p>
          </table:table-cell>
          <table:table-cell office:value-type="float" office:value="4142" calcext:value-type="float">
            <text:p>4142</text:p>
          </table:table-cell>
          <table:table-cell office:value-type="float" office:value="72.8" calcext:value-type="float">
            <text:p>72,8</text:p>
          </table:table-cell>
          <table:table-cell office:value-type="float" office:value="117" calcext:value-type="float">
            <text:p>117</text:p>
          </table:table-cell>
          <table:table-cell office:value-type="float" office:value="6552518" calcext:value-type="float">
            <text:p>6552518</text:p>
          </table:table-cell>
          <table:table-cell table:formula="of:=[.E137]*10^9/[.F137]" office:value-type="float" office:value="17855.7311860875" calcext:value-type="float">
            <text:p>17856</text:p>
          </table:table-cell>
          <table:table-cell table:formula="of:=[.E137]*10^9/[.B137]" office:value-type="float" office:value="287644.559830068" calcext:value-type="float">
            <text:p>287645</text:p>
          </table:table-cell>
          <table:table-cell table:formula="of:=IF([.G137]&lt;1000;&quot;Pauvre&quot;;IF([.G137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Guinée</text:p>
          </table:table-cell>
          <table:table-cell office:value-type="float" office:value="245857" calcext:value-type="float">
            <text:p>245857</text:p>
          </table:table-cell>
          <table:table-cell office:value-type="float" office:value="546" calcext:value-type="float">
            <text:p>546</text:p>
          </table:table-cell>
          <table:table-cell office:value-type="float" office:value="58.22" calcext:value-type="float">
            <text:p>58,22</text:p>
          </table:table-cell>
          <table:table-cell office:value-type="float" office:value="226" calcext:value-type="float">
            <text:p>226</text:p>
          </table:table-cell>
          <table:table-cell office:value-type="float" office:value="12275527" calcext:value-type="float">
            <text:p>12275527</text:p>
          </table:table-cell>
          <table:table-cell table:formula="of:=[.E138]*10^9/[.F138]" office:value-type="float" office:value="18410.6148762493" calcext:value-type="float">
            <text:p>18411</text:p>
          </table:table-cell>
          <table:table-cell table:formula="of:=[.E138]*10^9/[.B138]" office:value-type="float" office:value="919233.538194967" calcext:value-type="float">
            <text:p>919234</text:p>
          </table:table-cell>
          <table:table-cell table:formula="of:=IF([.G138]&lt;1000;&quot;Pauvre&quot;;IF([.G138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676578" calcext:value-type="float">
            <text:p>676578</text:p>
          </table:table-cell>
          <table:table-cell office:value-type="float" office:value="1269" calcext:value-type="float">
            <text:p>1269</text:p>
          </table:table-cell>
          <table:table-cell office:value-type="float" office:value="65.65" calcext:value-type="float">
            <text:p>65,65</text:p>
          </table:table-cell>
          <table:table-cell office:value-type="float" office:value="1003" calcext:value-type="float">
            <text:p>1003</text:p>
          </table:table-cell>
          <table:table-cell office:value-type="float" office:value="53437159" calcext:value-type="float">
            <text:p>53437159</text:p>
          </table:table-cell>
          <table:table-cell table:formula="of:=[.E139]*10^9/[.F139]" office:value-type="float" office:value="18769.7104181755" calcext:value-type="float">
            <text:p>18770</text:p>
          </table:table-cell>
          <table:table-cell table:formula="of:=[.E139]*10^9/[.B139]" office:value-type="float" office:value="1482460.26326602" calcext:value-type="float">
            <text:p>1482460</text:p>
          </table:table-cell>
          <table:table-cell table:formula="of:=IF([.G139]&lt;1000;&quot;Pauvre&quot;;IF([.G139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Malaisie</text:p>
          </table:table-cell>
          <table:table-cell office:value-type="float" office:value="330803" calcext:value-type="float">
            <text:p>330803</text:p>
          </table:table-cell>
          <table:table-cell office:value-type="float" office:value="10073" calcext:value-type="float">
            <text:p>10073</text:p>
          </table:table-cell>
          <table:table-cell office:value-type="float" office:value="74.57" calcext:value-type="float">
            <text:p>74,57</text:p>
          </table:table-cell>
          <table:table-cell office:value-type="float" office:value="580" calcext:value-type="float">
            <text:p>580</text:p>
          </table:table-cell>
          <table:table-cell office:value-type="float" office:value="29901997" calcext:value-type="float">
            <text:p>29901997</text:p>
          </table:table-cell>
          <table:table-cell table:formula="of:=[.E140]*10^9/[.F140]" office:value-type="float" office:value="19396.6978192125" calcext:value-type="float">
            <text:p>19397</text:p>
          </table:table-cell>
          <table:table-cell table:formula="of:=[.E140]*10^9/[.B140]" office:value-type="float" office:value="1753309.37143859" calcext:value-type="float">
            <text:p>1753309</text:p>
          </table:table-cell>
          <table:table-cell table:formula="of:=IF([.G140]&lt;1000;&quot;Pauvre&quot;;IF([.G140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Finlande</text:p>
          </table:table-cell>
          <table:table-cell office:value-type="float" office:value="338424" calcext:value-type="float">
            <text:p>338424</text:p>
          </table:table-cell>
          <table:table-cell office:value-type="float" office:value="42159" calcext:value-type="float">
            <text:p>42159</text:p>
          </table:table-cell>
          <table:table-cell office:value-type="float" office:value="80.83" calcext:value-type="float">
            <text:p>80,83</text:p>
          </table:table-cell>
          <table:table-cell office:value-type="float" office:value="107" calcext:value-type="float">
            <text:p>107</text:p>
          </table:table-cell>
          <table:table-cell office:value-type="float" office:value="5463596" calcext:value-type="float">
            <text:p>5463596</text:p>
          </table:table-cell>
          <table:table-cell table:formula="of:=[.E141]*10^9/[.F141]" office:value-type="float" office:value="19584.1713040276" calcext:value-type="float">
            <text:p>19584</text:p>
          </table:table-cell>
          <table:table-cell table:formula="of:=[.E141]*10^9/[.B141]" office:value-type="float" office:value="316171.429922228" calcext:value-type="float">
            <text:p>316171</text:p>
          </table:table-cell>
          <table:table-cell table:formula="of:=IF([.G141]&lt;1000;&quot;Pauvre&quot;;IF([.G141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Brunei</text:p>
          </table:table-cell>
          <table:table-cell office:value-type="float" office:value="5765" calcext:value-type="float">
            <text:p>5765</text:p>
          </table:table-cell>
          <table:table-cell office:value-type="float" office:value="27759" calcext:value-type="float">
            <text:p>27759</text:p>
          </table:table-cell>
          <table:table-cell office:value-type="float" office:value="78.55" calcext:value-type="float">
            <text:p>78,55</text:p>
          </table:table-cell>
          <table:table-cell office:value-type="float" office:value="8.5" calcext:value-type="float">
            <text:p>8,5</text:p>
          </table:table-cell>
          <table:table-cell office:value-type="float" office:value="417394" calcext:value-type="float">
            <text:p>417394</text:p>
          </table:table-cell>
          <table:table-cell table:formula="of:=[.E142]*10^9/[.F142]" office:value-type="float" office:value="20364.4518129154" calcext:value-type="float">
            <text:p>20364</text:p>
          </table:table-cell>
          <table:table-cell table:formula="of:=[.E142]*10^9/[.B142]" office:value-type="float" office:value="1474414.57068517" calcext:value-type="float">
            <text:p>1474415</text:p>
          </table:table-cell>
          <table:table-cell table:formula="of:=IF([.G142]&lt;1000;&quot;Pauvre&quot;;IF([.G142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Australie</text:p>
          </table:table-cell>
          <table:table-cell office:value-type="float" office:value="7692060" calcext:value-type="float">
            <text:p>7692060</text:p>
          </table:table-cell>
          <table:table-cell office:value-type="float" office:value="51642" calcext:value-type="float">
            <text:p>51642</text:p>
          </table:table-cell>
          <table:table-cell office:value-type="float" office:value="82.2" calcext:value-type="float">
            <text:p>82,2</text:p>
          </table:table-cell>
          <table:table-cell office:value-type="float" office:value="492" calcext:value-type="float">
            <text:p>492</text:p>
          </table:table-cell>
          <table:table-cell office:value-type="float" office:value="23490736" calcext:value-type="float">
            <text:p>23490736</text:p>
          </table:table-cell>
          <table:table-cell table:formula="of:=[.E143]*10^9/[.F143]" office:value-type="float" office:value="20944.4267731756" calcext:value-type="float">
            <text:p>20944</text:p>
          </table:table-cell>
          <table:table-cell table:formula="of:=[.E143]*10^9/[.B143]" office:value-type="float" office:value="63962.0595783184" calcext:value-type="float">
            <text:p>63962</text:p>
          </table:table-cell>
          <table:table-cell table:formula="of:=IF([.G143]&lt;1000;&quot;Pauvre&quot;;IF([.G143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Costa Rica</text:p>
          </table:table-cell>
          <table:table-cell office:value-type="float" office:value="51100" calcext:value-type="float">
            <text:p>51100</text:p>
          </table:table-cell>
          <table:table-cell office:value-type="float" office:value="10672" calcext:value-type="float">
            <text:p>10672</text:p>
          </table:table-cell>
          <table:table-cell office:value-type="float" office:value="79.23" calcext:value-type="float">
            <text:p>79,23</text:p>
          </table:table-cell>
          <table:table-cell office:value-type="float" office:value="113" calcext:value-type="float">
            <text:p>113</text:p>
          </table:table-cell>
          <table:table-cell office:value-type="float" office:value="4757606" calcext:value-type="float">
            <text:p>4757606</text:p>
          </table:table-cell>
          <table:table-cell table:formula="of:=[.E144]*10^9/[.F144]" office:value-type="float" office:value="23751.4413761879" calcext:value-type="float">
            <text:p>23751</text:p>
          </table:table-cell>
          <table:table-cell table:formula="of:=[.E144]*10^9/[.B144]" office:value-type="float" office:value="2211350.29354207" calcext:value-type="float">
            <text:p>2211350</text:p>
          </table:table-cell>
          <table:table-cell table:formula="of:=IF([.G144]&lt;1000;&quot;Pauvre&quot;;IF([.G144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Sierra Leone</text:p>
          </table:table-cell>
          <table:table-cell office:value-type="float" office:value="71740" calcext:value-type="float">
            <text:p>71740</text:p>
          </table:table-cell>
          <table:table-cell office:value-type="float" office:value="675" calcext:value-type="float">
            <text:p>675</text:p>
          </table:table-cell>
          <table:table-cell office:value-type="float" office:value="50.36" calcext:value-type="float">
            <text:p>50,36</text:p>
          </table:table-cell>
          <table:table-cell office:value-type="float" office:value="160" calcext:value-type="float">
            <text:p>160</text:p>
          </table:table-cell>
          <table:table-cell office:value-type="float" office:value="6315627" calcext:value-type="float">
            <text:p>6315627</text:p>
          </table:table-cell>
          <table:table-cell table:formula="of:=[.E145]*10^9/[.F145]" office:value-type="float" office:value="25333.9850500987" calcext:value-type="float">
            <text:p>25334</text:p>
          </table:table-cell>
          <table:table-cell table:formula="of:=[.E145]*10^9/[.B145]" office:value-type="float" office:value="2230275.99665459" calcext:value-type="float">
            <text:p>2230276</text:p>
          </table:table-cell>
          <table:table-cell table:formula="of:=IF([.G145]&lt;1000;&quot;Pauvre&quot;;IF([.G145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Nicaragua</text:p>
          </table:table-cell>
          <table:table-cell office:value-type="float" office:value="130373" calcext:value-type="float">
            <text:p>130373</text:p>
          </table:table-cell>
          <table:table-cell office:value-type="float" office:value="1965" calcext:value-type="float">
            <text:p>1965</text:p>
          </table:table-cell>
          <table:table-cell office:value-type="float" office:value="74.51" calcext:value-type="float">
            <text:p>74,51</text:p>
          </table:table-cell>
          <table:table-cell office:value-type="float" office:value="156.2" calcext:value-type="float">
            <text:p>156,2</text:p>
          </table:table-cell>
          <table:table-cell office:value-type="float" office:value="6013913" calcext:value-type="float">
            <text:p>6013913</text:p>
          </table:table-cell>
          <table:table-cell table:formula="of:=[.E146]*10^9/[.F146]" office:value-type="float" office:value="25973.1060293024" calcext:value-type="float">
            <text:p>25973</text:p>
          </table:table-cell>
          <table:table-cell table:formula="of:=[.E146]*10^9/[.B146]" office:value-type="float" office:value="1198100.83376159" calcext:value-type="float">
            <text:p>1198101</text:p>
          </table:table-cell>
          <table:table-cell table:formula="of:=IF([.G146]&lt;1000;&quot;Pauvre&quot;;IF([.G146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Venezuela</text:p>
          </table:table-cell>
          <table:table-cell office:value-type="float" office:value="912050" calcext:value-type="float">
            <text:p>912050</text:p>
          </table:table-cell>
          <table:table-cell office:value-type="float" office:value="4263" calcext:value-type="float">
            <text:p>4263</text:p>
          </table:table-cell>
          <table:table-cell office:value-type="float" office:value="74.07" calcext:value-type="float">
            <text:p>74,07</text:p>
          </table:table-cell>
          <table:table-cell office:value-type="float" office:value="805" calcext:value-type="float">
            <text:p>805</text:p>
          </table:table-cell>
          <table:table-cell office:value-type="float" office:value="30693827" calcext:value-type="float">
            <text:p>30693827</text:p>
          </table:table-cell>
          <table:table-cell table:formula="of:=[.E147]*10^9/[.F147]" office:value-type="float" office:value="26226.7719173631" calcext:value-type="float">
            <text:p>26227</text:p>
          </table:table-cell>
          <table:table-cell table:formula="of:=[.E147]*10^9/[.B147]" office:value-type="float" office:value="882627.048955649" calcext:value-type="float">
            <text:p>882627</text:p>
          </table:table-cell>
          <table:table-cell table:formula="of:=IF([.G147]&lt;1000;&quot;Pauvre&quot;;IF([.G147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Uruguay</text:p>
          </table:table-cell>
          <table:table-cell office:value-type="float" office:value="176215" calcext:value-type="float">
            <text:p>176215</text:p>
          </table:table-cell>
          <table:table-cell office:value-type="float" office:value="16092" calcext:value-type="float">
            <text:p>16092</text:p>
          </table:table-cell>
          <table:table-cell office:value-type="float" office:value="76.84" calcext:value-type="float">
            <text:p>76,84</text:p>
          </table:table-cell>
          <table:table-cell office:value-type="float" office:value="92.2" calcext:value-type="float">
            <text:p>92,2</text:p>
          </table:table-cell>
          <table:table-cell office:value-type="float" office:value="3419516" calcext:value-type="float">
            <text:p>3419516</text:p>
          </table:table-cell>
          <table:table-cell table:formula="of:=[.E148]*10^9/[.F148]" office:value-type="float" office:value="26962.8801268952" calcext:value-type="float">
            <text:p>26963</text:p>
          </table:table-cell>
          <table:table-cell table:formula="of:=[.E148]*10^9/[.B148]" office:value-type="float" office:value="523224.470107539" calcext:value-type="float">
            <text:p>523224</text:p>
          </table:table-cell>
          <table:table-cell table:formula="of:=IF([.G148]&lt;1000;&quot;Pauvre&quot;;IF([.G148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Brésil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8802" calcext:value-type="float">
            <text:p>8802</text:p>
          </table:table-cell>
          <table:table-cell office:value-type="float" office:value="74.12" calcext:value-type="float">
            <text:p>74,12</text:p>
          </table:table-cell>
          <table:table-cell office:value-type="float" office:value="5661" calcext:value-type="float">
            <text:p>5661</text:p>
          </table:table-cell>
          <table:table-cell office:value-type="float" office:value="206077898" calcext:value-type="float">
            <text:p>206077898</text:p>
          </table:table-cell>
          <table:table-cell table:formula="of:=[.E149]*10^9/[.F149]" office:value-type="float" office:value="27470.1947901274" calcext:value-type="float">
            <text:p>27470</text:p>
          </table:table-cell>
          <table:table-cell table:formula="of:=[.E149]*10^9/[.B149]" office:value-type="float" office:value="664836.37990308" calcext:value-type="float">
            <text:p>664836</text:p>
          </table:table-cell>
          <table:table-cell table:formula="of:=IF([.G149]&lt;1000;&quot;Pauvre&quot;;IF([.G149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Équateur</text:p>
          </table:table-cell>
          <table:table-cell office:value-type="float" office:value="256369" calcext:value-type="float">
            <text:p>256369</text:p>
          </table:table-cell>
          <table:table-cell office:value-type="float" office:value="6077" calcext:value-type="float">
            <text:p>6077</text:p>
          </table:table-cell>
          <table:table-cell office:value-type="float" office:value="75.65" calcext:value-type="float">
            <text:p>75,65</text:p>
          </table:table-cell>
          <table:table-cell office:value-type="float" office:value="442.4" calcext:value-type="float">
            <text:p>442,4</text:p>
          </table:table-cell>
          <table:table-cell office:value-type="float" office:value="15902916" calcext:value-type="float">
            <text:p>15902916</text:p>
          </table:table-cell>
          <table:table-cell table:formula="of:=[.E150]*10^9/[.F150]" office:value-type="float" office:value="27818.7975085827" calcext:value-type="float">
            <text:p>27819</text:p>
          </table:table-cell>
          <table:table-cell table:formula="of:=[.E150]*10^9/[.B150]" office:value-type="float" office:value="1725637.65509871" calcext:value-type="float">
            <text:p>1725638</text:p>
          </table:table-cell>
          <table:table-cell table:formula="of:=IF([.G150]&lt;1000;&quot;Pauvre&quot;;IF([.G150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Laos</text:p>
          </table:table-cell>
          <table:table-cell office:value-type="float" office:value="236800" calcext:value-type="float">
            <text:p>236800</text:p>
          </table:table-cell>
          <table:table-cell office:value-type="float" office:value="1785" calcext:value-type="float">
            <text:p>1785</text:p>
          </table:table-cell>
          <table:table-cell office:value-type="float" office:value="65.69" calcext:value-type="float">
            <text:p>65,69</text:p>
          </table:table-cell>
          <table:table-cell office:value-type="float" office:value="190.4" calcext:value-type="float">
            <text:p>190,4</text:p>
          </table:table-cell>
          <table:table-cell office:value-type="float" office:value="6689300" calcext:value-type="float">
            <text:p>6689300</text:p>
          </table:table-cell>
          <table:table-cell table:formula="of:=[.E151]*10^9/[.F151]" office:value-type="float" office:value="28463.3668694781" calcext:value-type="float">
            <text:p>28463</text:p>
          </table:table-cell>
          <table:table-cell table:formula="of:=[.E151]*10^9/[.B151]" office:value-type="float" office:value="804054.054054054" calcext:value-type="float">
            <text:p>804054</text:p>
          </table:table-cell>
          <table:table-cell table:formula="of:=IF([.G151]&lt;1000;&quot;Pauvre&quot;;IF([.G151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Bolivie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2915" calcext:value-type="float">
            <text:p>2915</text:p>
          </table:table-cell>
          <table:table-cell office:value-type="float" office:value="67.91" calcext:value-type="float">
            <text:p>67,91</text:p>
          </table:table-cell>
          <table:table-cell office:value-type="float" office:value="303.5" calcext:value-type="float">
            <text:p>303,5</text:p>
          </table:table-cell>
          <table:table-cell office:value-type="float" office:value="10561887" calcext:value-type="float">
            <text:p>10561887</text:p>
          </table:table-cell>
          <table:table-cell table:formula="of:=[.E152]*10^9/[.F152]" office:value-type="float" office:value="28735.3954837805" calcext:value-type="float">
            <text:p>28735</text:p>
          </table:table-cell>
          <table:table-cell table:formula="of:=[.E152]*10^9/[.B152]" office:value-type="float" office:value="276265.473369738" calcext:value-type="float">
            <text:p>276265</text:p>
          </table:table-cell>
          <table:table-cell table:formula="of:=IF([.G152]&lt;1000;&quot;Pauvre&quot;;IF([.G152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République centrafricaine</text:p>
          </table:table-cell>
          <table:table-cell office:value-type="float" office:value="622984" calcext:value-type="float">
            <text:p>622984</text:p>
          </table:table-cell>
          <table:table-cell office:value-type="float" office:value="339" calcext:value-type="float">
            <text:p>339</text:p>
          </table:table-cell>
          <table:table-cell office:value-type="float" office:value="49.88" calcext:value-type="float">
            <text:p>49,88</text:p>
          </table:table-cell>
          <table:table-cell office:value-type="float" office:value="141" calcext:value-type="float">
            <text:p>141</text:p>
          </table:table-cell>
          <table:table-cell office:value-type="float" office:value="4804316" calcext:value-type="float">
            <text:p>4804316</text:p>
          </table:table-cell>
          <table:table-cell table:formula="of:=[.E153]*10^9/[.F153]" office:value-type="float" office:value="29348.6107075388" calcext:value-type="float">
            <text:p>29349</text:p>
          </table:table-cell>
          <table:table-cell table:formula="of:=[.E153]*10^9/[.B153]" office:value-type="float" office:value="226330.050209957" calcext:value-type="float">
            <text:p>226330</text:p>
          </table:table-cell>
          <table:table-cell table:formula="of:=IF([.G153]&lt;1000;&quot;Pauvre&quot;;IF([.G153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Russie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8447" calcext:value-type="float">
            <text:p>8447</text:p>
          </table:table-cell>
          <table:table-cell office:value-type="float" office:value="71.07" calcext:value-type="float">
            <text:p>71,07</text:p>
          </table:table-cell>
          <table:table-cell office:value-type="float" office:value="4313" calcext:value-type="float">
            <text:p>4313</text:p>
          </table:table-cell>
          <table:table-cell office:value-type="float" office:value="143819569" calcext:value-type="float">
            <text:p>143819569</text:p>
          </table:table-cell>
          <table:table-cell table:formula="of:=[.E154]*10^9/[.F154]" office:value-type="float" office:value="29988.9648535937" calcext:value-type="float">
            <text:p>29989</text:p>
          </table:table-cell>
          <table:table-cell table:formula="of:=[.E154]*10^9/[.B154]" office:value-type="float" office:value="252248.155102729" calcext:value-type="float">
            <text:p>252248</text:p>
          </table:table-cell>
          <table:table-cell table:formula="of:=IF([.G154]&lt;1000;&quot;Pauvre&quot;;IF([.G154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Guinée équatoriale</text:p>
          </table:table-cell>
          <table:table-cell office:value-type="float" office:value="28051" calcext:value-type="float">
            <text:p>28051</text:p>
          </table:table-cell>
          <table:table-cell office:value-type="float" office:value="12541" calcext:value-type="float">
            <text:p>12541</text:p>
          </table:table-cell>
          <table:table-cell office:value-type="float" office:value="57.29" calcext:value-type="float">
            <text:p>57,29</text:p>
          </table:table-cell>
          <table:table-cell office:value-type="float" office:value="26" calcext:value-type="float">
            <text:p>26</text:p>
          </table:table-cell>
          <table:table-cell office:value-type="float" office:value="820885" calcext:value-type="float">
            <text:p>820885</text:p>
          </table:table-cell>
          <table:table-cell table:formula="of:=[.E155]*10^9/[.F155]" office:value-type="float" office:value="31673.1332647082" calcext:value-type="float">
            <text:p>31673</text:p>
          </table:table-cell>
          <table:table-cell table:formula="of:=[.E155]*10^9/[.B155]" office:value-type="float" office:value="926883.177070336" calcext:value-type="float">
            <text:p>926883</text:p>
          </table:table-cell>
          <table:table-cell table:formula="of:=IF([.G155]&lt;1000;&quot;Pauvre&quot;;IF([.G155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Fidji</text:p>
          </table:table-cell>
          <table:table-cell office:value-type="float" office:value="18272" calcext:value-type="float">
            <text:p>18272</text:p>
          </table:table-cell>
          <table:table-cell office:value-type="float" office:value="5086" calcext:value-type="float">
            <text:p>5086</text:p>
          </table:table-cell>
          <table:table-cell office:value-type="float" office:value="69.92" calcext:value-type="float">
            <text:p>69,92</text:p>
          </table:table-cell>
          <table:table-cell office:value-type="float" office:value="28.55" calcext:value-type="float">
            <text:p>28,55</text:p>
          </table:table-cell>
          <table:table-cell office:value-type="float" office:value="886450" calcext:value-type="float">
            <text:p>886450</text:p>
          </table:table-cell>
          <table:table-cell table:formula="of:=[.E156]*10^9/[.F156]" office:value-type="float" office:value="32207.1182807829" calcext:value-type="float">
            <text:p>32207</text:p>
          </table:table-cell>
          <table:table-cell table:formula="of:=[.E156]*10^9/[.B156]" office:value-type="float" office:value="1562500" calcext:value-type="float">
            <text:p>1562500</text:p>
          </table:table-cell>
          <table:table-cell table:formula="of:=IF([.G156]&lt;1000;&quot;Pauvre&quot;;IF([.G156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Panama</text:p>
          </table:table-cell>
          <table:table-cell office:value-type="float" office:value="75417" calcext:value-type="float">
            <text:p>75417</text:p>
          </table:table-cell>
          <table:table-cell office:value-type="float" office:value="11850" calcext:value-type="float">
            <text:p>11850</text:p>
          </table:table-cell>
          <table:table-cell office:value-type="float" office:value="77.42" calcext:value-type="float">
            <text:p>77,42</text:p>
          </table:table-cell>
          <table:table-cell office:value-type="float" office:value="136.6" calcext:value-type="float">
            <text:p>136,6</text:p>
          </table:table-cell>
          <table:table-cell office:value-type="float" office:value="3867535" calcext:value-type="float">
            <text:p>3867535</text:p>
          </table:table-cell>
          <table:table-cell table:formula="of:=[.E157]*10^9/[.F157]" office:value-type="float" office:value="35319.6545086211" calcext:value-type="float">
            <text:p>35320</text:p>
          </table:table-cell>
          <table:table-cell table:formula="of:=[.E157]*10^9/[.B157]" office:value-type="float" office:value="1811262.71265099" calcext:value-type="float">
            <text:p>1811263</text:p>
          </table:table-cell>
          <table:table-cell table:formula="of:=IF([.G157]&lt;1000;&quot;Pauvre&quot;;IF([.G157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Belize</text:p>
          </table:table-cell>
          <table:table-cell office:value-type="float" office:value="22966" calcext:value-type="float">
            <text:p>22966</text:p>
          </table:table-cell>
          <table:table-cell office:value-type="float" office:value="4842" calcext:value-type="float">
            <text:p>4842</text:p>
          </table:table-cell>
          <table:table-cell office:value-type="float" office:value="69.98" calcext:value-type="float">
            <text:p>69,98</text:p>
          </table:table-cell>
          <table:table-cell office:value-type="float" office:value="15.26" calcext:value-type="float">
            <text:p>15,26</text:p>
          </table:table-cell>
          <table:table-cell office:value-type="float" office:value="351706" calcext:value-type="float">
            <text:p>351706</text:p>
          </table:table-cell>
          <table:table-cell table:formula="of:=[.E158]*10^9/[.F158]" office:value-type="float" office:value="43388.5119958147" calcext:value-type="float">
            <text:p>43389</text:p>
          </table:table-cell>
          <table:table-cell table:formula="of:=[.E158]*10^9/[.B158]" office:value-type="float" office:value="664460.506836193" calcext:value-type="float">
            <text:p>664461</text:p>
          </table:table-cell>
          <table:table-cell table:formula="of:=IF([.G158]&lt;1000;&quot;Pauvre&quot;;IF([.G158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Liberia</text:p>
          </table:table-cell>
          <table:table-cell office:value-type="float" office:value="111369" calcext:value-type="float">
            <text:p>111369</text:p>
          </table:table-cell>
          <table:table-cell office:value-type="float" office:value="469" calcext:value-type="float">
            <text:p>469</text:p>
          </table:table-cell>
          <table:table-cell office:value-type="float" office:value="60.52" calcext:value-type="float">
            <text:p>60,52</text:p>
          </table:table-cell>
          <table:table-cell office:value-type="float" office:value="200" calcext:value-type="float">
            <text:p>200</text:p>
          </table:table-cell>
          <table:table-cell office:value-type="float" office:value="4396554" calcext:value-type="float">
            <text:p>4396554</text:p>
          </table:table-cell>
          <table:table-cell table:formula="of:=[.E159]*10^9/[.F159]" office:value-type="float" office:value="45490.1725305774" calcext:value-type="float">
            <text:p>45490</text:p>
          </table:table-cell>
          <table:table-cell table:formula="of:=[.E159]*10^9/[.B159]" office:value-type="float" office:value="1795831.87421994" calcext:value-type="float">
            <text:p>1795832</text:p>
          </table:table-cell>
          <table:table-cell table:formula="of:=IF([.G159]&lt;1000;&quot;Pauvre&quot;;IF([.G159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Colombie</text:p>
          </table:table-cell>
          <table:table-cell office:value-type="float" office:value="1141748" calcext:value-type="float">
            <text:p>1141748</text:p>
          </table:table-cell>
          <table:table-cell office:value-type="float" office:value="5687" calcext:value-type="float">
            <text:p>5687</text:p>
          </table:table-cell>
          <table:table-cell office:value-type="float" office:value="73.81" calcext:value-type="float">
            <text:p>73,81</text:p>
          </table:table-cell>
          <table:table-cell office:value-type="float" office:value="2270" calcext:value-type="float">
            <text:p>2270</text:p>
          </table:table-cell>
          <table:table-cell office:value-type="float" office:value="47791393" calcext:value-type="float">
            <text:p>47791393</text:p>
          </table:table-cell>
          <table:table-cell table:formula="of:=[.E160]*10^9/[.F160]" office:value-type="float" office:value="47498.0923866354" calcext:value-type="float">
            <text:p>47498</text:p>
          </table:table-cell>
          <table:table-cell table:formula="of:=[.E160]*10^9/[.B160]" office:value-type="float" office:value="1988179.52823215" calcext:value-type="float">
            <text:p>1988180</text:p>
          </table:table-cell>
          <table:table-cell table:formula="of:=IF([.G160]&lt;1000;&quot;Pauvre&quot;;IF([.G160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République du Congo</text:p>
          </table:table-cell>
          <table:table-cell office:value-type="float" office:value="342000" calcext:value-type="float">
            <text:p>342000</text:p>
          </table:table-cell>
          <table:table-cell office:value-type="float" office:value="2031" calcext:value-type="float">
            <text:p>2031</text:p>
          </table:table-cell>
          <table:table-cell office:value-type="float" office:value="61.67" calcext:value-type="float">
            <text:p>61,67</text:p>
          </table:table-cell>
          <table:table-cell office:value-type="float" office:value="222" calcext:value-type="float">
            <text:p>222</text:p>
          </table:table-cell>
          <table:table-cell office:value-type="float" office:value="4504962" calcext:value-type="float">
            <text:p>4504962</text:p>
          </table:table-cell>
          <table:table-cell table:formula="of:=[.E161]*10^9/[.F161]" office:value-type="float" office:value="49278.995028149" calcext:value-type="float">
            <text:p>49279</text:p>
          </table:table-cell>
          <table:table-cell table:formula="of:=[.E161]*10^9/[.B161]" office:value-type="float" office:value="649122.807017544" calcext:value-type="float">
            <text:p>649123</text:p>
          </table:table-cell>
          <table:table-cell table:formula="of:=IF([.G161]&lt;1000;&quot;Pauvre&quot;;IF([.G161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Chili</text:p>
          </table:table-cell>
          <table:table-cell office:value-type="float" office:value="756102" calcext:value-type="float">
            <text:p>756102</text:p>
          </table:table-cell>
          <table:table-cell office:value-type="float" office:value="13331" calcext:value-type="float">
            <text:p>13331</text:p>
          </table:table-cell>
          <table:table-cell office:value-type="float" office:value="81.2" calcext:value-type="float">
            <text:p>81,2</text:p>
          </table:table-cell>
          <table:table-cell office:value-type="float" office:value="885" calcext:value-type="float">
            <text:p>885</text:p>
          </table:table-cell>
          <table:table-cell office:value-type="float" office:value="17762647" calcext:value-type="float">
            <text:p>17762647</text:p>
          </table:table-cell>
          <table:table-cell table:formula="of:=[.E162]*10^9/[.F162]" office:value-type="float" office:value="49823.6552243593" calcext:value-type="float">
            <text:p>49824</text:p>
          </table:table-cell>
          <table:table-cell table:formula="of:=[.E162]*10^9/[.B162]" office:value-type="float" office:value="1170476.99913504" calcext:value-type="float">
            <text:p>1170477</text:p>
          </table:table-cell>
          <table:table-cell table:formula="of:=IF([.G162]&lt;1000;&quot;Pauvre&quot;;IF([.G162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Pérou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5638" calcext:value-type="float">
            <text:p>5638</text:p>
          </table:table-cell>
          <table:table-cell office:value-type="float" office:value="74.28" calcext:value-type="float">
            <text:p>74,28</text:p>
          </table:table-cell>
          <table:table-cell office:value-type="float" office:value="1641" calcext:value-type="float">
            <text:p>1641</text:p>
          </table:table-cell>
          <table:table-cell office:value-type="float" office:value="30973148" calcext:value-type="float">
            <text:p>30973148</text:p>
          </table:table-cell>
          <table:table-cell table:formula="of:=[.E163]*10^9/[.F163]" office:value-type="float" office:value="52981.3759970411" calcext:value-type="float">
            <text:p>52981</text:p>
          </table:table-cell>
          <table:table-cell table:formula="of:=[.E163]*10^9/[.B163]" office:value-type="float" office:value="1276828.17518612" calcext:value-type="float">
            <text:p>1276828</text:p>
          </table:table-cell>
          <table:table-cell table:formula="of:=IF([.G163]&lt;1000;&quot;Pauvre&quot;;IF([.G163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Nouvelle-Zélande</text:p>
          </table:table-cell>
          <table:table-cell office:value-type="float" office:value="270467" calcext:value-type="float">
            <text:p>270467</text:p>
          </table:table-cell>
          <table:table-cell office:value-type="float" office:value="36963" calcext:value-type="float">
            <text:p>36963</text:p>
          </table:table-cell>
          <table:table-cell office:value-type="float" office:value="81.41" calcext:value-type="float">
            <text:p>81,41</text:p>
          </table:table-cell>
          <table:table-cell office:value-type="float" office:value="327" calcext:value-type="float">
            <text:p>327</text:p>
          </table:table-cell>
          <table:table-cell office:value-type="float" office:value="4509700" calcext:value-type="float">
            <text:p>4509700</text:p>
          </table:table-cell>
          <table:table-cell table:formula="of:=[.E164]*10^9/[.F164]" office:value-type="float" office:value="72510.366543229" calcext:value-type="float">
            <text:p>72510</text:p>
          </table:table-cell>
          <table:table-cell table:formula="of:=[.E164]*10^9/[.B164]" office:value-type="float" office:value="1209019.95437521" calcext:value-type="float">
            <text:p>1209020</text:p>
          </table:table-cell>
          <table:table-cell table:formula="of:=IF([.G164]&lt;1000;&quot;Pauvre&quot;;IF([.G164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Norvège</text:p>
          </table:table-cell>
          <table:table-cell office:value-type="float" office:value="323782" calcext:value-type="float">
            <text:p>323782</text:p>
          </table:table-cell>
          <table:table-cell office:value-type="float" office:value="76266" calcext:value-type="float">
            <text:p>76266</text:p>
          </table:table-cell>
          <table:table-cell office:value-type="float" office:value="81.45" calcext:value-type="float">
            <text:p>81,45</text:p>
          </table:table-cell>
          <table:table-cell office:value-type="float" office:value="382" calcext:value-type="float">
            <text:p>382</text:p>
          </table:table-cell>
          <table:table-cell office:value-type="float" office:value="5136475" calcext:value-type="float">
            <text:p>5136475</text:p>
          </table:table-cell>
          <table:table-cell table:formula="of:=[.E165]*10^9/[.F165]" office:value-type="float" office:value="74370.0689675312" calcext:value-type="float">
            <text:p>74370</text:p>
          </table:table-cell>
          <table:table-cell table:formula="of:=[.E165]*10^9/[.B165]" office:value-type="float" office:value="1179806.16587704" calcext:value-type="float">
            <text:p>1179806</text:p>
          </table:table-cell>
          <table:table-cell table:formula="of:=IF([.G165]&lt;1000;&quot;Pauvre&quot;;IF([.G165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Canada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43935" calcext:value-type="float">
            <text:p>43935</text:p>
          </table:table-cell>
          <table:table-cell office:value-type="float" office:value="81.4" calcext:value-type="float">
            <text:p>81,4</text:p>
          </table:table-cell>
          <table:table-cell office:value-type="float" office:value="2850" calcext:value-type="float">
            <text:p>2850</text:p>
          </table:table-cell>
          <table:table-cell office:value-type="float" office:value="35540419" calcext:value-type="float">
            <text:p>35540419</text:p>
          </table:table-cell>
          <table:table-cell table:formula="of:=[.E166]*10^9/[.F166]" office:value-type="float" office:value="80190.3883012747" calcext:value-type="float">
            <text:p>80190</text:p>
          </table:table-cell>
          <table:table-cell table:formula="of:=[.E166]*10^9/[.B166]" office:value-type="float" office:value="285437.575803707" calcext:value-type="float">
            <text:p>285438</text:p>
          </table:table-cell>
          <table:table-cell table:formula="of:=IF([.G166]&lt;1000;&quot;Pauvre&quot;;IF([.G166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Gabon</text:p>
          </table:table-cell>
          <table:table-cell office:value-type="float" office:value="267668" calcext:value-type="float">
            <text:p>267668</text:p>
          </table:table-cell>
          <table:table-cell office:value-type="float" office:value="8581" calcext:value-type="float">
            <text:p>8581</text:p>
          </table:table-cell>
          <table:table-cell office:value-type="float" office:value="63.84" calcext:value-type="float">
            <text:p>63,84</text:p>
          </table:table-cell>
          <table:table-cell office:value-type="float" office:value="164" calcext:value-type="float">
            <text:p>164</text:p>
          </table:table-cell>
          <table:table-cell office:value-type="float" office:value="1687673" calcext:value-type="float">
            <text:p>1687673</text:p>
          </table:table-cell>
          <table:table-cell table:formula="of:=[.E167]*10^9/[.F167]" office:value-type="float" office:value="97175.2229252942" calcext:value-type="float">
            <text:p>97175</text:p>
          </table:table-cell>
          <table:table-cell table:formula="of:=[.E167]*10^9/[.B167]" office:value-type="float" office:value="612699.314075646" calcext:value-type="float">
            <text:p>612699</text:p>
          </table:table-cell>
          <table:table-cell table:formula="of:=IF([.G167]&lt;1000;&quot;Pauvre&quot;;IF([.G167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Bhoutan</text:p>
          </table:table-cell>
          <table:table-cell office:value-type="float" office:value="38394" calcext:value-type="float">
            <text:p>38394</text:p>
          </table:table-cell>
          <table:table-cell office:value-type="float" office:value="2837" calcext:value-type="float">
            <text:p>2837</text:p>
          </table:table-cell>
          <table:table-cell office:value-type="float" office:value="69.1" calcext:value-type="float">
            <text:p>69,1</text:p>
          </table:table-cell>
          <table:table-cell office:value-type="float" office:value="78" calcext:value-type="float">
            <text:p>78</text:p>
          </table:table-cell>
          <table:table-cell office:value-type="float" office:value="765008" calcext:value-type="float">
            <text:p>765008</text:p>
          </table:table-cell>
          <table:table-cell table:formula="of:=[.E168]*10^9/[.F168]" office:value-type="float" office:value="101959.718068308" calcext:value-type="float">
            <text:p>101960</text:p>
          </table:table-cell>
          <table:table-cell table:formula="of:=[.E168]*10^9/[.B168]" office:value-type="float" office:value="2031567.43241131" calcext:value-type="float">
            <text:p>2031567</text:p>
          </table:table-cell>
          <table:table-cell table:formula="of:=IF([.G168]&lt;1000;&quot;Pauvre&quot;;IF([.G168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Papouasie-Nouvelle-Guinée</text:p>
          </table:table-cell>
          <table:table-cell office:value-type="float" office:value="462840" calcext:value-type="float">
            <text:p>462840</text:p>
          </table:table-cell>
          <table:table-cell office:value-type="float" office:value="2332" calcext:value-type="float">
            <text:p>2332</text:p>
          </table:table-cell>
          <table:table-cell office:value-type="float" office:value="62.45" calcext:value-type="float">
            <text:p>62,45</text:p>
          </table:table-cell>
          <table:table-cell office:value-type="float" office:value="801" calcext:value-type="float">
            <text:p>801</text:p>
          </table:table-cell>
          <table:table-cell office:value-type="float" office:value="7463577" calcext:value-type="float">
            <text:p>7463577</text:p>
          </table:table-cell>
          <table:table-cell table:formula="of:=[.E169]*10^9/[.F169]" office:value-type="float" office:value="107321.194649697" calcext:value-type="float">
            <text:p>107321</text:p>
          </table:table-cell>
          <table:table-cell table:formula="of:=[.E169]*10^9/[.B169]" office:value-type="float" office:value="1730619.65257973" calcext:value-type="float">
            <text:p>1730620</text:p>
          </table:table-cell>
          <table:table-cell table:formula="of:=IF([.G169]&lt;1000;&quot;Pauvre&quot;;IF([.G169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Suriname</text:p>
          </table:table-cell>
          <table:table-cell office:value-type="float" office:value="163820" calcext:value-type="float">
            <text:p>163820</text:p>
          </table:table-cell>
          <table:table-cell office:value-type="float" office:value="9052" calcext:value-type="float">
            <text:p>9052</text:p>
          </table:table-cell>
          <table:table-cell office:value-type="float" office:value="70.99" calcext:value-type="float">
            <text:p>70,99</text:p>
          </table:table-cell>
          <table:table-cell office:value-type="float" office:value="99" calcext:value-type="float">
            <text:p>99</text:p>
          </table:table-cell>
          <table:table-cell office:value-type="float" office:value="538248" calcext:value-type="float">
            <text:p>538248</text:p>
          </table:table-cell>
          <table:table-cell table:formula="of:=[.E170]*10^9/[.F170]" office:value-type="float" office:value="183930.08427342" calcext:value-type="float">
            <text:p>183930</text:p>
          </table:table-cell>
          <table:table-cell table:formula="of:=[.E170]*10^9/[.B170]" office:value-type="float" office:value="604321.816628006" calcext:value-type="float">
            <text:p>604322</text:p>
          </table:table-cell>
          <table:table-cell table:formula="of:=IF([.G170]&lt;1000;&quot;Pauvre&quot;;IF([.G170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Guyana</text:p>
          </table:table-cell>
          <table:table-cell office:value-type="float" office:value="214969" calcext:value-type="float">
            <text:p>214969</text:p>
          </table:table-cell>
          <table:table-cell office:value-type="float" office:value="3993" calcext:value-type="float">
            <text:p>3993</text:p>
          </table:table-cell>
          <table:table-cell office:value-type="float" office:value="66.31" calcext:value-type="float">
            <text:p>66,31</text:p>
          </table:table-cell>
          <table:table-cell office:value-type="float" office:value="241" calcext:value-type="float">
            <text:p>241</text:p>
          </table:table-cell>
          <table:table-cell office:value-type="float" office:value="763893" calcext:value-type="float">
            <text:p>763893</text:p>
          </table:table-cell>
          <table:table-cell table:formula="of:=[.E171]*10^9/[.F171]" office:value-type="float" office:value="315489.211185336" calcext:value-type="float">
            <text:p>315489</text:p>
          </table:table-cell>
          <table:table-cell table:formula="of:=[.E171]*10^9/[.B171]" office:value-type="float" office:value="1121091.87836386" calcext:value-type="float">
            <text:p>1121092</text:p>
          </table:table-cell>
          <table:table-cell table:formula="of:=IF([.G171]&lt;1000;&quot;Pauvre&quot;;IF([.G171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 office:value-type="string" calcext:value-type="string">
            <text:p> Islande</text:p>
          </table:table-cell>
          <table:table-cell office:value-type="float" office:value="103000" calcext:value-type="float">
            <text:p>103000</text:p>
          </table:table-cell>
          <table:table-cell office:value-type="float" office:value="51068" calcext:value-type="float">
            <text:p>51068</text:p>
          </table:table-cell>
          <table:table-cell office:value-type="float" office:value="83.12" calcext:value-type="float">
            <text:p>83,12</text:p>
          </table:table-cell>
          <table:table-cell office:value-type="float" office:value="170" calcext:value-type="float">
            <text:p>170</text:p>
          </table:table-cell>
          <table:table-cell office:value-type="float" office:value="327589" calcext:value-type="float">
            <text:p>327589</text:p>
          </table:table-cell>
          <table:table-cell table:formula="of:=[.E172]*10^9/[.F172]" office:value-type="float" office:value="518942.943749638" calcext:value-type="float">
            <text:p>518943</text:p>
          </table:table-cell>
          <table:table-cell table:formula="of:=[.E172]*10^9/[.B172]" office:value-type="float" office:value="1650485.4368932" calcext:value-type="float">
            <text:p>1650485</text:p>
          </table:table-cell>
          <table:table-cell table:formula="of:=IF([.G172]&lt;1000;&quot;Pauvre&quot;;IF([.G172]&lt;8000;&quot;Moyen&quot;;&quot;Riche&quot;))" office:value-type="string" office:string-value="Riche" calcext:value-type="string">
            <text:p>Riche</text:p>
          </table:table-cell>
        </table:table-row>
        <table:table-row table:style-name="ro2">
          <table:table-cell/>
          <table:table-cell office:value-type="string" calcext:value-type="string">
            <text:p>‘ </text:p>
          </table:table-cell>
          <table:table-cell table:number-columns-repeated="2"/>
          <table:table-cell table:formula="of:=SUM([.E2:.E172])" office:value-type="float" office:value="42846.48" calcext:value-type="float">
            <text:p>42846,4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ource : <text:a xlink:href="https://fr.actualitix.com/" xlink:type="simple">https://fr.actualitix.com/</text:a></text:p>
          </table:table-cell>
          <table:table-cell table:number-columns-repeated="2"/>
          <table:table-cell office:value-type="string" calcext:value-type="string">
            <text:p>neuf pays</text:p>
          </table:table-cell>
          <table:table-cell table:formula="of:=SUM([.E164:.E172])" office:value-type="float" office:value="5112" calcext:value-type="float">
            <text:p>5112</text:p>
          </table:table-cell>
          <table:table-cell table:number-columns-repeated="2"/>
          <table:table-cell office:value-type="string" calcext:value-type="string">
            <text:p>pauvre</text:p>
          </table:table-cell>
          <table:table-cell table:formula="of:=COUNTIF([.I$2:.I$172];&quot;Pauvre&quot;)"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ourcentage</text:p>
          </table:table-cell>
          <table:table-cell table:formula="of:=[.E175]/[.E173]" office:value-type="float" office:value="0.119309684249441" calcext:value-type="float">
            <text:p>0,1193096842</text:p>
          </table:table-cell>
          <table:table-cell table:number-columns-repeated="2"/>
          <table:table-cell office:value-type="string" calcext:value-type="string">
            <text:p>moyen</text:p>
          </table:table-cell>
          <table:table-cell table:formula="of:=COUNTIF([.I$2:.I$172];&quot;Moyen&quot;)" office:value-type="float" office:value="72" calcext:value-type="float">
            <text:p>7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riche</text:p>
          </table:table-cell>
          <table:table-cell table:formula="of:=COUNTIF([.I$2:.I$172];&quot;Riche&quot;)" office:value-type="float" office:value="54" calcext:value-type="float">
            <text:p>54</text:p>
          </table:table-cell>
        </table:table-row>
        <table:table-row table:style-name="ro2">
          <table:table-cell table:number-columns-repeated="8"/>
          <table:table-cell table:formula="of:=SUM([.I175:.I177])" office:value-type="float" office:value="171" calcext:value-type="float">
            <text:p>17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7"/>
          <table:table-cell table:formula="of:=SUMIF([.I$2:.I$172];&quot;Pauvre&quot;;[.G$2:.G$172])" office:value-type="float" office:value="17451.9099181989" calcext:value-type="float">
            <text:p>17452</text:p>
          </table:table-cell>
          <table:table-cell/>
        </table:table-row>
        <table:table-row table:style-name="ro2">
          <table:table-cell table:number-columns-repeated="7"/>
          <table:table-cell table:formula="of:=SUMIF([.I$2:.I$172];&quot;Moyen&quot;;[.G$2:.G$172])" office:value-type="float" office:value="212416.767891185" calcext:value-type="float">
            <text:p>212417</text:p>
          </table:table-cell>
          <table:table-cell/>
        </table:table-row>
        <table:table-row table:style-name="ro2">
          <table:table-cell table:number-columns-repeated="7"/>
          <table:table-cell table:formula="of:=SUMIF([.I$2:.I$172];&quot;Riche&quot;;[.G$2:.G$172])" office:value-type="float" office:value="2570213.38692387" calcext:value-type="float">
            <text:p>2570213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8"/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8"/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8"/>
          <table:table-cell table:formula="of:=COUNTIF([.I185:.I188];&quot;&gt;=10&quot;)" office:value-type="float" office:value="2" calcext:value-type="float">
            <text:p>2</text:p>
          </table:table-cell>
        </table:table-row>
        <table:table-row table:style-name="ro2" table:number-rows-repeated="104838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Donnees.A2:Donnees.B17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onnees_2.A1:Donnees_2.I172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</number:number-style>
    <number:number-style style:name="N109">
      <number:text>Rs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</number:number-style>
    <number:number-style style:name="N110">
      <style:text-properties fo:color="#ff0000"/>
      <number:text>Rs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</number:number-style>
    <number:number-style style:name="N112">
      <number:text>Rs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</number:number-style>
    <number:number-style style:name="N113">
      <style:text-properties fo:color="#ff0000"/>
      <number:text>Rs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7P0" style:volatile="true">
      <number:currency-symbol number:language="fr" number:country="CH"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fr" number:country="CH"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currency-style style:name="N14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4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4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3P0"/>
    </number:currency-style>
    <number:currency-style style:name="N144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4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4P0"/>
    </number:currency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5P0"/>
    </number:currency-style>
    <number:currency-style style:name="N14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7P0"/>
    </number:currency-style>
    <number:number-style style:name="N149P0" style:volatile="true">
      <number:number number:decimal-places="0" number:min-integer-digits="1" number:grouping="true"/>
      <number:text>   </number:text>
    </number:number-style>
    <number:number-style style:name="N149">
      <number:text>-</number:text>
      <number:number number: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">
      <number:text>-</number:text>
      <number:number number: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 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 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F</number:text>
    </number:number-style>
    <number:number-style style:name="N177">
      <number:text>-</number:text>
      <number:number number:decimal-places="0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0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8P0"/>
    </number:number-style>
    <number:number-style style:name="N180P0" style:volatile="true">
      <number:number number:decimal-places="2" number:min-integer-digits="1" number:grouping="true"/>
      <number:text> F</number:text>
    </number:number-style>
    <number:number-style style:name="N180">
      <number:text>-</number:text>
      <number:number number:decimal-places="2" number:min-integer-digits="1" number:grouping="true"/>
      <number:text> F</number:text>
      <style:map style:condition="value()&gt;=0" style:apply-style-name="N180P0"/>
    </number:number-style>
    <number:number-style style:name="N181P0" style:volatile="true">
      <number:number number:decimal-places="2" number:min-integer-digits="1" number:grouping="true"/>
      <number:text> F</number:text>
    </number:number-style>
    <number:number-style style:name="N18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81P0"/>
    </number:number-style>
    <number:number-style style:name="N185P0" style:volatile="true">
      <number:number number: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integer-digits="1" number:grouping="true"/>
      <number:text> F </number:text>
    </number:number-style>
    <number:number-style style:name="N185P2" style:volatile="true">
      <number:text> - F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integer-digits="1" number:grouping="true"/>
      <number:text> F </number:text>
    </number:number-style>
    <number:number-style style:name="N189P2" style:volatile="true">
      <number:text> -</number:text>
      <number:number number:decimal-places="0" number:min-integer-digits="0"/>
      <number:text>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SFr. </number:text>
      <number:number number:decimal-places="0" number:min-integer-digits="1" number:grouping="true"/>
    </number:number-style>
    <number:number-style style:name="N191">
      <number:text>SFr. -</number:text>
      <number:number number:decimal-places="0" number:min-integer-digits="1" number:grouping="true"/>
      <style:map style:condition="value()&gt;=0" style:apply-style-name="N191P0"/>
    </number:number-style>
    <number:number-style style:name="N192P0" style:volatile="true">
      <number:text>SFr. </number:text>
      <number:number number:decimal-places="0" number:min-integer-digits="1" number:grouping="true"/>
    </number:number-style>
    <number:number-style style:name="N192">
      <style:text-properties fo:color="#ff0000"/>
      <number:text>SFr. -</number:text>
      <number:number number:decimal-places="0" number:min-integer-digits="1" number:grouping="true"/>
      <style:map style:condition="value()&gt;=0" style:apply-style-name="N192P0"/>
    </number:number-style>
    <number:number-style style:name="N194P0" style:volatile="true">
      <number:text>SFr. </number:text>
      <number:number number:decimal-places="2" number:min-integer-digits="1" number:grouping="true"/>
    </number:number-style>
    <number:number-style style:name="N194">
      <number:text>SFr. -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text>SFr. </number:text>
      <number:number number:decimal-places="2" number:min-integer-digits="1" number:grouping="true"/>
    </number:number-style>
    <number:number-style style:name="N195">
      <style:text-properties fo:color="#ff0000"/>
      <number:text>SFr. -</number:text>
      <number:number number:decimal-places="2" number:min-integer-digits="1" number:grouping="true"/>
      <style:map style:condition="value()&gt;=0" style:apply-style-name="N195P0"/>
    </number:number-style>
    <number:number-style style:name="N199P0" style:volatile="true">
      <number:text> SFr. </number:text>
      <number:number number:decimal-places="0" number:min-integer-digits="1" number:grouping="true" number:display-factor="1000"/>
    </number:number-style>
    <number:number-style style:name="N199P1" style:volatile="true">
      <number:text> SFr. -</number:text>
      <number:number number:decimal-places="0" number:min-integer-digits="1" number:grouping="true" number:display-factor="1000"/>
    </number:number-style>
    <number:number-style style:name="N199P2" style:volatile="true">
      <number:text> SFr.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 number:display-factor="1000"/>
    </number:number-style>
    <number:number-style style:name="N203P1" style:volatile="true">
      <number:text> -</number:text>
      <number:number number:decimal-places="0" number:min-integer-digits="1" number:grouping="true" number:display-factor="1000"/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SFr. </number:text>
      <number:number number:decimal-places="2" number:min-integer-digits="1" number:grouping="true" number:display-factor="1000"/>
    </number:number-style>
    <number:number-style style:name="N207P1" style:volatile="true">
      <number:text> SFr. -</number:text>
      <number:number number:decimal-places="2" number:min-integer-digits="1" number:grouping="true" number:display-factor="1000"/>
    </number:number-style>
    <number:number-style style:name="N207P2" style:volatile="true">
      <number:text> SFr. -</number:text>
      <number:number number:decimal-places="0" number:min-integer-digits="0" number:display-factor="1000"/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 number:display-factor="1000"/>
    </number:number-style>
    <number:number-style style:name="N211P1" style:volatile="true">
      <number:text> -</number:text>
      <number:number number:decimal-places="2" number:min-integer-digits="1" number:grouping="true" number:display-factor="1000"/>
    </number:number-style>
    <number:number-style style:name="N211P2" style:volatile="true">
      <number:text> -</number:text>
      <number:number number:decimal-places="0" number:min-integer-digits="0" number:display-factor="1000"/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Vrai</number:text>
    </number:number-style>
    <number:number-style style:name="N213P1" style:volatile="true">
      <number:text>Vrai</number:text>
    </number:number-style>
    <number:number-style style:name="N213">
      <number:text>Faux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Actif</number:text>
    </number:number-style>
    <number:number-style style:name="N215P1" style:volatile="true">
      <number:text>Actif</number:text>
    </number:number-style>
    <number:number-style style:name="N215">
      <number:text>Inactif</number:text>
      <style:map style:condition="value()&gt;0" style:apply-style-name="N215P0"/>
      <style:map style:condition="value()&lt;0" style:apply-style-name="N215P1"/>
    </number:number-style>
    <number:date-style style:name="N216">
      <number:month number:textual="true"/>
      <number:text>-</number:text>
      <number:year number:style="long"/>
    </number:date-style>
    <number:date-style style:name="N217">
      <number:day/>
      <number:text>-</number:text>
      <number:month number:textual="true"/>
    </number:date-style>
    <number:number-style style:name="N218">
      <number:number number:decimal-places="1" number:min-integer-digits="1"/>
    </number:number-style>
    <number:number-style style:name="N219">
      <number:number number:decimal-places="0" number:min-integer-digits="0"/>
    </number:number-style>
    <number:number-style style:name="N221P0" style:volatile="true">
      <number:text>€</number:text>
      <number:number number:decimal-places="0" number:min-integer-digits="1" number:grouping="true" number:display-factor="1000"/>
    </number:number-style>
    <number:number-style style:name="N221">
      <number:text>(€</number:text>
      <number:number number: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€</number:text>
      <number:number number:decimal-places="0" number:min-integer-digits="1" number:grouping="true" number:display-factor="1000"/>
    </number:number-style>
    <number:number-style style:name="N22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4P0" style:volatile="true">
      <number:text>€</number:text>
      <number:number number:decimal-places="2" number:min-integer-digits="1" number:grouping="true" number:display-factor="1000"/>
    </number:number-style>
    <number:number-style style:name="N224">
      <number:text>(€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€</number:text>
      <number:number number:decimal-places="2" number:min-integer-digits="1" number:grouping="true" number:display-factor="1000"/>
    </number:number-style>
    <number:number-style style:name="N22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9P0" style:volatile="true">
      <number:text> €</number:text>
      <number:number number:decimal-places="0" number:min-integer-digits="1" number:grouping="true" number:display-factor="1000"/>
    </number:number-style>
    <number:number-style style:name="N229P1" style:volatile="true">
      <number:text> €(</number:text>
      <number:number number:decimal-places="0" number:min-integer-digits="1" number:grouping="true"/>
      <number:text>)</number:text>
    </number:number-style>
    <number:number-style style:name="N229P2" style:volatile="true">
      <number:text> €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0" number:min-integer-digits="1" number:grouping="true" number:display-factor="1000"/>
    </number:number-style>
    <number:number-style style:name="N231P1" style:volatile="true">
      <number:text> (</number:text>
      <number:number number:decimal-places="0" number:min-integer-digits="1" number:grouping="true"/>
      <number:text>)</number:text>
    </number:number-style>
    <number:number-style style:name="N231P2" style:volatile="true">
      <number:text> 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€</number:text>
      <number:number number:decimal-places="2" number:min-integer-digits="1" number:grouping="true" number:display-factor="1000"/>
    </number:number-style>
    <number:number-style style:name="N235P1" style:volatile="true">
      <number:text> €(</number:text>
      <number:number number:decimal-places="2" number:min-integer-digits="1" number:grouping="true"/>
      <number:text>)</number:text>
    </number:number-style>
    <number:number-style style:name="N235P2" style:volatile="true">
      <number:text> €-</number:text>
      <number:number number:decimal-places="0" number:min-integer-digits="0" number:display-factor="1000"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2" number:min-integer-digits="1" number:grouping="true" number:display-factor="1000"/>
    </number:number-style>
    <number:number-style style:name="N237P1" style:volatile="true">
      <number:text> (</number:text>
      <number:number number:decimal-places="2" number:min-integer-digits="1" number:grouping="true"/>
      <number:text>)</number:text>
    </number:number-style>
    <number:number-style style:name="N237P2" style:volatile="true">
      <number:text> -</number:text>
      <number:number number:decimal-places="0" number:min-integer-digits="0" number:display-factor="1000"/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date-style style:name="N238">
      <number:day-of-week/>
      <number:text> </number:text>
      <number:day/>
      <number:text> </number:text>
      <number:month number:textual="true"/>
    </number:date-style>
    <number:number-style style:name="N239">
      <number:scientific-number number:decimal-places="1" number:min-integer-digits="3" number:min-exponent-digits="1"/>
    </number:number-style>
    <number:date-style style:name="N240">
      <number:day/>
      <number:text>.</number:text>
      <number:month/>
    </number:date-style>
    <number:number-style style:name="N241">
      <number:number number:decimal-places="1" number:min-integer-digits="0"/>
    </number:number-style>
    <number:number-style style:name="N243P0" style:volatile="true">
      <number:text>€</number:text>
      <number:number number:decimal-places="0" number:min-integer-digits="1" number:grouping="true"/>
      <number:text> </number:text>
    </number:number-style>
    <number:number-style style:name="N243">
      <number:text>(€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€</number:text>
      <number:number number:decimal-places="0" number:min-integer-digits="1" number:grouping="true"/>
      <number:text> </number:text>
    </number:number-style>
    <number:number-style style:name="N24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text>€</number:text>
      <number:number number:decimal-places="2" number:min-integer-digits="1" number:grouping="true"/>
      <number:text> </number:text>
    </number:number-style>
    <number:number-style style:name="N246">
      <number:text>(€</number:text>
      <number:number number:decimal-places="2" number:min-integer-digits="1" number:grouping="true"/>
      <number:text>)</number:text>
      <style:map style:condition="value()&gt;=0" style:apply-style-name="N246P0"/>
    </number:number-style>
    <number:number-style style:name="N247P0" style:volatile="true">
      <number:text>€</number:text>
      <number:number number:decimal-places="2" number:min-integer-digits="1" number:grouping="true"/>
      <number:text> </number:text>
    </number:number-style>
    <number:number-style style:name="N24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47P0"/>
    </number:number-style>
    <number:number-style style:name="N249P0" style:volatile="true">
      <number:text> €</number:text>
      <number:number number:decimal-places="0" number:min-integer-digits="1" number:grouping="true"/>
      <number:text> </number:text>
    </number:number-style>
    <number:number-style style:name="N249P1" style:volatile="true">
      <number:text> €(</number:text>
      <number:number number:decimal-places="0" number:min-integer-digits="1" number:grouping="true"/>
      <number:text>)</number:text>
    </number:number-style>
    <number:number-style style:name="N249P2" style:volatile="true">
      <number:text> €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number number:decimal-places="0" number:min-integer-digits="1" number:grouping="true"/>
      <number:text> </number:text>
    </number:number-style>
    <number:number-style style:name="N251P1" style:volatile="true">
      <number:text> (</number:text>
      <number:number number:decimal-places="0" number:min-integer-digits="1" number:grouping="true"/>
      <number:text>)</number:text>
    </number:number-style>
    <number:number-style style:name="N251P2" style:volatile="true">
      <number:text> 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4P0" style:volatile="true">
      <number:text> €</number:text>
      <number:number number:decimal-places="2" number:min-integer-digits="1" number:grouping="true"/>
      <number:text> </number:text>
    </number:number-style>
    <number:number-style style:name="N254P1" style:volatile="true">
      <number:text> €(</number:text>
      <number:number number:decimal-places="2" number:min-integer-digits="1" number:grouping="true"/>
      <number:text>)</number:text>
    </number:number-style>
    <number:number-style style:name="N254P2" style:volatile="true">
      <number:text> €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7P0" style:volatile="true">
      <number:number number:decimal-places="2" number:min-integer-digits="1" number:grouping="true"/>
      <number:text> </number:text>
    </number:number-style>
    <number:number-style style:name="N257P1" style:volatile="true">
      <number:text> (</number:text>
      <number:number number:decimal-places="2" number:min-integer-digits="1" number:grouping="true"/>
      <number:text>)</number:text>
    </number:number-style>
    <number:number-style style:name="N257P2" style:volatile="true">
      <number:text> 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currency-style style:name="N2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59P0"/>
    </number:currency-style>
    <number:date-style style:name="N260">
      <number:day number:style="long"/>
      <number:text>.</number:text>
      <number:month number:style="long"/>
    </number:date-style>
    <number:number-style style:name="N261">
      <number:number number:decimal-places="0" number:min-integer-digits="2"/>
    </number:number-style>
    <number:number-style style:name="N262">
      <number:number number:decimal-places="2" number:min-integer-digits="1" number:decimal-replacement="" number:grouping="true"/>
    </number:number-style>
    <number:number-style style:name="N263">
      <number:number number:decimal-places="0" number:min-integer-digits="0" number:grouping="true"/>
    </number:number-style>
    <number:number-style style:name="N264">
      <number:number number:decimal-places="1" number:min-integer-digits="1" number:grouping="true"/>
    </number:number-style>
    <number:date-style style:name="N265">
      <number:month number:textual="true"/>
      <number:text>.</number:text>
      <number:year/>
    </number:date-style>
    <number:date-style style:name="N266">
      <number:day-of-week/>
      <number:text> </number:text>
      <number:day number:style="long"/>
      <number:text> </number:text>
      <number:month number:textual="true"/>
    </number:date-style>
    <number:number-style style:name="N268P0" style:volatile="true">
      <number:number number:decimal-places="0" number:min-integer-digits="1" number:grouping="true"/>
      <number:text> fr.</number:text>
    </number:number-style>
    <number:number-style style:name="N268">
      <number:text>-</number:text>
      <number:number number:decimal-places="0" number:min-integer-digits="1" number:grouping="true"/>
      <number:text> fr.</number:text>
      <style:map style:condition="value()&gt;=0" style:apply-style-name="N268P0"/>
    </number:number-style>
    <number:number-style style:name="N269P0" style:volatile="true">
      <number:number number:decimal-places="0" number:min-integer-digits="1" number:grouping="true"/>
      <number:text> fr.</number:text>
    </number:number-style>
    <number:number-style style:name="N269">
      <style:text-properties fo:color="#ff0000"/>
      <number:text>-</number:text>
      <number:number number:decimal-places="0" number:min-integer-digits="1" number:grouping="true"/>
      <number:text> fr.</number:text>
      <style:map style:condition="value()&gt;=0" style:apply-style-name="N269P0"/>
    </number:number-style>
    <number:number-style style:name="N271P0" style:volatile="true">
      <number:number number:decimal-places="2" number:min-integer-digits="1" number:grouping="true"/>
      <number:text> fr.</number:text>
    </number:number-style>
    <number:number-style style:name="N271">
      <number:text>-</number:text>
      <number:number number:decimal-places="2" number:min-integer-digits="1" number:grouping="true"/>
      <number:text> fr.</number:text>
      <style:map style:condition="value()&gt;=0" style:apply-style-name="N271P0"/>
    </number:number-style>
    <number:number-style style:name="N272P0" style:volatile="true">
      <number:number number:decimal-places="2" number:min-integer-digits="1" number:grouping="true"/>
      <number:text> fr.</number:text>
    </number:number-style>
    <number:number-style style:name="N272">
      <style:text-properties fo:color="#ff0000"/>
      <number:text>-</number:text>
      <number:number number:decimal-places="2" number:min-integer-digits="1" number:grouping="true"/>
      <number:text> fr.</number:text>
      <style:map style:condition="value()&gt;=0" style:apply-style-name="N272P0"/>
    </number:number-style>
    <number:number-style style:name="N275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275P1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275P2" style:volatile="true">
      <loext:fill-character> </loext:fill-character>
      <number:text>-    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8P0" style:volatile="true">
      <loext:fill-character> </loext:fill-character>
      <number:number number:decimal-places="0" number:min-integer-digits="1" number:grouping="true"/>
      <number:text> fr. </number:text>
    </number:number-style>
    <number:number-style style:name="N278P1" style:volatile="true">
      <loext:fill-character> </loext:fill-character>
      <number:number number:decimal-places="0" number:min-integer-digits="1" number:grouping="true"/>
      <number:text> fr. </number:text>
    </number:number-style>
    <number:number-style style:name="N278P2" style:volatile="true">
      <loext:fill-character> </loext:fill-character>
      <number:text>- fr.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281P1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281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4P0" style:volatile="true">
      <loext:fill-character> </loext:fill-character>
      <number:number number:decimal-places="2" number:min-integer-digits="1" number:grouping="true"/>
      <number:text> fr. </number:text>
    </number:number-style>
    <number:number-style style:name="N284P1" style:volatile="true">
      <loext:fill-character> </loext:fill-character>
      <number:number number:decimal-places="2" number:min-integer-digits="1" number:grouping="true"/>
      <number:text> fr. </number:text>
    </number:number-style>
    <number:number-style style:name="N284P2" style:volatile="true">
      <loext:fill-character> </loext:fill-character>
      <number:text>-</number:text>
      <number:number number:decimal-places="0" number:min-integer-digits="0"/>
      <number:text> fr.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currency-style style:name="N286P0" style:volatile="true">
      <number:currency-symbol>$</number:currency-symbol>
      <number:number number:decimal-places="2" number:min-integer-digits="1" number:grouping="true"/>
    </number:currency-style>
    <number:currency-style style:name="N28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86P0"/>
    </number:currency-style>
    <number:currency-style style:name="N28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88P0"/>
    </number:currency-style>
    <number:number-style style:name="N290P0" style:volatile="true">
      <number:number number:decimal-places="0" number:min-integer-digits="1" number:grouping="true"/>
      <number:text>€</number:text>
    </number:number-style>
    <number:number-style style:name="N290">
      <number:text>-</number:text>
      <number:number number:decimal-places="0" number:min-integer-digits="1" number:grouping="true"/>
      <number:text>€</number:text>
      <style:map style:condition="value()&gt;=0" style:apply-style-name="N290P0"/>
    </number:number-style>
    <number:number-style style:name="N291P0" style:volatile="true">
      <number:number number:decimal-places="0" number:min-integer-digits="1" number:grouping="true"/>
      <number:text>€</number:text>
    </number:number-style>
    <number:number-style style:name="N291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91P0"/>
    </number:number-style>
    <number:number-style style:name="N293P0" style:volatile="true">
      <number:number number:decimal-places="2" number:min-integer-digits="1" number:grouping="true"/>
      <number:text>€</number:text>
    </number:number-style>
    <number:number-style style:name="N293">
      <number:text>-</number:text>
      <number:number number:decimal-places="2" number:min-integer-digits="1" number:grouping="true"/>
      <number:text>€</number:text>
      <style:map style:condition="value()&gt;=0" style:apply-style-name="N293P0"/>
    </number:number-style>
    <number:number-style style:name="N294P0" style:volatile="true">
      <number:number number:decimal-places="2" number:min-integer-digits="1" number:grouping="true"/>
      <number:text>€</number:text>
    </number:number-style>
    <number:number-style style:name="N294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94P0"/>
    </number:number-style>
    <number:number-style style:name="N297P0" style:volatile="true">
      <number:number number:decimal-places="0" number:min-integer-digits="1" number:grouping="true"/>
      <number:text>   </number:text>
    </number:number-style>
    <number:number-style style:name="N297P1" style:volatile="true">
      <number:text>-</number:text>
      <number:number number:decimal-places="0" number:min-integer-digits="1" number:grouping="true"/>
      <number:text>   </number:text>
    </number:number-style>
    <number:number-style style:name="N297P2" style:volatile="true">
      <number:text> -  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number number:decimal-places="0" number:min-integer-digits="1" number:grouping="true"/>
      <number:text>€ </number:text>
    </number:number-style>
    <number:number-style style:name="N301P1" style:volatile="true">
      <number:text>-</number:text>
      <number:number number:decimal-places="0" number:min-integer-digits="1" number:grouping="true"/>
      <number:text>€ </number:text>
    </number:number-style>
    <number:number-style style:name="N301P2" style:volatile="true">
      <number:text> -€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4P0" style:volatile="true">
      <number:number number:decimal-places="2" number:min-integer-digits="1" number:grouping="true"/>
      <number:text>   </number:text>
    </number:number-style>
    <number:number-style style:name="N304P1" style:volatile="true">
      <number:text>-</number:text>
      <number:number number:decimal-places="2" number:min-integer-digits="1" number:grouping="true"/>
      <number:text>   </number:text>
    </number:number-style>
    <number:number-style style:name="N304P2" style:volatile="true">
      <number:text> -</number:text>
      <number:number number:decimal-places="0" number:min-integer-digits="0"/>
      <number:text>  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8P0" style:volatile="true">
      <number:number number:decimal-places="2" number:min-integer-digits="1" number:grouping="true"/>
      <number:text>€ </number:text>
    </number:number-style>
    <number:number-style style:name="N308P1" style:volatile="true">
      <number:text>-</number:text>
      <number:number number:decimal-places="2" number:min-integer-digits="1" number:grouping="true"/>
      <number:text>€ </number:text>
    </number:number-style>
    <number:number-style style:name="N308P2" style:volatile="true">
      <number:text> -</number:text>
      <number:number number:decimal-places="0" number:min-integer-digits="0"/>
      <number:text>€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312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312P2" style:volatile="true">
      <number:text> </number:text>
      <loext:fill-character> </loext:fill-character>
      <number:text>-    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6P0" style:volatile="true">
      <number:text> </number:text>
      <loext:fill-character> </loext:fill-character>
      <number:number number:decimal-places="0" number:min-integer-digits="1" number:grouping="true"/>
      <number:text> fr. </number:text>
    </number:number-style>
    <number:number-style style:name="N316P1" style:volatile="true">
      <number:text>-</number:text>
      <loext:fill-character> </loext:fill-character>
      <number:number number:decimal-places="0" number:min-integer-digits="1" number:grouping="true"/>
      <number:text> fr. </number:text>
    </number:number-style>
    <number:number-style style:name="N316P2" style:volatile="true">
      <number:text> </number:text>
      <loext:fill-character> </loext:fill-character>
      <number:text>- fr.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20P0" style:volatile="tru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320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320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loext:fill-character> </loext:fill-character>
      <number:number number:decimal-places="2" number:min-integer-digits="1" number:grouping="true"/>
      <number:text> fr. </number:text>
    </number:number-style>
    <number:number-style style:name="N324P1" style:volatile="true">
      <number:text>-</number:text>
      <loext:fill-character> </loext:fill-character>
      <number:number number:decimal-places="2" number:min-integer-digits="1" number:grouping="true"/>
      <number:text> fr. </number:text>
    </number:number-style>
    <number:number-style style:name="N324P2" style:volatile="true">
      <number:text> </number:text>
      <loext:fill-character> </loext:fill-character>
      <number:text>-</number:text>
      <number:number number:decimal-places="0" number:min-integer-digits="0"/>
      <number:text> fr.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currency-style style:name="N3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25P0"/>
    </number:currency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0" number:min-integer-digits="1" number:grouping="true"/>
    </number:number-style>
    <number:number-style style:name="N10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fr" number:country="CH">
      <number:text>SFr. </number:text>
      <number:number number:decimal-places="2" number:min-integer-digits="1" number:grouping="true"/>
    </number:number-style>
    <number:number-style style:name="N10115" number:language="fr" number:country="CH">
      <number:text>SFr. 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text>SFr. </number:text>
      <number:number number:decimal-places="2" number:min-integer-digits="1" number:grouping="true"/>
    </number:number-style>
    <number:number-style style:name="N10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6P0"/>
    </number:number-style>
    <number:currency-style style:name="N10117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118P0" style:volatile="true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118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118P0"/>
    </number:currency-style>
    <number:date-style style:name="N2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7" number:language="fr" number:country="FR">
      <number:day number:style="long"/>
      <number:text>-</number:text>
      <number:month number:textual="true"/>
    </number:date-style>
    <number:date-style style:name="N20108" number:language="fr" number:country="FR">
      <number:month number:textual="true"/>
      <number:text>-</number:text>
      <number:year/>
    </number:date-style>
    <number:time-style style:name="N20109" number:language="fr" number:country="FR">
      <number:hours/>
      <number:text>:</number:text>
      <number:minutes number:style="long"/>
      <number:text> </number:text>
      <number:am-pm/>
    </number:time-style>
    <number:time-style style:name="N2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fr" number:country="FR">
      <number:number number: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fr" number:country="FR">
      <number:number number:decimal-places="2" number:min-integer-digits="1" number:grouping="true"/>
      <number:text>   </number:text>
    </number:number-style>
    <number:number-style style:name="N2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2" number:min-integer-digits="1" number:grouping="true"/>
      <number:text>   </number:text>
    </number:number-style>
    <number:number-style style:name="N2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fr" number:country="FR">
      <number:number number:decimal-places="0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0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fr" number:country="FR">
      <number:number number:decimal-places="2" number:min-integer-digits="1" number:grouping="true"/>
      <number:text> €</number:text>
    </number:number-style>
    <number:number-style style:name="N2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fr" number:country="FR">
      <number:number number:decimal-places="2" number:min-integer-digits="1" number:grouping="true"/>
      <number:text> €</number:text>
    </number:number-style>
    <number:number-style style:name="N2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2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20126P2" style:volatile="true" number:language="fr" number:country="FR">
      <loext:fill-character> </loext:fill-character>
      <number:text>-    </number:text>
    </number:number-style>
    <number:text-style style:name="N20126" number:language="fr" number:country="FR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2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20129P2" style:volatile="true" number:language="fr" number:country="FR">
      <loext:fill-character> </loext:fill-character>
      <number:text>- € </number:text>
    </number:number-style>
    <number:text-style style:name="N20129" number:language="fr" number:country="FR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2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2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20132" number:language="fr" number:country="FR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2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2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20135" number:language="fr" number:country="FR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00:55:49.673311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pays_20_et_20_territoires_20_p" style:display-name="PageStyle_Liste des pays et territoires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ste des pays et territoires par superficie</dc:title>
    <meta:initial-creator>www.downloadexcelfiles.com</meta:initial-creator>
    <meta:creation-date>2014-02-15T05:25:34</meta:creation-date>
    <dc:date>2018-07-12T00:56:07.111786670</dc:date>
    <meta:editing-duration>PT4H28M37S</meta:editing-duration>
    <meta:editing-cycles>22</meta:editing-cycles>
    <meta:generator>LibreOffice/4.3.3.2$Linux_X86_64 LibreOffice_project/430m0$Build-2</meta:generator>
    <dc:creator>BN </dc:creator>
    <meta:document-statistic meta:table-count="2" meta:cell-count="25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8.999cm" xlink:href=".." xlink:type="simple" chart:class="chart:circle" chart:style-name="ch1">
        <chart:legend chart:legend-position="end" svg:x="15.055cm" svg:y="3.702cm" style:legend-expansion="high" chart:style-name="ch2"/>
        <chart:plot-area chart:style-name="ch3" table:cell-range-address="Donnees_2.H180:Donnees_2.H182" svg:x="3.132cm" svg:y="0.36cm" svg:width="8.635cm" svg:height="8.636cm">
          <chartooo:coordinate-region svg:x="3.132cm" svg:y="0.36cm" svg:width="8.635cm" svg:height="8.6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nnees_2.H180:Donnees_2.H18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51.9099181989">
                <text:p>17451.9099181989</text:p>
                <draw:g>
                  <svg:desc>Donnees_2.H180:Donnees_2.H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416.767891185">
                <text:p>212416.767891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0213.38692387">
                <text:p>2570213.38692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